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5e5e5" draw:opacity="75%"/>
    </style:style>
    <style:style style:name="gr2" style:family="graphic" style:parent-style-name="standard">
      <style:graphic-properties draw:stroke="solid" svg:stroke-width="0.015cm" svg:stroke-color="#000000" draw:stroke-linejoin="miter" svg:stroke-linecap="butt" draw:fill="none" fo:padding-top="0.007cm" fo:padding-bottom="0.007cm" fo:padding-left="0.007cm" fo:padding-right="0.007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ffffff"/>
    </style:style>
    <style:style style:name="gr5" style:family="graphic" style:parent-style-name="standard">
      <style:graphic-properties draw:stroke="solid" svg:stroke-width="0.047cm" svg:stroke-color="#5e5e5e" draw:stroke-linejoin="miter" svg:stroke-linecap="butt" draw:fill="none" fo:padding-top="0.023cm" fo:padding-bottom="0.023cm" fo:padding-left="0.023cm" fo:padding-right="0.023cm"/>
    </style:style>
    <style:style style:name="gr6" style:family="graphic" style:parent-style-name="standard">
      <style:graphic-properties draw:stroke="none" draw:fill="solid" draw:fill-color="#333333"/>
    </style:style>
    <style:style style:name="gr7" style:family="graphic" style:parent-style-name="standard">
      <style:graphic-properties draw:stroke="solid" svg:stroke-width="0.031cm" svg:stroke-color="#000000" draw:stroke-linejoin="miter" svg:stroke-linecap="butt" draw:fill="none" fo:padding-top="0.015cm" fo:padding-bottom="0.015cm" fo:padding-left="0.015cm" fo:padding-right="0.015cm"/>
    </style:style>
    <style:style style:name="gr8" style:family="graphic" style:parent-style-name="standard">
      <style:graphic-properties draw:stroke="solid" svg:stroke-width="0.031cm" svg:stroke-color="#000000" draw:stroke-linejoin="miter" svg:stroke-linecap="butt" draw:fill="solid" draw:fill-color="#000000" fo:padding-top="0.015cm" fo:padding-bottom="0.015cm" fo:padding-left="0.015cm" fo:padding-right="0.015cm"/>
    </style:style>
    <style:style style:name="gr9" style:family="graphic" style:parent-style-name="standard">
      <style:graphic-properties draw:stroke="none" draw:fill="solid" draw:fill-color="#b2b2b2"/>
    </style:style>
    <style:style style:name="gr10" style:family="graphic" style:parent-style-name="standard">
      <style:graphic-properties draw:stroke="solid" svg:stroke-width="0.047cm" svg:stroke-color="#000000" draw:stroke-linejoin="miter" svg:stroke-linecap="butt" draw:fill="none" fo:padding-top="0.023cm" fo:padding-bottom="0.023cm" fo:padding-left="0.023cm" fo:padding-right="0.023cm"/>
    </style:style>
    <style:style style:name="gr11" style:family="graphic" style:parent-style-name="standard">
      <style:graphic-properties draw:stroke="none" draw:fill="solid" draw:fill-color="#e5e5e5"/>
    </style:style>
    <style:style style:name="gr12" style:family="graphic" style:parent-style-name="standard">
      <style:graphic-properties draw:stroke="solid" svg:stroke-width="0.047cm" svg:stroke-color="#000000" svg:stroke-opacity="0%" draw:stroke-linejoin="miter" svg:stroke-linecap="butt" draw:fill="none" fo:padding-top="0.023cm" fo:padding-bottom="0.023cm" fo:padding-left="0.023cm" fo:padding-right="0.023cm"/>
    </style:style>
    <style:style style:name="gr13" style:family="graphic" style:parent-style-name="standard">
      <style:graphic-properties draw:stroke="solid" svg:stroke-width="0.031cm" svg:stroke-color="#000000" svg:stroke-opacity="0%" draw:stroke-linejoin="miter" svg:stroke-linecap="butt" draw:fill="none" fo:padding-top="0.015cm" fo:padding-bottom="0.015cm" fo:padding-left="0.015cm" fo:padding-right="0.015cm"/>
    </style:style>
    <style:style style:name="gr14"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P1" style:family="paragraph">
      <loext:graphic-properties draw:fill="solid" draw:fill-color="#e5e5e5" draw:opacity="75%"/>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solid" draw:fill-color="#ffffff"/>
    </style:style>
    <style:style style:name="P5" style:family="paragraph">
      <loext:graphic-properties draw:fill="solid" draw:fill-color="#333333"/>
    </style:style>
    <style:style style:name="P6" style:family="paragraph">
      <loext:graphic-properties draw:fill="solid" draw:fill-color="#b2b2b2"/>
    </style:style>
    <style:style style:name="P7" style:family="paragraph">
      <loext:graphic-properties draw:fill="solid" draw:fill-color="#e5e5e5"/>
    </style:style>
    <style:style style:name="P8" style:family="paragraph">
      <style:paragraph-properties fo:text-align="start" style:writing-mode="lr-tb"/>
    </style:style>
    <style:style style:name="P9" style:family="paragraph">
      <loext:graphic-properties draw:fill="none"/>
      <style:text-properties fo:font-size="12pt" style:font-size-asian="12pt" style:font-size-complex="12pt"/>
    </style:style>
    <style:style style:name="T1" style:family="text">
      <style:text-properties fo:color="#000000" style:font-name="Helvetica1" fo:font-size="12pt" style:font-size-asian="12pt" style:font-name-complex="Helvetica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635cm" svg:height="0.635cm" svg:x="1.697cm" svg:y="2.19cm" svg:viewBox="0 0 636 636" svg:d="M0 636v-508c0-70 57-128 127-128h509v636z">
          <text:p/>
        </draw:path>
        <draw:path draw:style-name="gr2" draw:text-style-name="P2" draw:layer="layout" svg:width="0.635cm" svg:height="0.635cm" svg:x="1.697cm" svg:y="2.19cm" svg:viewBox="0 0 636 636" svg:d="M0 297v-169l10-49 27-40 40-29 50-10h169M465 0h171v213M636 424v212h-213M211 636h-211v-169">
          <text:p/>
        </draw:path>
        <draw:polygon draw:style-name="gr1" draw:text-style-name="P1" draw:layer="layout" svg:width="0.635cm" svg:height="0.635cm" svg:x="1.697cm" svg:y="2.825cm" svg:viewBox="0 0 636 636" draw:points="0,0 636,0 636,636 0,636">
          <text:p/>
        </draw:polygon>
        <draw:path draw:style-name="gr2" draw:text-style-name="P2" draw:layer="layout" svg:width="0.635cm" svg:height="0.635cm" svg:x="1.697cm" svg:y="2.825cm" svg:viewBox="0 0 636 636" svg:d="M423 0h213v213M636 424v212h-213M211 636h-211v-212M0 213v-213h211">
          <text:p/>
        </draw:path>
        <draw:polygon draw:style-name="gr1" draw:text-style-name="P1" draw:layer="layout" svg:width="0.635cm" svg:height="0.635cm" svg:x="1.697cm" svg:y="3.46cm" svg:viewBox="0 0 636 636" draw:points="0,0 636,0 636,636 0,636">
          <text:p/>
        </draw:polygon>
        <draw:path draw:style-name="gr2" draw:text-style-name="P2" draw:layer="layout" svg:width="0.635cm" svg:height="0.635cm" svg:x="1.697cm" svg:y="3.46cm" svg:viewBox="0 0 636 636" svg:d="M423 0h213v213M636 424v212h-213M211 636h-211v-212M0 213v-213h211">
          <text:p/>
        </draw:path>
        <draw:polygon draw:style-name="gr1" draw:text-style-name="P1" draw:layer="layout" svg:width="0.635cm" svg:height="0.635cm" svg:x="1.697cm" svg:y="4.095cm" svg:viewBox="0 0 636 636" draw:points="0,0 636,0 636,636 0,636">
          <text:p/>
        </draw:polygon>
        <draw:path draw:style-name="gr2" draw:text-style-name="P2" draw:layer="layout" svg:width="0.635cm" svg:height="0.635cm" svg:x="1.697cm" svg:y="4.095cm" svg:viewBox="0 0 636 636" svg:d="M423 0h213v212M636 424v212h-213M211 636h-211v-212M0 212v-212h211">
          <text:p/>
        </draw:path>
        <draw:polygon draw:style-name="gr1" draw:text-style-name="P1" draw:layer="layout" svg:width="0.635cm" svg:height="0.635cm" svg:x="1.697cm" svg:y="4.73cm" svg:viewBox="0 0 636 636" draw:points="0,0 636,0 636,636 0,636">
          <text:p/>
        </draw:polygon>
        <draw:path draw:style-name="gr2" draw:text-style-name="P2" draw:layer="layout" svg:width="0.635cm" svg:height="0.635cm" svg:x="1.697cm" svg:y="4.73cm" svg:viewBox="0 0 636 636" svg:d="M423 0h213v212M636 424v212h-213M211 636h-211v-212M0 212v-212h211">
          <text:p/>
        </draw:path>
        <draw:polygon draw:style-name="gr1" draw:text-style-name="P1" draw:layer="layout" svg:width="0.635cm" svg:height="0.635cm" svg:x="1.697cm" svg:y="5.365cm" svg:viewBox="0 0 636 636" draw:points="0,0 636,0 636,636 0,636">
          <text:p/>
        </draw:polygon>
        <draw:path draw:style-name="gr2" draw:text-style-name="P2" draw:layer="layout" svg:width="0.635cm" svg:height="0.635cm" svg:x="1.697cm" svg:y="5.365cm" svg:viewBox="0 0 636 636" svg:d="M423 0h213v212M636 424v212h-213M211 636h-211v-212M0 212v-212h211">
          <text:p/>
        </draw:path>
        <draw:polygon draw:style-name="gr1" draw:text-style-name="P1" draw:layer="layout" svg:width="0.635cm" svg:height="0.635cm" svg:x="1.697cm" svg:y="6cm" svg:viewBox="0 0 636 636" draw:points="0,0 636,0 636,636 0,636">
          <text:p/>
        </draw:polygon>
        <draw:path draw:style-name="gr2" draw:text-style-name="P2" draw:layer="layout" svg:width="0.635cm" svg:height="0.635cm" svg:x="1.697cm" svg:y="6cm" svg:viewBox="0 0 636 636" svg:d="M423 0h213v212M636 424v212h-213M211 636h-211v-212M0 212v-212h211">
          <text:p/>
        </draw:path>
        <draw:polygon draw:style-name="gr1" draw:text-style-name="P1" draw:layer="layout" svg:width="0.635cm" svg:height="0.635cm" svg:x="1.697cm" svg:y="6.635cm" svg:viewBox="0 0 636 636" draw:points="0,0 636,0 636,636 0,636">
          <text:p/>
        </draw:polygon>
        <draw:path draw:style-name="gr2" draw:text-style-name="P2" draw:layer="layout" svg:width="0.635cm" svg:height="0.635cm" svg:x="1.697cm" svg:y="6.635cm" svg:viewBox="0 0 636 636" svg:d="M423 0h213v212M636 424v212h-213M211 636h-211v-212M0 212v-212h211">
          <text:p/>
        </draw:path>
        <draw:path draw:style-name="gr1" draw:text-style-name="P1" draw:layer="layout" svg:width="0.635cm" svg:height="1.091cm" svg:x="1.697cm" svg:y="7.27cm" svg:viewBox="0 0 636 1092" svg:d="M636 1092h-509c-70 0-127-57-127-127v-965h636z">
          <text:p/>
        </draw:path>
        <draw:path draw:style-name="gr2" draw:text-style-name="P2" draw:layer="layout" svg:width="0.635cm" svg:height="1.091cm" svg:x="1.697cm" svg:y="7.27cm" svg:viewBox="0 0 636 1092" svg:d="M296 1092h-169l-50-11-40-27-27-40-10-49v-163M0 642v-321M0 161v-161h211M423 0h213v181M636 364v363M636 909v183h-171">
          <text:p/>
        </draw:path>
        <draw:path draw:style-name="gr2" draw:text-style-name="P2" draw:layer="layout" svg:width="13.22cm" svg:height="0.635cm" svg:x="2.332cm" svg:y="2.19cm" svg:viewBox="0 0 13221 636" svg:d="M323 0h323M808 0h322M1292 0h324M1778 0h322M2262 0h324M2748 0h322M3232 0h324M3717 0h323M4202 0h325M4687 0h324M5173 0h323M5657 0h324M6143 0h323M6627 0h324M7113 0h323M7597 0h324M8083 0h323M8567 0h324M9052 0h323M9537 0h324M10022 0h323M10507 0h323M10992 0h323M11477 0h323M11962 0h323M12447 0h323M12932 0h162l49 10 40 29 27 40 11 49v169M13221 467v169h-159M12905 636h-314M12434 636h-314M11961 636h-315M11489 636h-314M11018 636h-316M10545 636h-315M10073 636h-316M9600 636h-314M9129 636h-315M8656 636h-315M8184 636h-314M7713 636h-316M7240 636h-315M6768 636h-316M6295 636h-314M5823 636h-314M5350 636h-314M4879 636h-314M4407 636h-316M3933 636h-314M3462 636h-316M2989 636h-315M2517 636h-314M2044 636h-314M1573 636h-315M1101 636h-315M629 636h-315M157 636h-157v-212M0 213v-213h161">
          <text:p/>
        </draw:path>
        <draw:path draw:style-name="gr2" draw:text-style-name="P2" draw:layer="layout" svg:width="13.22cm" svg:height="0.635cm" svg:x="2.332cm" svg:y="2.825cm" svg:viewBox="0 0 13221 636" svg:d="M314 0h315M786 0h315M1258 0h315M1730 0h314M2203 0h314M2674 0h315M3146 0h316M3619 0h314M4091 0h316M4565 0h314M5036 0h314M5509 0h314M5981 0h314M6452 0h316M6925 0h315M7397 0h316M7870 0h314M8341 0h315M8814 0h315M9286 0h314M9757 0h316M10230 0h315M10702 0h316M11175 0h314M11646 0h315M12120 0h314M12591 0h314M13062 0h159v213M13221 424v212h-159M12905 636h-314M12434 636h-314M11961 636h-315M11489 636h-314M11018 636h-316M10545 636h-315M10073 636h-316M9600 636h-314M9129 636h-315M8656 636h-315M8184 636h-314M7713 636h-316M7240 636h-315M6768 636h-316M6295 636h-314M5823 636h-314M5350 636h-314M4879 636h-314M4407 636h-316M3933 636h-314M3462 636h-316M2989 636h-315M2517 636h-314M2044 636h-314M1573 636h-315M1101 636h-315M629 636h-315M157 636h-157v-212M0 213v-213h157">
          <text:p/>
        </draw:path>
        <draw:path draw:style-name="gr2" draw:text-style-name="P2" draw:layer="layout" svg:width="13.22cm" svg:height="0.635cm" svg:x="2.332cm" svg:y="3.46cm" svg:viewBox="0 0 13221 636" svg:d="M314 0h315M786 0h315M1258 0h315M1730 0h314M2203 0h314M2674 0h315M3146 0h316M3619 0h314M4091 0h316M4565 0h314M5036 0h314M5509 0h314M5981 0h314M6452 0h316M6925 0h315M7397 0h316M7870 0h314M8341 0h315M8814 0h315M9286 0h314M9757 0h316M10230 0h315M10702 0h316M11175 0h314M11646 0h315M12120 0h314M12591 0h314M13062 0h159v213M13221 424v212h-159M12905 636h-314M12434 636h-314M11961 636h-315M11489 636h-314M11018 636h-316M10545 636h-315M10073 636h-316M9600 636h-314M9129 636h-315M8656 636h-315M8184 636h-314M7713 636h-316M7240 636h-315M6768 636h-316M6295 636h-314M5823 636h-314M5350 636h-314M4879 636h-314M4407 636h-316M3933 636h-314M3462 636h-316M2989 636h-315M2517 636h-314M2044 636h-314M1573 636h-315M1101 636h-315M629 636h-315M157 636h-157v-212M0 213v-213h157">
          <text:p/>
        </draw:path>
        <draw:path draw:style-name="gr2" draw:text-style-name="P2" draw:layer="layout" svg:width="13.22cm" svg:height="0.635cm" svg:x="2.332cm" svg:y="4.095cm" svg:viewBox="0 0 13221 636" svg:d="M314 0h315M786 0h315M1258 0h315M1730 0h314M2203 0h314M2674 0h315M3146 0h316M3619 0h314M4091 0h316M4565 0h314M5036 0h314M5509 0h314M5981 0h314M6452 0h316M6925 0h315M7397 0h316M7870 0h314M8341 0h315M8814 0h315M9286 0h314M9757 0h316M10230 0h315M10702 0h316M11175 0h314M11646 0h315M12120 0h314M12591 0h314M13062 0h159v212M13221 424v212h-159M12905 636h-314M12434 636h-314M11961 636h-315M11489 636h-314M11018 636h-316M10545 636h-315M10073 636h-316M9600 636h-314M9129 636h-315M8656 636h-315M8184 636h-314M7713 636h-316M7240 636h-315M6768 636h-316M6295 636h-314M5823 636h-314M5350 636h-314M4879 636h-314M4407 636h-316M3933 636h-314M3462 636h-316M2989 636h-315M2517 636h-314M2044 636h-314M1573 636h-315M1101 636h-315M629 636h-315M157 636h-157v-212M0 212v-212h157">
          <text:p/>
        </draw:path>
        <draw:path draw:style-name="gr2" draw:text-style-name="P2" draw:layer="layout" svg:width="13.22cm" svg:height="0.635cm" svg:x="2.332cm" svg:y="4.73cm" svg:viewBox="0 0 13221 636" svg:d="M314 0h315M786 0h315M1258 0h315M1730 0h314M2203 0h314M2674 0h315M3146 0h316M3619 0h314M4091 0h316M4565 0h314M5036 0h314M5509 0h314M5981 0h314M6452 0h316M6925 0h315M7397 0h316M7870 0h314M8341 0h315M8814 0h315M9286 0h314M9757 0h316M10230 0h315M10702 0h316M11175 0h314M11646 0h315M12120 0h314M12591 0h314M13062 0h159v212M13221 424v212h-159M12905 636h-314M12434 636h-314M11961 636h-315M11489 636h-314M11018 636h-316M10545 636h-315M10073 636h-316M9600 636h-314M9129 636h-315M8656 636h-315M8184 636h-314M7713 636h-316M7240 636h-315M6768 636h-316M6295 636h-314M5823 636h-314M5350 636h-314M4879 636h-314M4407 636h-316M3933 636h-314M3462 636h-316M2989 636h-315M2517 636h-314M2044 636h-314M1573 636h-315M1101 636h-315M629 636h-315M157 636h-157v-212M0 212v-212h157">
          <text:p/>
        </draw:path>
        <draw:path draw:style-name="gr2" draw:text-style-name="P2" draw:layer="layout" svg:width="13.22cm" svg:height="0.635cm" svg:x="2.332cm" svg:y="5.365cm" svg:viewBox="0 0 13221 636" svg:d="M314 0h315M786 0h315M1258 0h315M1730 0h314M2203 0h314M2674 0h315M3146 0h316M3619 0h314M4091 0h316M4565 0h314M5036 0h314M5509 0h314M5981 0h314M6452 0h316M6925 0h315M7397 0h316M7870 0h314M8341 0h315M8814 0h315M9286 0h314M9757 0h316M10230 0h315M10702 0h316M11175 0h314M11646 0h315M12120 0h314M12591 0h314M13062 0h159v212M13221 424v212h-159M12905 636h-314M12434 636h-314M11961 636h-315M11489 636h-314M11018 636h-316M10545 636h-315M10073 636h-316M9600 636h-314M9129 636h-315M8656 636h-315M8184 636h-314M7713 636h-316M7240 636h-315M6768 636h-316M6295 636h-314M5823 636h-314M5350 636h-314M4879 636h-314M4407 636h-316M3933 636h-314M3462 636h-316M2989 636h-315M2517 636h-314M2044 636h-314M1573 636h-315M1101 636h-315M629 636h-315M157 636h-157v-212M0 212v-212h157">
          <text:p/>
        </draw:path>
        <draw:path draw:style-name="gr2" draw:text-style-name="P2" draw:layer="layout" svg:width="13.22cm" svg:height="0.635cm" svg:x="2.332cm" svg:y="6cm" svg:viewBox="0 0 13221 636" svg:d="M314 0h315M786 0h315M1258 0h315M1730 0h314M2203 0h314M2674 0h315M3146 0h316M3619 0h314M4091 0h316M4565 0h314M5036 0h314M5509 0h314M5981 0h314M6452 0h316M6925 0h315M7397 0h316M7870 0h314M8341 0h315M8814 0h315M9286 0h314M9757 0h316M10230 0h315M10702 0h316M11175 0h314M11646 0h315M12120 0h314M12591 0h314M13062 0h159v212M13221 424v212h-159M12905 636h-314M12434 636h-314M11961 636h-315M11489 636h-314M11018 636h-316M10545 636h-315M10073 636h-316M9600 636h-314M9129 636h-315M8656 636h-315M8184 636h-314M7713 636h-316M7240 636h-315M6768 636h-316M6295 636h-314M5823 636h-314M5350 636h-314M4879 636h-314M4407 636h-316M3933 636h-314M3462 636h-316M2989 636h-315M2517 636h-314M2044 636h-314M1573 636h-315M1101 636h-315M629 636h-315M157 636h-157v-212M0 212v-212h157">
          <text:p/>
        </draw:path>
        <draw:path draw:style-name="gr2" draw:text-style-name="P2" draw:layer="layout" svg:width="13.22cm" svg:height="0.635cm" svg:x="2.332cm" svg:y="6.635cm" svg:viewBox="0 0 13221 636" svg:d="M314 0h315M786 0h315M1258 0h315M1730 0h314M2203 0h314M2674 0h315M3146 0h316M3619 0h314M4091 0h316M4565 0h314M5036 0h314M5509 0h314M5981 0h314M6452 0h316M6925 0h315M7397 0h316M7870 0h314M8341 0h315M8814 0h315M9286 0h314M9757 0h316M10230 0h315M10702 0h316M11175 0h314M11646 0h315M12120 0h314M12591 0h314M13062 0h159v212M13221 424v212h-159M12905 636h-314M12434 636h-314M11961 636h-315M11489 636h-314M11018 636h-316M10545 636h-315M10073 636h-316M9600 636h-314M9129 636h-315M8656 636h-315M8184 636h-314M7713 636h-316M7240 636h-315M6768 636h-316M6295 636h-314M5823 636h-314M5350 636h-314M4879 636h-314M4407 636h-316M3933 636h-314M3462 636h-316M2989 636h-315M2517 636h-314M2044 636h-314M1573 636h-315M1101 636h-315M629 636h-315M157 636h-157v-212M0 212v-212h157">
          <text:p/>
        </draw:path>
        <draw:path draw:style-name="gr2" draw:text-style-name="P2" draw:layer="layout" svg:width="13.22cm" svg:height="1.091cm" svg:x="2.332cm" svg:y="7.27cm" svg:viewBox="0 0 13221 1092" svg:d="M13221 321v321M13221 802v163l-11 49-27 40-40 27-49 11h-162M12770 1092h-323M12285 1092h-323M11800 1092h-323M11315 1092h-323M10830 1092h-323M10345 1092h-323M9861 1092h-324M9375 1092h-323M8891 1092h-324M8406 1092h-323M7921 1092h-324M7436 1092h-323M6951 1092h-324M6466 1092h-323M5981 1092h-324M5496 1092h-323M5011 1092h-324M4527 1092h-325M4040 1092h-323M3556 1092h-324M3070 1092h-322M2586 1092h-324M2100 1092h-322M1616 1092h-324M1130 1092h-322M646 1092h-323M161 1092h-161v-183M0 727v-363M0 181v-181h157M314 0h315M786 0h315M1258 0h315M1730 0h314M2203 0h314M2674 0h315M3146 0h316M3619 0h314M4091 0h316M4565 0h314M5036 0h314M5509 0h314M5981 0h314M6452 0h316M6925 0h315M7397 0h316M7870 0h314M8341 0h315M8814 0h315M9286 0h314M9757 0h316M10230 0h315M10702 0h316M11175 0h314M11646 0h315M12120 0h314M12591 0h314M13062 0h159v161">
          <text:p/>
        </draw:path>
        <draw:path draw:style-name="gr3" draw:text-style-name="P3" draw:layer="layout" svg:width="0.178cm" svg:height="0.286cm" svg:x="1.925cm" svg:y="2.311cm" svg:viewBox="0 0 179 287" svg:d="M89 0c70 0 90 61 90 142 0 80-16 145-91 145-68 0-88-65-88-145 0-79 20-142 89-142zM88 271c54-7 54-69 54-129 0-59 0-119-54-125-53 4-51 67-51 125 0 59-2 123 51 129z">
          <text:p/>
        </draw:path>
        <draw:polygon draw:style-name="gr3" draw:text-style-name="P3" draw:layer="layout" svg:width="0.148cm" svg:height="0.279cm" svg:x="1.946cm" svg:y="2.948cm" svg:viewBox="0 0 149 280" draw:points="92,264 149,270 149,275 149,280 0,280 0,275 0,270 57,264 57,150 57,37 0,57 0,51 0,45 82,0 92,0 92,131">
          <text:p/>
        </draw:polygon>
        <draw:path draw:style-name="gr3" draw:text-style-name="P3" draw:layer="layout" svg:width="0.169cm" svg:height="0.28cm" svg:x="1.927cm" svg:y="3.582cm" svg:viewBox="0 0 170 281" svg:d="M9 9c79-25 186 2 152 95-24 68-87 100-133 146h142v15 16h-170v-15-15l70-65c31-29 56-55 56-114 0-56-56-67-96-43l-7 34h-14v-27z">
          <text:p/>
        </draw:path>
        <draw:path draw:style-name="gr3" draw:text-style-name="P3" draw:layer="layout" svg:width="0.175cm" svg:height="0.284cm" svg:x="1.928cm" svg:y="4.218cm" svg:viewBox="0 0 176 285" svg:d="M103 135c46 3 72 24 73 70 2 84-98 89-174 71l-2-59h14c3 34 19 50 60 50 46 0 65-22 65-64 2-52-40-59-89-60v-8-8c44 0 76-9 76-57 0-55-56-66-96-42l-8 34h-14v-27-27c60-16 160-16 155 60-2 40-23 61-60 67z">
          <text:p/>
        </draw:path>
        <draw:path draw:style-name="gr3" draw:text-style-name="P3" draw:layer="layout" svg:width="0.197cm" svg:height="0.278cm" svg:x="1.916cm" svg:y="4.854cm" svg:viewBox="0 0 198 279" svg:d="M160 218v31 30h-36v-30-31h-124v-13-14l136-191h24v95 94h38v15 14zM124 189l-1-140-99 140z">
          <text:p/>
        </draw:path>
        <draw:path draw:style-name="gr3" draw:text-style-name="P3" draw:layer="layout" svg:width="0.17cm" svg:height="0.283cm" svg:x="1.933cm" svg:y="5.49cm" svg:viewBox="0 0 171 284" svg:d="M134 198c4-61-52-74-104-60h-21v-68-70h141v17 16h-121v44 44c71-12 142-3 142 75 0 86-93 101-169 78l-2-59h14c1 33 17 50 56 50 46 0 60-23 64-67z">
          <text:p/>
        </draw:path>
        <draw:path draw:style-name="gr3" draw:text-style-name="P3" draw:layer="layout" svg:width="0.181cm" svg:height="0.284cm" svg:x="1.926cm" svg:y="6.122cm" svg:viewBox="0 0 182 285" svg:d="M39 132c53-33 143-21 143 63 0 58-31 90-86 90-74 0-94-63-96-141-4-104 61-168 165-136v23 24h-15c3-51-77-46-93-10-9 24-18 51-18 87zM39 145c2 59 2 124 57 124 39 0 44-31 47-71 6-70-57-72-104-53z">
          <text:p/>
        </draw:path>
        <draw:polygon draw:style-name="gr3" draw:text-style-name="P3" draw:layer="layout" svg:width="0.172cm" svg:height="0.277cm" svg:x="1.936cm" svg:y="6.76cm" svg:viewBox="0 0 173 278" draw:points="13,67 0,67 0,34 0,0 173,0 173,8 173,16 50,278 22,278 144,33 20,33">
          <text:p/>
        </draw:polygon>
        <draw:path draw:style-name="gr3" draw:text-style-name="P3" draw:layer="layout" svg:width="0.178cm" svg:height="0.285cm" svg:x="1.925cm" svg:y="7.622cm" svg:viewBox="0 0 179 286" svg:d="M89 0c50 0 82 22 82 71 0 33-16 52-41 63 29 9 49 32 49 71 0 57-33 81-91 81-57 0-88-24-88-81-2-39 21-60 48-71-23-11-40-30-40-63 0-49 30-71 81-71zM88 270c41 0 55-24 55-65 0-37-13-62-55-62-40 0-52 23-52 62-1 41 13 65 52 65zM88 124c33 0 45-19 45-53s-11-55-45-55c-33-1-43 21-43 55s10 53 43 53z">
          <text:p/>
        </draw:path>
        <draw:path draw:style-name="gr4" draw:text-style-name="P4" draw:layer="layout" svg:width="2.506cm" svg:height="1.191cm" svg:x="2.743cm" svg:y="2.222cm" svg:viewBox="0 0 2507 1192" svg:d="M0 95c0-52 43-95 95-95h2317c53 0 95 43 95 95v1001c0 53-42 96-95 96h-2317c-52 0-95-43-95-96z">
          <text:p/>
        </draw:path>
        <draw:path draw:style-name="gr5" draw:text-style-name="P2" draw:layer="layout" svg:width="2.506cm" svg:height="1.191cm" svg:x="2.743cm" svg:y="2.222cm" svg:viewBox="0 0 2507 1192" svg:d="M0 95c0-52 43-95 95-95h2317c53 0 95 43 95 95v1001c0 53-42 96-95 96h-2317c-52 0-95-43-95-96z">
          <text:p/>
        </draw:path>
        <draw:path draw:style-name="gr3" draw:text-style-name="P3" draw:layer="layout" svg:width="0.221cm" svg:height="0.277cm" svg:x="3.575cm" svg:y="2.474cm" svg:viewBox="0 0 222 278" svg:d="M119 11l-42 5v122 122c39-1 86 3 119-4l13-58h13l-4 80h-218v-5-5l36-6v-124-122l-36-5v-6-5h119v5z">
          <text:p/>
        </draw:path>
        <draw:path draw:style-name="gr3" draw:text-style-name="P3" draw:layer="layout" svg:width="0.179cm" svg:height="0.205cm" svg:x="3.837cm" svg:y="2.551cm" svg:viewBox="0 0 180 206" svg:d="M89 0c61 0 91 38 91 103 0 63-30 103-92 103-60 0-88-41-88-103 0-64 28-103 89-103zM88 188c46 0 54-41 54-85 0-46-8-86-54-86-46 1-52 40-52 86 0 45 7 84 52 85z">
          <text:p/>
        </draw:path>
        <draw:path draw:style-name="gr3" draw:text-style-name="P3" draw:layer="layout" svg:width="0.169cm" svg:height="0.202cm" svg:x="4.046cm" svg:y="2.552cm" svg:viewBox="0 0 170 203" svg:d="M24 7c49-11 121-16 121 46v66 67c9 4 28-2 24 14h-53l-4-20c-27 35-123 35-111-35-2-59 53-59 109-60 5-42-5-82-50-66-7 3-14 5-19 7-4 8 0 27-17 24v-21zM35 144c0 49 50 40 75 27v-36-35c-41 2-75-1-75 44z">
          <text:p/>
        </draw:path>
        <draw:path draw:style-name="gr3" draw:text-style-name="P3" draw:layer="layout" svg:width="0.192cm" svg:height="0.298cm" svg:x="4.234cm" svg:y="2.457cm" svg:viewBox="0 0 193 299" svg:d="M0 200c0-84 54-119 135-100l-1-86-33-4v-5-5h67v141 140c10 4 28-2 25 14h-55l-3-14c-56 41-135 13-135-81zM92 113c-45 1-53 39-54 87 0 45 10 77 54 77 16 0 32-3 42-8v-76-77c-12-1-28-3-42-3z">
          <text:p/>
        </draw:path>
        <draw:path draw:style-name="gr4" draw:text-style-name="P4" draw:layer="layout" svg:width="2.026cm" svg:height="1.191cm" svg:x="7.937cm" svg:y="2.857cm" svg:viewBox="0 0 2027 1192" svg:d="M0 95c0-52 43-95 95-95h1836c53 0 96 43 96 95v1001c0 53-43 96-96 96h-1836c-52 0-95-43-95-96z">
          <text:p/>
        </draw:path>
        <draw:path draw:style-name="gr5" draw:text-style-name="P2" draw:layer="layout" svg:width="2.026cm" svg:height="1.191cm" svg:x="7.937cm" svg:y="2.857cm" svg:viewBox="0 0 2027 1192" svg:d="M0 95c0-52 43-95 95-95h1836c53 0 96 43 96 95v1001c0 53-43 96-96 96h-1836c-52 0-95-43-95-96z">
          <text:p/>
        </draw:path>
        <draw:path draw:style-name="gr3" draw:text-style-name="P3" draw:layer="layout" svg:width="0.221cm" svg:height="0.277cm" svg:x="8.531cm" svg:y="3.109cm" svg:viewBox="0 0 222 278" svg:d="M118 11l-42 5v123 121c39-1 86 3 119-4l14-58h13l-4 80h-218v-5-5l36-6v-123-123l-36-5v-6-5h118v5z">
          <text:p/>
        </draw:path>
        <draw:path draw:style-name="gr3" draw:text-style-name="P3" draw:layer="layout" svg:width="0.179cm" svg:height="0.205cm" svg:x="8.793cm" svg:y="3.186cm" svg:viewBox="0 0 180 206" svg:d="M90 0c61 0 90 38 90 103 0 63-29 103-91 103-60 0-89-41-89-103 0-64 29-103 90-103zM89 189c46 0 54-42 54-86 0-46-8-86-54-86-46 1-52 40-52 86 0 45 7 85 52 86z">
          <text:p/>
        </draw:path>
        <draw:path draw:style-name="gr3" draw:text-style-name="P3" draw:layer="layout" svg:width="0.168cm" svg:height="0.202cm" svg:x="9.002cm" svg:y="3.187cm" svg:viewBox="0 0 169 203" svg:d="M24 7c48-11 120-16 120 46v66 67c9 4 29-2 25 14h-54l-4-20c-27 35-121 35-110-34-2-60 53-60 109-61 4-42-6-82-50-66-7 3-14 5-19 7-4 8 0 27-17 24v-21zM36 145c0 48 48 39 74 26v-35-36c-40 2-74-1-74 45z">
          <text:p/>
        </draw:path>
        <draw:path draw:style-name="gr3" draw:text-style-name="P3" draw:layer="layout" svg:width="0.193cm" svg:height="0.298cm" svg:x="9.19cm" svg:y="3.092cm" svg:viewBox="0 0 194 299" svg:d="M0 200c0-84 54-119 135-100l-1-86-34-4v-5-5h68v141 140c10 4 29-2 25 14h-55l-3-14c-56 41-135 13-135-81zM91 113c-44 1-52 39-53 87 0 45 11 77 53 77 16 0 33-3 43-8v-76-77c-11-1-29-3-43-3z">
          <text:p/>
        </draw:path>
        <draw:path draw:style-name="gr4" draw:text-style-name="P4" draw:layer="layout" svg:width="1.037cm" svg:height="0.299cm" svg:x="8.42cm" svg:y="2.333cm" svg:viewBox="0 0 1038 300" svg:d="M3 92c-13-51 19-92 71-92h890c53 0 84 41 72 92l-32 116c-13 50-67 92-119 92h-731c-53 0-107-42-119-92z">
          <text:p/>
        </draw:path>
        <draw:path draw:style-name="gr5" draw:text-style-name="P2" draw:layer="layout" svg:width="1.037cm" svg:height="0.299cm" svg:x="8.42cm" svg:y="2.333cm" svg:viewBox="0 0 1038 300" svg:d="M3 92c-13-51 19-92 71-92h890c53 0 84 41 72 92l-32 116c-13 50-67 92-119 92h-731c-53 0-107-42-119-92z">
          <text:p/>
        </draw:path>
        <draw:polygon draw:style-name="gr6" draw:text-style-name="P5" draw:layer="layout" svg:width="0.197cm" svg:height="0.197cm" svg:x="8.84cm" svg:y="2.512cm" svg:viewBox="0 0 198 198" draw:points="111,109 111,154 111,198 89,198 89,154 89,109 0,109 0,99 0,89 89,89 89,45 89,0 111,0 111,45 111,89 198,89 198,99 198,109">
          <text:p/>
        </draw:polygon>
        <draw:path draw:style-name="gr4" draw:text-style-name="P4" draw:layer="layout" svg:width="0.318cm" svg:height="1.055cm" svg:x="4.071cm" svg:y="1.233cm" svg:viewBox="0 0 319 1056" svg:d="M159 0c49 0 92 41 92 90v794c0 25 20 46 44 46 26 0 30 12 13 30l-78 68c-39 37-103 37-142 0l-76-68c-20-18-15-30 11-30 25 0 44-21 44-46v-794c0-49 41-90 92-90z">
          <text:p/>
        </draw:path>
        <draw:path draw:style-name="gr5" draw:text-style-name="P2" draw:layer="layout" svg:width="0.318cm" svg:height="1.055cm" svg:x="4.071cm" svg:y="1.233cm" svg:viewBox="0 0 319 1056" svg:d="M159 0c49 0 92 41 92 90v794c0 25 20 46 44 46 26 0 30 12 13 30l-78 68c-39 37-103 37-142 0l-76-68c-20-18-15-30 11-30 25 0 44-21 44-46v-794c0-49 41-90 92-90z">
          <text:p/>
        </draw:path>
        <draw:path draw:style-name="gr4" draw:text-style-name="P4" draw:layer="layout" svg:width="0.317cm" svg:height="0.285cm" svg:x="8.794cm" svg:y="2.633cm" svg:viewBox="0 0 318 286" svg:d="M170 0c44 0 80 35 80 81v33c0 25 21 46 45 46 25 0 30 14 12 30l-77 70c-39 35-103 35-142 0l-76-70c-20-16-15-30 11-30 25 0 44-21 44-46v-33c0-46 36-81 79-81z">
          <text:p/>
        </draw:path>
        <draw:path draw:style-name="gr5" draw:text-style-name="P2" draw:layer="layout" svg:width="0.317cm" svg:height="0.285cm" svg:x="8.794cm" svg:y="2.633cm" svg:viewBox="0 0 318 286" svg:d="M170 0c44 0 80 35 80 81v33c0 25 21 46 45 46 25 0 30 14 12 30l-77 70c-39 35-103 35-142 0l-76-70c-20-16-15-30 11-30 25 0 44-21 44-46v-33c0-46 36-81 79-81z">
          <text:p/>
        </draw:path>
        <draw:line draw:style-name="gr7" draw:text-style-name="P2" draw:layer="layout" svg:x1="5.256cm" svg:y1="4.413cm" svg:x2="5.278cm" svg:y2="4.413cm">
          <text:p/>
        </draw:line>
        <draw:polygon draw:style-name="gr3" draw:text-style-name="P3" draw:layer="layout" svg:width="0.043cm" svg:height="0.032cm" svg:x="5.214cm" svg:y="4.397cm" svg:viewBox="0 0 44 33" draw:points="44,33 0,33 27,16 2,0 43,0">
          <text:p/>
        </draw:polygon>
        <draw:polygon draw:style-name="gr8" draw:text-style-name="P3" draw:layer="layout" svg:width="0.229cm" svg:height="0.159cm" svg:x="5.292cm" svg:y="4.333cm" svg:viewBox="0 0 230 160" draw:points="230,81 3,160 0,0">
          <text:p/>
        </draw:polygon>
        <draw:path draw:style-name="gr7" draw:text-style-name="P2" draw:layer="layout" svg:width="4.202cm" svg:height="0.714cm" svg:x="4.378cm" svg:y="0.333cm" svg:viewBox="0 0 4203 715" svg:d="M0 0h4108c52 0 95 49 95 96v619">
          <text:p/>
        </draw:path>
        <draw:polygon draw:style-name="gr3" draw:text-style-name="P3" draw:layer="layout" svg:width="0.017cm" svg:height="0.032cm" svg:x="4.362cm" svg:y="0.317cm" svg:viewBox="0 0 18 33" draw:points="18,33 0,33 0,0 18,0">
          <text:p/>
        </draw:polygon>
        <draw:polygon draw:style-name="gr8" draw:text-style-name="P3" draw:layer="layout" svg:width="0.148cm" svg:height="0.222cm" svg:x="8.505cm" svg:y="1.063cm" svg:viewBox="0 0 149 223" draw:points="75,223 0,0 149,0">
          <text:p/>
        </draw:polygon>
        <draw:line draw:style-name="gr7" draw:text-style-name="P2" draw:layer="layout" svg:x1="4.232cm" svg:y1="0.714cm" svg:x2="4.232cm" svg:y2="0.92cm">
          <text:p/>
        </draw:line>
        <draw:polygon draw:style-name="gr3" draw:text-style-name="P3" draw:layer="layout" svg:width="0.032cm" svg:height="0.016cm" svg:x="4.216cm" svg:y="0.698cm" svg:viewBox="0 0 33 17" draw:points="33,17 0,17 0,0 33,0">
          <text:p/>
        </draw:polygon>
        <draw:polygon draw:style-name="gr8" draw:text-style-name="P3" draw:layer="layout" svg:width="0.148cm" svg:height="0.222cm" svg:x="4.157cm" svg:y="0.936cm" svg:viewBox="0 0 149 223" draw:points="81,223 0,0 149,0">
          <text:p/>
        </draw:polygon>
        <draw:path draw:style-name="gr7" draw:text-style-name="P2" draw:layer="layout" svg:width="0.005cm" svg:height="0.412cm" svg:x="9.302cm" svg:y="0.635cm" svg:viewBox="0 0 6 413" svg:d="M0 0v349c0 0 2 0 3 0 3 0 3 0 3 0v64">
          <text:p/>
        </draw:path>
        <draw:polygon draw:style-name="gr3" draw:text-style-name="P3" draw:layer="layout" svg:width="0.032cm" svg:height="0.016cm" svg:x="9.286cm" svg:y="0.619cm" svg:viewBox="0 0 33 17" draw:points="33,17 0,17 0,0 33,0">
          <text:p/>
        </draw:polygon>
        <draw:polygon draw:style-name="gr8" draw:text-style-name="P3" draw:layer="layout" svg:width="0.148cm" svg:height="0.222cm" svg:x="9.234cm" svg:y="1.063cm" svg:viewBox="0 0 149 223" draw:points="73,223 0,0 149,0">
          <text:p/>
        </draw:polygon>
        <draw:path draw:style-name="gr4" draw:text-style-name="P4" draw:layer="layout" svg:width="2.506cm" svg:height="0.554cm" svg:x="2.743cm" svg:y="3.492cm" svg:viewBox="0 0 2507 555" svg:d="M0 95c0-52 43-95 95-95h2317c53 0 95 43 95 95v365c0 52-42 95-95 95h-2317c-52 0-95-43-95-95z">
          <text:p/>
        </draw:path>
        <draw:path draw:style-name="gr5" draw:text-style-name="P2" draw:layer="layout" svg:width="2.506cm" svg:height="0.554cm" svg:x="2.743cm" svg:y="3.492cm" svg:viewBox="0 0 2507 555" svg:d="M0 95c0-52 43-95 95-95h2317c53 0 95 43 95 95v365c0 52-42 95-95 95h-2317c-52 0-95-43-95-95z">
          <text:p/>
        </draw:path>
        <draw:path draw:style-name="gr3" draw:text-style-name="P3" draw:layer="layout" svg:width="0.155cm" svg:height="0.241cm" svg:x="2.846cm" svg:y="3.621cm" svg:viewBox="0 0 156 242" svg:d="M152 201l4 4c-9 11-27 37-47 37-7 0-14-3-14-14 0-5 0-10 22-96 1-1 3-9 3-16s-3-13-8-13c-13 0-36 31-48 48-12 19-22 37-23 45l-12 43h-29l55-214c0-2 1-3 1-5 0-5-4-8-11-8-4 0-8 2-11 2v-5l56-9-38 148h1c19-20 45-67 76-67 15 0 21 12 21 25 0 8-3 15-5 23l-20 83c0 1 0 1 0 3 0 1 1 5 4 5 8 0 18-13 23-19z">
          <text:p/>
        </draw:path>
        <draw:path draw:style-name="gr3" draw:text-style-name="P3" draw:layer="layout" svg:width="0.161cm" svg:height="0.112cm" svg:x="3.021cm" svg:y="3.802cm" svg:viewBox="0 0 162 113" svg:d="M159 85l3 1c-7 15-20 27-31 27-7 0-11-3-11-12 0-2 1-5 1-10l14-57c2-3 2-4 2-9s-2-10-6-10c-14 0-43 45-46 62l-8 33h-20l19-76c1-1 1-6 1-9 0-5-1-10-4-10-15 0-42 45-46 62l-8 33h-19l23-95c0-4-1-7-9-7-2 0-5 1-7 1v-3l40-6-11 41h2c22-35 38-41 47-41 10 0 15 9 15 20 0 3-2 8-4 13l-1 8c8-13 20-29 34-37 5-3 10-4 16-4 8 0 13 6 13 17 0 5 0 10-2 16l-16 58c0 2 0 3 0 3 0 2 2 3 3 3 5 0 12-4 16-12z">
          <text:p/>
        </draw:path>
        <draw:path draw:style-name="gr3" draw:text-style-name="P3" draw:layer="layout" svg:width="0.21cm" svg:height="0.095cm" svg:x="3.341cm" svg:y="3.721cm" svg:viewBox="0 0 211 96" svg:d="M211 23h-211v-23h211zM211 96h-211v-24h211z">
          <text:p/>
        </draw:path>
        <draw:path draw:style-name="gr3" draw:text-style-name="P3" draw:layer="layout" svg:width="0.362cm" svg:height="0.232cm" svg:x="3.679cm" svg:y="3.627cm" svg:viewBox="0 0 363 233" svg:d="M363 0l-1 5h-7c-28 0-33 9-36 22l-46 177c0 3 0 8 0 11 0 7 6 11 27 11h6l-1 7h-116l1-7h5c29 0 35-9 38-22l40-156h-2l-124 185h-8l-34-185h-1l-39 153c-1 5-1 9-1 14 0 8 5 11 27 11h6l-1 7h-96l2-7h8c27 0 35-11 38-25l41-169c2-7 2-11 2-15 0-6-5-12-27-12h-7l2-5h77l30 175h2l119-175z">
          <text:p/>
        </draw:path>
        <draw:path draw:style-name="gr3" draw:text-style-name="P3" draw:layer="layout" svg:width="0.154cm" svg:height="0.16cm" svg:x="4.056cm" svg:y="3.702cm" svg:viewBox="0 0 155 161" svg:d="M155 4l-35 124c0 0 0 1 0 4s2 7 5 7c5 0 10-2 24-21l4 5c-12 17-31 38-47 38-13 0-16-8-16-19 0-5 2-13 5-18h-2c-25 32-47 37-62 37-22 0-31-19-31-43 0-46 47-118 98-118 14 0 22 9 24 15l3-11zM115 36c0-16-3-25-17-25-24 0-46 30-57 61-7 16-10 32-10 44 0 18 10 23 21 23 24 0 49-34 59-67 3-10 4-25 4-36z">
          <text:p/>
        </draw:path>
        <draw:path draw:style-name="gr3" draw:text-style-name="P3" draw:layer="layout" svg:width="0.156cm" svg:height="0.16cm" svg:x="4.23cm" svg:y="3.702cm" svg:viewBox="0 0 157 161" svg:d="M157 123l-2 3c-11 11-27 35-46 35-11 0-14-10-14-18 0-4 1-9 3-14l19-79c2-3 3-9 3-14 0-8-3-14-9-14-13 0-35 30-46 48-13 19-23 35-24 43l-14 45h-27l35-135c0-6 0-11-11-11-5 0-8 0-11 2v-7l58-7-19 67h2c1 0 19-25 19-26 14-18 36-41 57-41 16 0 20 11 20 22 0 9-3 17-4 25l-21 82c0 2 0 2 0 5 0 1 2 5 5 5 8 0 17-13 22-19z">
          <text:p/>
        </draw:path>
        <draw:path draw:style-name="gr3" draw:text-style-name="P3" draw:layer="layout" svg:width="0.086cm" svg:height="0.205cm" svg:x="4.411cm" svg:y="3.657cm" svg:viewBox="0 0 87 206" svg:d="M87 46l-3 13h-26l-28 115c0 2-1 3-1 3 0 3 1 5 6 5 0 0 8 0 22-19l4 5c-7 11-26 38-48 38-10 0-13-10-13-19 0-5 0-10 2-13l28-115h-27l2-10c27-4 49-19 63-49h5l-12 46z">
          <text:p/>
        </draw:path>
        <draw:path draw:style-name="gr3" draw:text-style-name="P3" draw:layer="layout" svg:width="0.087cm" svg:height="0.436cm" svg:x="4.616cm" svg:y="3.551cm" svg:viewBox="0 0 88 437" svg:d="M88 428v9c-52-47-88-120-88-217 0-96 36-173 88-220v11c-33 40-59 100-59 209 0 108 26 168 59 208z">
          <text:p/>
        </draw:path>
        <draw:path draw:style-name="gr3" draw:text-style-name="P3" draw:layer="layout" svg:width="0.156cm" svg:height="0.241cm" svg:x="4.749cm" svg:y="3.621cm" svg:viewBox="0 0 157 242" svg:d="M152 201l5 4c-11 11-30 37-49 37-6 0-14-3-14-14 0-5 0-10 22-96 2-1 3-9 3-16s-3-13-9-13c-13 0-35 31-48 48-11 19-20 37-22 45l-13 43h-27l54-214c0-2 0-3 0-5 0-5-3-8-11-8-3 0-6 2-9 2l-2-5 57-9-38 148h2c17-20 44-67 76-67 15 0 22 12 22 25 0 8-4 15-5 23l-22 83c0 1 0 1 0 3 0 1 0 5 5 5 9 0 18-13 23-19z">
          <text:p/>
        </draw:path>
        <draw:path draw:style-name="gr3" draw:text-style-name="P3" draw:layer="layout" svg:width="0.097cm" svg:height="0.202cm" svg:x="4.911cm" svg:y="3.757cm" svg:viewBox="0 0 98 203" svg:d="M98 13c0 6-5 11-11 11-8 0-13-5-13-11 0-7 5-13 13-13 6 0 11 6 11 13zM93 45l-27 106c-4 23-19 52-47 52-14 0-19-8-19-16 0-5 3-13 13-13 5 0 8 5 8 10 0 4-3 4-3 9 0 0 0 2 1 2 11 0 22-19 27-44l23-91c0-3-3-6-7-6-2 0-5 0-7 2l-1-5z">
          <text:p/>
        </draw:path>
        <draw:path draw:style-name="gr3" draw:text-style-name="P3" draw:layer="layout" svg:width="0.085cm" svg:height="0.436cm" svg:x="5.08cm" svg:y="3.551cm" svg:viewBox="0 0 86 437" svg:d="M0 11v-11c50 47 86 122 86 220 0 95-36 170-86 217v-9c31-40 57-100 57-208 0-111-26-169-57-209z">
          <text:p/>
        </draw:path>
        <draw:path draw:style-name="gr3" draw:text-style-name="P3" draw:layer="layout" svg:width="0.224cm" svg:height="0.155cm" svg:x="8.034cm" svg:y="3.689cm" svg:viewBox="0 0 225 156" svg:d="M152 3l-26 95c-1 8-5 17-5 25 0 13 7 21 21 21 35 0 54-39 64-68 3-8 4-17 4-25 0-24-19-23-19-37-1-11 10-13 18-13 14 0 16 16 16 27 0 48-35 128-92 128-23 0-38-9-38-33 0-15 5-29 8-42-13 31-41 75-78 75-17 0-25-11-25-28 0-11 3-23 6-33l16-59c0-3 2-6 2-9 0-8-13-7-18-7v-6c18-1 34-6 51-14l2 1-27 102c-2 3-5 15-5 25 0 8 3 16 9 16 19 0 43-39 51-52 18-27 28-52 38-89z">
          <text:p/>
        </draw:path>
        <draw:path draw:style-name="gr3" draw:text-style-name="P3" draw:layer="layout" svg:width="0.091cm" svg:height="0.187cm" svg:x="8.262cm" svg:y="3.748cm" svg:viewBox="0 0 92 188" svg:d="M92 11c0 6-5 11-11 11-7 0-11-5-11-11 0-7 4-11 11-11 6 0 11 4 11 11zM87 39l-26 101c-5 21-19 48-43 48-13 0-18-8-18-14 0-5 4-13 12-13 4 0 7 3 7 9 0 4-3 4-3 8 0 0 0 2 2 2 11 0 19-17 24-40l23-85c0-3-4-6-9-6-2 0-5 1-6 1v-3z">
          <text:p/>
        </draw:path>
        <draw:path draw:style-name="gr3" draw:text-style-name="P3" draw:layer="layout" svg:width="0.259cm" svg:height="0.128cm" svg:x="8.505cm" svg:y="3.694cm" svg:viewBox="0 0 260 129" svg:d="M260 74h-198c-3 0-9 5-9 9 0 3 1 5 4 8 10 10 21 21 27 32l-6 6c-21-25-46-50-78-64v-3c32-13 57-39 78-62l6 6c-6 9-15 21-27 30-1 3-3 8-3 10 0 3 2 6 8 6h198z">
          <text:p/>
        </draw:path>
        <draw:path draw:style-name="gr3" draw:text-style-name="P3" draw:layer="layout" svg:width="0.345cm" svg:height="0.221cm" svg:x="8.899cm" svg:y="3.625cm" svg:viewBox="0 0 346 222" svg:d="M346 0l-2 6c-22 2-37 16-45 26l-145 190h-10v-146h-4l-97 146h-10v-187c0-19-11-29-30-29h-3l2-6h95l-2 6h-3c-13 0-24 0-24 24v125h2l74-109v-21c0-11-6-19-26-19h-4l2-6h94l-2 6h-6c-19 0-23 13-23 24v132h2l93-123c5-7 13-17 13-23 0-7-5-10-18-10h-6l2-6z">
          <text:p/>
        </draw:path>
        <draw:path draw:style-name="gr3" draw:text-style-name="P3" draw:layer="layout" svg:width="0.085cm" svg:height="0.283cm" svg:x="9.259cm" svg:y="3.617cm" svg:viewBox="0 0 86 284" svg:d="M86 278l-5 6c-51-30-81-86-81-142 0-62 30-110 82-142l4 7c-47 38-56 70-56 133s9 100 56 138z">
          <text:p/>
        </draw:path>
        <draw:path draw:style-name="gr3" draw:text-style-name="P3" draw:layer="layout" svg:width="0.113cm" svg:height="0.149cm" svg:x="9.369cm" svg:y="3.695cm" svg:viewBox="0 0 114 150" svg:d="M114 0l-8 49h-5c0-22-12-39-31-39-8 0-18 4-18 19 0 17 46 47 46 80 0 21-17 41-46 41-11 0-31-6-36-6-3 0-7 2-10 6h-6l9-51h5c0 21 13 43 35 43 19 0 24-17 24-30 0-28-43-44-43-77 0-25 19-35 37-35 14 0 22 7 32 7 4 0 7-4 10-7z">
          <text:p/>
        </draw:path>
        <draw:path draw:style-name="gr3" draw:text-style-name="P3" draw:layer="layout" svg:width="0.057cm" svg:height="0.135cm" svg:x="9.507cm" svg:y="3.759cm" svg:viewBox="0 0 58 136" svg:d="M58 30l-1 8h-19l-17 77v2c0 1 0 3 3 3 0 0 5 0 14-13l4 3c-7 7-18 26-32 26-7 0-10-7-10-13 0-3 2-6 2-8l19-77h-18v-7c18-3 32-11 42-31h4l-7 30z">
          <text:p/>
        </draw:path>
        <draw:polygon draw:style-name="gr3" draw:text-style-name="P3" draw:layer="layout" svg:width="0.022cm" svg:height="0.29cm" svg:x="9.647cm" svg:y="3.613cm" svg:viewBox="0 0 23 291" draw:points="23,291 0,291 0,0 23,0">
          <text:p/>
        </draw:polygon>
        <draw:path draw:style-name="gr3" draw:text-style-name="P3" draw:layer="layout" svg:width="0.129cm" svg:height="0.265cm" svg:x="9.705cm" svg:y="3.638cm" svg:viewBox="0 0 130 266" svg:d="M130 16c0 9-8 16-16 16-9 0-16-7-16-16 0-8 7-16 16-16 8 0 16 8 16 16zM122 57l-36 141c-8 30-25 68-62 68-17 0-24-11-24-20 0-7 4-18 16-18 7 0 11 5 11 13 0 5-4 6-4 11 0 1 1 3 3 3 14 0 25-24 33-57l31-120c0-3-4-7-10-7-3 0-6 0-10 2l-1-6z">
          <text:p/>
        </draw:path>
        <draw:path draw:style-name="gr3" draw:text-style-name="P3" draw:layer="layout" svg:width="0.086cm" svg:height="0.283cm" svg:x="9.848cm" svg:y="3.617cm" svg:viewBox="0 0 87 284" svg:d="M0 7l5-7c52 31 82 86 82 143 0 62-30 109-83 141l-4-6c48-38 59-69 59-135 0-62-9-100-59-136z">
          <text:p/>
        </draw:path>
        <draw:path draw:style-name="gr3" draw:text-style-name="P3" draw:layer="layout" svg:width="0.167cm" svg:height="0.257cm" svg:x="2.974cm" svg:y="2.922cm" svg:viewBox="0 0 168 258" svg:d="M162 214l6 5c-11 12-30 39-51 39-6 0-16-3-16-16 0-4 0-9 24-101 2-2 3-11 3-16 0-8-3-14-9-14-13 0-39 33-52 50-13 19-24 40-25 46l-13 48h-29l58-230c0-1 1-3 1-3 0-6-5-9-12-9-4 0-8 1-12 1v-6l61-8-42 158h2c19-22 49-71 82-71 17 0 22 13 22 27 0 8-1 16-5 24l-20 87c-2 2-2 3-2 5 0 1 2 4 5 4 10 0 19-12 24-20z">
          <text:p/>
        </draw:path>
        <draw:path draw:style-name="gr3" draw:text-style-name="P3" draw:layer="layout" svg:width="0.104cm" svg:height="0.215cm" svg:x="3.148cm" svg:y="3.067cm" svg:viewBox="0 0 105 216" svg:d="M105 14c0 6-6 13-12 13-8 0-13-7-13-13 0-7 5-14 13-14 6 0 12 7 12 14zM99 47l-29 115c-6 24-20 54-50 54-14 0-20-7-20-15 0-7 3-15 12-15 5 0 10 5 10 11 0 4-5 5-5 8 0 2 2 4 3 4 14 0 22-21 30-47l24-96c0-4-4-7-8-7s-7 0-8 2v-5z">
          <text:p/>
        </draw:path>
        <draw:path draw:style-name="gr3" draw:text-style-name="P3" draw:layer="layout" svg:width="0.298cm" svg:height="0.149cm" svg:x="3.427cm" svg:y="3.005cm" svg:viewBox="0 0 299 150" svg:d="M299 88h-228c-3 0-9 5-9 8s1 6 5 9c11 12 23 24 31 37l-8 8c-25-29-54-57-90-73v-3c36-16 65-46 90-74l8 8c-8 12-19 23-31 36-4 3-5 7-5 11s3 8 9 8h228z">
          <text:p/>
        </draw:path>
        <draw:path draw:style-name="gr3" draw:text-style-name="P3" draw:layer="layout" svg:width="0.166cm" svg:height="0.257cm" svg:x="3.875cm" svg:y="2.922cm" svg:viewBox="0 0 167 258" svg:d="M163 214l4 5c-11 12-28 39-51 39-6 0-14-3-14-16 0-4 0-9 24-101 0-2 3-11 3-16 0-8-3-14-9-14-15 0-40 33-51 50-13 19-24 40-26 46l-12 48h-31l59-230c0-1 0-3 0-3 0-6-3-9-11-9-5 0-8 1-11 1l-1-6 60-8-41 158h1c21-22 48-71 83-71 16 0 22 13 22 27 0 8-3 16-5 24l-22 87c0 2 0 3 0 5 0 1 0 4 5 4 8 0 19-12 24-20z">
          <text:p/>
        </draw:path>
        <draw:path draw:style-name="gr3" draw:text-style-name="P3" draw:layer="layout" svg:width="0.138cm" svg:height="0.165cm" svg:x="4.062cm" svg:y="3.117cm" svg:viewBox="0 0 139 166" svg:d="M139 0l-22 91c-2 5-2 8-2 12 0 2 0 3 3 3 7 0 13-7 16-14l5 2c-5 14-24 30-36 30-7 0-12-4-12-12 0-6 5-26 10-47-25 41-40 54-52 54-5 0-10-3-12-7-9 39-11 47-17 54h-20c3-6 8-14 12-31l33-135h23l-19 81c-2 2-2 5-2 7 0 8 3 12 14 12 15 0 48-58 54-81l3-19z">
          <text:p/>
        </draw:path>
        <draw:path draw:style-name="gr3" draw:text-style-name="P3" draw:layer="layout" svg:width="0.099cm" svg:height="0.324cm" svg:x="4.265cm" svg:y="2.919cm" svg:viewBox="0 0 100 325" svg:d="M100 318l-6 7c-61-34-94-99-94-164 0-71 33-125 94-161l6 6c-55 45-67 80-67 155 0 70 12 113 67 157z">
          <text:p/>
        </draw:path>
        <draw:path draw:style-name="gr3" draw:text-style-name="P3" draw:layer="layout" svg:width="0.148cm" svg:height="0.305cm" svg:x="4.368cm" svg:y="2.941cm" svg:viewBox="0 0 149 306" svg:d="M149 19c0 10-10 18-19 18-11 0-19-8-19-18 0-9 8-19 19-19 9 0 19 10 19 19zM141 67l-42 162c-10 34-30 77-72 77-19 0-27-11-27-22 0-8 5-21 18-21 8 0 12 6 12 14 0 7-4 8-4 15 0 1 1 3 3 3 17 0 30-29 40-66l34-138c0-5-4-8-12-8-3 0-8 0-10 1l-1-6z">
          <text:p/>
        </draw:path>
        <draw:path draw:style-name="gr3" draw:text-style-name="P3" draw:layer="layout" svg:width="0.097cm" svg:height="0.324cm" svg:x="4.533cm" svg:y="2.919cm" svg:viewBox="0 0 98 325" svg:d="M0 6l5-6c58 35 93 98 93 164 0 70-33 124-94 161l-4-7c55-44 66-79 66-154 0-72-9-115-66-158z">
          <text:p/>
        </draw:path>
        <draw:path draw:style-name="gr3" draw:text-style-name="P3" draw:layer="layout" svg:width="0.243cm" svg:height="0.505cm" svg:x="4.108cm" svg:y="0.158cm" svg:viewBox="0 0 244 506" svg:d="M244 32c0 16-13 29-30 29-18 0-30-13-30-29s12-32 30-32c17 0 30 16 30 32zM231 111l-68 268c-13 54-50 127-117 127-33 0-46-21-46-38 0-14 8-33 29-33 12 0 22 9 22 23 0 10-10 12-10 23 0 1 3 6 7 6 28 0 49-48 65-108l58-229c0-7-7-14-21-14-5 0-11 2-16 3l-1-11z">
          <text:p/>
        </draw:path>
        <draw:path draw:style-name="gr3" draw:text-style-name="P3" draw:layer="layout" svg:width="0.218cm" svg:height="0.289cm" svg:x="9.137cm" svg:y="0.19cm" svg:viewBox="0 0 219 290" svg:d="M219 0l-16 94h-10c0-42-22-77-58-77-16 0-32 12-32 37 0 35 84 94 84 154 0 41-30 82-86 82-21 0-63-13-71-13-6 0-11 2-19 13h-11l16-101h11c0 41 26 85 66 85 38 0 48-34 48-58 0-52-85-84-85-148 0-49 39-68 74-68 28 0 41 13 58 13 8 0 15-7 20-13z">
          <text:p/>
        </draw:path>
        <draw:path draw:style-name="gr3" draw:text-style-name="P3" draw:layer="layout" svg:width="0.109cm" svg:height="0.261cm" svg:x="9.404cm" svg:y="0.312cm" svg:viewBox="0 0 110 262" svg:d="M110 59l-4 16h-32l-35 145c0 2 0 5 0 7 0 1 2 4 6 4 0 0 11-1 27-23l7 4c-11 15-34 50-62 50-14 0-17-12-17-24 0-7 1-11 3-18l38-145h-36l1-13c35-6 63-22 81-62h6l-14 59z">
          <text:p/>
        </draw:path>
        <draw:path draw:style-name="gr4" draw:text-style-name="P4" draw:layer="layout" svg:width="2.399cm" svg:height="0.639cm" svg:x="2.797cm" svg:y="4.094cm" svg:viewBox="0 0 2400 640" svg:d="M1109 10c51-13 132-13 182 0l1070 287c51 13 51 35 0 48l-1070 285c-50 13-131 13-182 0l-1071-285c-51-13-51-35 0-48z">
          <text:p/>
        </draw:path>
        <draw:path draw:style-name="gr5" draw:text-style-name="P2" draw:layer="layout" svg:width="2.399cm" svg:height="0.639cm" svg:x="2.797cm" svg:y="4.094cm" svg:viewBox="0 0 2400 640" svg:d="M1109 10c51-13 132-13 182 0l1070 287c51 13 51 35 0 48l-1070 285c-50 13-131 13-182 0l-1071-285c-51-13-51-35 0-48z">
          <text:p/>
        </draw:path>
        <draw:path draw:style-name="gr3" draw:text-style-name="P3" draw:layer="layout" svg:width="0.176cm" svg:height="0.27cm" svg:x="3.467cm" svg:y="4.252cm" svg:viewBox="0 0 177 271" svg:d="M177 137c0 68-24 134-88 134-69 0-89-71-89-137 0-68 27-134 90-134 51 0 87 56 87 137zM139 139c0-81-17-127-52-127-32 0-49 46-49 125 0 80 16 125 51 125 33 0 50-45 50-123z">
          <text:p/>
        </draw:path>
        <draw:polygon draw:style-name="gr3" draw:text-style-name="P3" draw:layer="layout" svg:width="0.221cm" svg:height="0.219cm" svg:x="3.784cm" svg:y="4.308cm" svg:viewBox="0 0 222 220" draw:points="222,220 0,113 0,108 222,0 222,25 51,110 222,195">
          <text:p/>
        </draw:polygon>
        <draw:path draw:style-name="gr3" draw:text-style-name="P3" draw:layer="layout" svg:width="0.171cm" svg:height="0.266cm" svg:x="4.156cm" svg:y="4.256cm" svg:viewBox="0 0 172 267" svg:d="M167 221l5 5c-11 13-30 41-51 41-8 0-17-4-17-17 0-5 1-10 25-103 2-4 3-14 3-19 0-8-3-14-9-14-14 0-40 34-53 53-12 19-23 40-27 48l-12 48h-31l61-236c0-2 0-4 0-4 0-6-3-9-11-9-5 0-8 0-11 1l-2-6 62-9-43 164h2c20-22 49-76 85-76 16 0 23 15 23 29 0 8-3 17-5 25l-22 90c-2 2-2 4-2 4 0 3 2 6 5 6 9 0 19-14 25-21z">
          <text:p/>
        </draw:path>
        <draw:path draw:style-name="gr3" draw:text-style-name="P3" draw:layer="layout" svg:width="0.179cm" svg:height="0.125cm" svg:x="4.348cm" svg:y="4.454cm" svg:viewBox="0 0 180 126" svg:d="M177 92l3 3c-8 17-22 31-35 31-6 0-11-3-11-14 0-1 0-6 2-10l15-62c0-3 2-7 2-11 0-5-2-12-8-12-14 0-44 51-49 69l-10 37h-20l20-83c0-3 2-7 2-11 0-5-2-12-6-12-15 0-46 51-51 69l-9 37h-22l27-104c0-5-2-8-10-8-3 0-5 0-8 0v-5l44-6-11 48h2c25-40 41-48 52-48 9 0 16 11 16 22 0 5-2 10-3 15l-4 11h2c8-15 22-32 37-42 6-4 11-6 15-6 12 0 16 8 16 21 0 4 0 9-1 16l-18 65c0 0 0 1 0 3 0 1 2 3 3 3 5 0 13-5 18-16z">
          <text:p/>
        </draw:path>
        <draw:path draw:style-name="gr9" draw:text-style-name="P6" draw:layer="layout" svg:width="4.339cm" svg:height="0.557cm" svg:x="5.595cm" svg:y="4.127cm" svg:viewBox="0 0 4340 558" svg:d="M0 96c0-53 43-96 96-96h4149c54 0 95 43 95 96v367c0 52-41 95-95 95h-4149c-53 0-96-43-96-95z">
          <text:p/>
        </draw:path>
        <draw:path draw:style-name="gr10" draw:text-style-name="P2" draw:layer="layout" svg:width="4.339cm" svg:height="0.557cm" svg:x="5.595cm" svg:y="4.127cm" svg:viewBox="0 0 4340 558" svg:d="M0 96c0-53 43-96 96-96h4149c54 0 95 43 95 96v367c0 52-41 95-95 95h-4149c-53 0-96-43-96-95z">
          <text:p/>
        </draw:path>
        <draw:path draw:style-name="gr6" draw:text-style-name="P5" draw:layer="layout" svg:width="0.297cm" svg:height="0.28cm" svg:x="8.315cm" svg:y="4.376cm" svg:viewBox="0 0 298 281" svg:d="M90 271v5 5h-90v-5-5l30-6 96-265h39l98 265 35 6v5 5h-116v-5-5l36-6-27-81h-110l-28 81zM135 31l-48 134h97z">
          <text:p/>
        </draw:path>
        <draw:path draw:style-name="gr6" draw:text-style-name="P5" draw:layer="layout" svg:width="0.192cm" svg:height="0.298cm" svg:x="8.63cm" svg:y="4.362cm" svg:viewBox="0 0 193 299" svg:d="M0 199c0-84 54-119 135-100l-1-85-34-4v-5-5h68v140 141c9 4 28-2 25 14h-56l-2-14c-56 41-135 13-135-82zM90 112c-43 1-51 39-52 87 0 45 10 78 52 78 18 0 33-3 44-8v-77-77c-12-1-29-3-44-3z">
          <text:p/>
        </draw:path>
        <draw:path draw:style-name="gr6" draw:text-style-name="P5" draw:layer="layout" svg:width="0.192cm" svg:height="0.298cm" svg:x="8.842cm" svg:y="4.362cm" svg:viewBox="0 0 193 299" svg:d="M0 199c0-84 54-119 135-100l-2-85-33-4v-5-5h68v140 141c9 4 28-2 24 14h-55l-2-14c-57 41-135 13-135-82zM91 112c-44 1-53 39-54 87 0 45 11 78 54 78 17 0 32-3 42-8v-77-77c-11-1-28-3-42-3z">
          <text:p/>
        </draw:path>
        <draw:path draw:style-name="gr6" draw:text-style-name="P5" draw:layer="layout" svg:width="0.157cm" svg:height="0.205cm" svg:x="9.16cm" svg:y="4.456cm" svg:viewBox="0 0 158 206" svg:d="M82 0c59 0 79 39 75 103h-119c-10 71 44 95 112 75v5 6c-15 10-40 17-63 17-64 0-87-39-87-105-1-63 26-101 82-101zM121 86c15-67-67-96-81-28-1 8-2 17-2 28z">
          <text:p/>
        </draw:path>
        <draw:path draw:style-name="gr6" draw:text-style-name="P5" draw:layer="layout" svg:width="0.204cm" svg:height="0.194cm" svg:x="9.334cm" svg:y="4.462cm" svg:viewBox="0 0 205 195" svg:d="M181 181c8 4 27-1 23 14h-88v-5-4l26-5-46-68-53 68 28 5v4 5h-71v-5-4l22-4 65-83-56-85c-9-3-27 1-24-14h88v5 5l-26 4 39 57 43-57-27-4v-5-5h70v5 5l-23 3-54 71z">
          <text:p/>
        </draw:path>
        <draw:path draw:style-name="gr6" draw:text-style-name="P5" draw:layer="layout" svg:width="0.188cm" svg:height="0.291cm" svg:x="9.549cm" svg:y="4.456cm" svg:viewBox="0 0 189 292" svg:d="M189 101c4 79-51 120-131 100l1 75 34 5v5 6h-93v-6-5l25-5v-127-129c-8-3-26 1-22-14h54l1 11c13-10 30-17 53-17 56 3 76 44 78 101zM59 186c62 16 99-17 93-85 8-63-40-94-93-71v78z">
          <text:p/>
        </draw:path>
        <draw:path draw:style-name="gr3" draw:text-style-name="P3" draw:layer="layout" svg:width="0.159cm" svg:height="0.212cm" svg:x="5.81cm" svg:y="4.344cm" svg:viewBox="0 0 160 213" svg:d="M82 47l10 79c20-29 33-49 41-64 6-11 9-19 9-25s-17-10-17-22c0-8 6-15 15-15 12 0 20 8 20 21 0 27-57 108-71 127-24 30-46 65-70 65-13 0-19-10-19-18 0-12 9-15 14-15 14 0 14 9 19 9 6 0 25-20 35-33l-14-106c-2-16-5-37-24-37-3 0-8 2-11 2l-2-5 51-10c8 12 11 21 14 47z">
          <text:p/>
        </draw:path>
        <draw:path draw:style-name="gr3" draw:text-style-name="P3" draw:layer="layout" svg:width="0.089cm" svg:height="0.109cm" svg:x="5.978cm" svg:y="4.44cm" svg:viewBox="0 0 90 110" svg:d="M79 79l3 3c-17 20-34 28-49 28-23 0-33-22-33-39 0-5 0-8 2-15 6-25 31-56 64-56 10 0 24 4 24 18 0 30-41 43-69 45v6c0 16 12 25 27 25 10 0 21-4 31-15zM21 55h1c26 0 49-16 49-37 0-6-5-11-11-11-19 0-33 29-39 48z">
          <text:p/>
        </draw:path>
        <draw:path draw:style-name="gr3" draw:text-style-name="P3" draw:layer="layout" svg:width="0.2cm" svg:height="0.09cm" svg:x="6.219cm" svg:y="4.364cm" svg:viewBox="0 0 201 91" svg:d="M201 23h-201v-23h201zM201 91h-201v-24h201z">
          <text:p/>
        </draw:path>
        <draw:path draw:style-name="gr3" draw:text-style-name="P3" draw:layer="layout" svg:width="0.149cm" svg:height="0.231cm" svg:x="6.545cm" svg:y="4.267cm" svg:viewBox="0 0 150 232" svg:d="M145 193l5 3c-10 11-27 36-44 36-7 0-15-4-15-14 0-5 0-9 22-90 0-3 2-11 2-16 0-7-2-11-8-11-13 0-36 28-47 44-11 18-21 35-22 41l-11 42h-27l52-203c0-2 0-4 0-4 0-4-3-8-9-8-4 0-8 0-10 2l-1-5 53-10-36 142h2c17-19 42-64 74-64 14 0 19 12 19 24 0 8-2 15-4 23l-20 77c0 2 0 2 0 3 0 2 0 5 5 5 6 0 15-12 20-17z">
          <text:p/>
        </draw:path>
        <draw:path draw:style-name="gr3" draw:text-style-name="P3" draw:layer="layout" svg:width="0.087cm" svg:height="0.109cm" svg:x="6.715cm" svg:y="4.44cm" svg:viewBox="0 0 88 110" svg:d="M77 79l3 3c-16 20-32 28-48 28-24 0-32-22-32-39 0-5 0-8 0-15 6-25 34-56 64-56 10 0 24 4 24 18 0 30-40 43-69 45v6c0 16 13 25 28 25 11 0 22-4 30-15zM19 55h3c25 0 48-16 48-37 0-6-4-11-11-11-17 0-32 29-40 48z">
          <text:p/>
        </draw:path>
        <draw:polygon draw:style-name="gr3" draw:text-style-name="P3" draw:layer="layout" svg:width="0.2cm" svg:height="0.2cm" svg:x="6.937cm" svg:y="4.308cm" svg:viewBox="0 0 201 201" draw:points="201,111 111,111 111,201 89,201 89,111 0,111 0,89 89,89 89,0 111,0 111,89 201,89">
          <text:p/>
        </draw:polygon>
        <draw:path draw:style-name="gr3" draw:text-style-name="P3" draw:layer="layout" svg:width="0.23cm" svg:height="0.159cm" svg:x="7.253cm" svg:y="4.338cm" svg:viewBox="0 0 231 160" svg:d="M155 3l-27 100c-1 8-3 16-3 24 0 12 7 20 19 20 37 0 56-39 67-70 3-8 5-16 5-23 0-26-21-24-21-39 0-12 10-15 19-15 15 0 17 19 17 30 0 49-38 130-95 130-23 0-38-10-38-33 0-15 3-29 8-43-14 30-41 76-79 76-19 0-27-11-27-29 0-12 5-22 6-33l16-60c2-4 2-7 2-10 0-8-13-6-18-6v-7c18-3 35-9 53-15l1 2-28 104c0 5-4 16-4 25 0 8 2 16 10 16 19 0 44-39 52-51 18-28 27-54 37-93z">
          <text:p/>
        </draw:path>
        <draw:path draw:style-name="gr3" draw:text-style-name="P3" draw:layer="layout" svg:width="0.093cm" svg:height="0.194cm" svg:x="7.488cm" svg:y="4.397cm" svg:viewBox="0 0 94 195" svg:d="M94 13c0 6-7 11-13 11-7 0-11-5-11-11 0-7 4-13 11-13 6 0 13 6 13 13zM87 43l-25 102c-5 21-19 50-45 50-12 0-17-8-17-16 0-5 3-11 11-11 5 0 8 3 8 8 0 4-3 4-3 7 0 2 1 4 1 4 11 0 19-19 26-42l22-88c0-3-3-5-8-5-2 0-5 0-6 2v-5z">
          <text:p/>
        </draw:path>
        <draw:path draw:style-name="gr4" draw:text-style-name="P4" draw:layer="layout" svg:width="2.026cm" svg:height="0.554cm" svg:x="5.581cm" svg:y="3.492cm" svg:viewBox="0 0 2027 555" svg:d="M0 95c0-52 43-95 95-95h1837c52 0 95 43 95 95v365c0 52-43 95-95 95h-1837c-52 0-95-43-95-95z">
          <text:p/>
        </draw:path>
        <draw:path draw:style-name="gr5" draw:text-style-name="P2" draw:layer="layout" svg:width="2.026cm" svg:height="0.554cm" svg:x="5.581cm" svg:y="3.492cm" svg:viewBox="0 0 2027 555" svg:d="M0 95c0-52 43-95 95-95h1837c52 0 95 43 95 95v365c0 52-43 95-95 95h-1837c-52 0-95-43-95-95z">
          <text:p/>
        </draw:path>
        <draw:path draw:style-name="gr3" draw:text-style-name="P3" draw:layer="layout" svg:width="0.144cm" svg:height="0.224cm" svg:x="5.651cm" svg:y="3.646cm" svg:viewBox="0 0 145 225" svg:d="M141 187l4 3c-9 11-25 35-42 35-7 0-15-3-15-14 0-4 0-8 21-88 2-3 3-9 3-14 0-6-3-13-8-13-13 0-33 29-44 45s-21 33-22 39l-11 42h-27l52-200c0-1 0-1 0-3 0-5-3-8-10-8-3 0-9 2-10 2l-2-5 54-8-35 138h1c18-20 41-62 70-62 14 0 19 11 19 23 0 7-1 13-3 21l-19 76c0 2 0 2 0 3 0 2 0 5 3 5 8 0 16-13 21-17z">
          <text:p/>
        </draw:path>
        <draw:path draw:style-name="gr3" draw:text-style-name="P3" draw:layer="layout" svg:width="0.087cm" svg:height="0.104cm" svg:x="5.815cm" svg:y="3.813cm" svg:viewBox="0 0 88 105" svg:d="M77 76l3 3c-16 22-33 26-49 26-22 0-31-20-31-37 0-5 0-8 1-13 6-27 32-55 63-55 10 0 24 3 24 17 0 30-41 41-68 43v6c0 15 11 27 26 27 9 0 21-6 31-17zM20 54h2c24 0 47-16 47-37 0-6-5-11-10-11-18 0-32 27-39 48z">
          <text:p/>
        </draw:path>
        <draw:path draw:style-name="gr3" draw:text-style-name="P3" draw:layer="layout" svg:width="0.194cm" svg:height="0.089cm" svg:x="6.049cm" svg:y="3.738cm" svg:viewBox="0 0 195 90" svg:d="M195 23h-195v-23h195zM195 90h-195v-22h195z">
          <text:p/>
        </draw:path>
        <draw:path draw:style-name="gr3" draw:text-style-name="P3" draw:layer="layout" svg:width="0.228cm" svg:height="0.216cm" svg:x="6.364cm" svg:y="3.651cm" svg:viewBox="0 0 229 217" svg:d="M229 0l-14 52h-5c0-5 2-8 2-11-2-25-19-29-37-29h-53l-21 81h27c20 0 36-4 43-31h4l-19 80h-4c0-3 1-13 1-19 0-17-13-18-25-18h-30l-20 86c0 2-2 2-2 3 0 5 6 10 21 10h22c53 0 72-16 87-54h4l-22 67h-188l1-7h7c24 0 31-9 33-20l40-162c1-6 1-9 1-11 0-8-4-12-23-12h-7v-5z">
          <text:p/>
        </draw:path>
        <draw:path draw:style-name="gr3" draw:text-style-name="P3" draw:layer="layout" svg:width="0.157cm" svg:height="0.147cm" svg:x="6.604cm" svg:y="3.721cm" svg:viewBox="0 0 158 148" svg:d="M91 51l14-24c8-13 21-27 37-27 11 0 16 4 16 11 0 6-4 14-13 14-6 0-8-3-14-3-10 0-15 5-18 14l-19 27c10 20 18 65 32 65 6 0 14-5 21-19l4 3c-3 4-19 36-38 36-12 0-19-12-24-25l-12-37-22 32c-11 16-21 30-40 30-11 0-15-8-15-14s3-13 12-13c8 0 7 7 14 7 5 0 13-4 24-19l22-34-12-30c-5-16-13-31-32-31-5 0-9 1-13 3v-6l43-11c16 8 22 22 27 32z">
          <text:p/>
        </draw:path>
        <draw:path draw:style-name="gr3" draw:text-style-name="P3" draw:layer="layout" svg:width="0.167cm" svg:height="0.204cm" svg:x="6.764cm" svg:y="3.721cm" svg:viewBox="0 0 168 205" svg:d="M94 23l4-4c13-13 26-19 38-19 20 0 32 17 32 50 0 44-37 100-86 100-8 0-14-2-20-7l-7 34c-1 5-3 8-3 11 0 8 5 14 21 14h5v3h-78l1-3c21-1 23-11 27-25l39-155c0-7 0-11-10-11-3 0-8 1-10 1l-1-4 52-8-6 22zM81 67l-16 67c5 5 11 6 16 6 33 0 58-57 58-94 0-21-8-27-17-27-17 0-35 19-41 48z">
          <text:p/>
        </draw:path>
        <draw:path draw:style-name="gr3" draw:text-style-name="P3" draw:layer="layout" svg:width="0.081cm" svg:height="0.405cm" svg:x="7.035cm" svg:y="3.581cm" svg:viewBox="0 0 82 406" svg:d="M82 396v10c-48-45-82-113-82-203 0-89 34-159 82-203v9c-30 37-55 94-55 194 0 101 25 157 55 193z">
          <text:p/>
        </draw:path>
        <draw:path draw:style-name="gr3" draw:text-style-name="P3" draw:layer="layout" svg:width="0.145cm" svg:height="0.224cm" svg:x="7.159cm" svg:y="3.646cm" svg:viewBox="0 0 146 225" svg:d="M141 187l5 3c-10 11-26 35-46 35-5 0-13-3-13-14 0-4 0-8 21-88 0-3 2-9 2-14 0-6-2-13-7-13-12 0-35 29-44 45-11 16-21 33-22 39l-11 42h-26l51-200c0-1 0-1 0-3 0-5-3-8-10-8-4 0-8 2-11 2v-5l53-8-37 138h2c17-20 41-62 72-62 14 0 19 11 19 23 0 7-1 13-3 21l-19 76c-2 2-2 2-2 3 0 2 2 5 5 5 7 0 16-13 21-17z">
          <text:p/>
        </draw:path>
        <draw:path draw:style-name="gr3" draw:text-style-name="P3" draw:layer="layout" svg:width="0.09cm" svg:height="0.188cm" svg:x="7.31cm" svg:y="3.771cm" svg:viewBox="0 0 91 189" svg:d="M91 13c0 6-6 10-11 10-8 0-11-4-11-10s3-13 11-13c5 0 11 7 11 13zM87 42l-26 99c-4 21-19 48-45 48-11 0-16-8-16-15 0-4 3-11 11-11 3 0 8 4 8 8 0 3-5 5-5 8 0 2 2 3 3 3 13 0 20-19 25-41l22-85c0-3-3-5-7-5-2 0-5 0-7 2l-1-5z">
          <text:p/>
        </draw:path>
        <draw:path draw:style-name="gr3" draw:text-style-name="P3" draw:layer="layout" svg:width="0.079cm" svg:height="0.405cm" svg:x="7.466cm" svg:y="3.581cm" svg:viewBox="0 0 80 406" svg:d="M0 9v-9c46 44 80 113 80 203 0 88-34 158-80 203v-10c30-36 53-92 53-193s-23-157-53-194z">
          <text:p/>
        </draw:path>
        <draw:path draw:style-name="gr4" draw:text-style-name="P4" draw:layer="layout" svg:width="4.337cm" svg:height="0.556cm" svg:x="5.591cm" svg:y="4.762cm" svg:viewBox="0 0 4338 557" svg:d="M0 95c0-52 43-95 95-95h4147c53 0 96 43 96 95v365c0 54-43 97-96 97h-4147c-52 0-95-43-95-97z">
          <text:p/>
        </draw:path>
        <draw:path draw:style-name="gr5" draw:text-style-name="P2" draw:layer="layout" svg:width="4.337cm" svg:height="0.556cm" svg:x="5.591cm" svg:y="4.762cm" svg:viewBox="0 0 4338 557" svg:d="M0 95c0-52 43-95 95-95h4147c53 0 96 43 96 95v365c0 54-43 97-96 97h-4147c-52 0-95-43-95-97z">
          <text:p/>
        </draw:path>
        <draw:path draw:style-name="gr3" draw:text-style-name="P3" draw:layer="layout" svg:width="0.169cm" svg:height="0.225cm" svg:x="5.768cm" svg:y="4.97cm" svg:viewBox="0 0 170 226" svg:d="M87 49l11 85c23-30 35-51 43-67 7-13 10-21 10-27 0-8-19-11-19-24 0-8 6-16 17-16s21 9 21 24c0 27-59 115-75 134-25 33-49 68-74 68-14 0-21-11-21-19 0-11 10-16 15-16 17 0 15 12 21 12 7 0 27-23 37-37l-14-114c-2-17-5-38-26-38-3 0-10 2-13 2l-2-7 55-9c9 13 11 22 14 49z">
          <text:p/>
        </draw:path>
        <draw:path draw:style-name="gr3" draw:text-style-name="P3" draw:layer="layout" svg:width="0.053cm" svg:height="0.159cm" svg:x="5.949cm" svg:y="5.027cm" svg:viewBox="0 0 54 160" svg:d="M54 13c0 6-5 11-13 11-6 0-11-5-11-11 0-7 5-13 11-13 8 0 13 6 13 13zM46 45l-24 93c0 1 0 3 0 4 0 2 2 2 3 2 7 0 8-3 18-13l3 3c-10 12-22 26-35 26-7 0-11-5-11-11 0-3 0-8 22-87 0-2 0-3 0-3 0-5-1-6-8-6-3 0-6 1-8 1v-5z">
          <text:p/>
        </draw:path>
        <draw:path draw:style-name="gr3" draw:text-style-name="P3" draw:layer="layout" svg:width="0.212cm" svg:height="0.095cm" svg:x="6.169cm" svg:y="4.991cm" svg:viewBox="0 0 213 96" svg:d="M213 23h-213v-23h213zM213 96h-213v-25h213z">
          <text:p/>
        </draw:path>
        <draw:path draw:style-name="gr3" draw:text-style-name="P3" draw:layer="layout" svg:width="0.248cm" svg:height="0.235cm" svg:x="6.513cm" svg:y="4.894cm" svg:viewBox="0 0 249 236" svg:d="M249 0l-15 57h-6c0-2 0-8 0-13 0-28-22-32-40-32h-52l-22 91h30c22 0 38-3 46-35h6l-22 88h-6c1-4 1-16 1-23 0-16-14-17-25-17h-35l-22 93c0 1-2 4-2 6 0 10 8 16 29 16h12l-1 5h-125l2-5h6c28 0 36-11 39-22l45-181c1-3 1-6 1-9 0-7-5-14-27-14h-6l1-5z">
          <text:p/>
        </draw:path>
        <draw:path draw:style-name="gr3" draw:text-style-name="P3" draw:layer="layout" svg:width="0.084cm" svg:height="0.244cm" svg:x="6.777cm" svg:y="4.889cm" svg:viewBox="0 0 85 245" svg:d="M85 0l-55 214c0 0 0 1 0 3 0 3 1 5 4 5 8 0 20-13 23-19l6 4c-13 15-29 38-49 38-11 0-14-9-14-19 0-4 1-9 3-12l46-185c0-5 0-8 0-8 0-5-3-8-11-8-2 0-7 0-10 0l-1-5z">
          <text:p/>
        </draw:path>
        <draw:path draw:style-name="gr3" draw:text-style-name="P3" draw:layer="layout" svg:width="0.145cm" svg:height="0.163cm" svg:x="6.889cm" svg:y="4.97cm" svg:viewBox="0 0 146 164" svg:d="M146 57c0 50-40 107-97 107-36 0-49-33-49-58 0-46 38-106 91-106 29 0 55 18 55 57zM116 45c0-12-5-33-25-33-30 0-61 54-61 103 0 11 0 38 21 38 38 0 65-81 65-108z">
          <text:p/>
        </draw:path>
        <draw:path draw:style-name="gr3" draw:text-style-name="P3" draw:layer="layout" svg:width="0.156cm" svg:height="0.163cm" svg:x="7.056cm" svg:y="4.97cm" svg:viewBox="0 0 157 164" svg:d="M157 6l-35 125v3c0 5 2 7 5 7s9-2 24-19l4 3c-12 17-31 39-49 39-11 0-14-9-14-20 0-5 2-13 3-18h-1c-26 34-48 38-62 38-24 0-32-20-32-42 0-48 48-122 98-122 16 0 24 10 24 18h2l3-12zM117 37c0-14-4-25-17-25-25 0-48 32-59 62-6 16-11 32-11 44 0 19 11 24 22 24 24 0 50-35 59-68 3-10 6-24 6-37z">
          <text:p/>
        </draw:path>
        <draw:path draw:style-name="gr3" draw:text-style-name="P3" draw:layer="layout" svg:width="0.087cm" svg:height="0.206cm" svg:x="7.237cm" svg:y="4.926cm" svg:viewBox="0 0 88 207" svg:d="M88 46l-3 14h-25l-29 115c0 2 0 3 0 5 0 1 0 3 5 3 0 0 8 0 22-17l5 3c-10 11-27 38-49 38-12 0-14-8-14-18 0-4 0-9 2-14l29-115h-28l2-11c28-5 50-19 64-49h5l-11 46z">
          <text:p/>
        </draw:path>
        <draw:path draw:style-name="gr3" draw:text-style-name="P3" draw:layer="layout" svg:width="0.141cm" svg:height="0.249cm" svg:x="7.35cm" svg:y="4.886cm" svg:viewBox="0 0 142 250" svg:d="M8 60l-7-1c11-35 34-59 73-59 33 0 55 19 55 49 0 18-9 35-33 49 16 8 22 11 30 19 10 11 16 29 16 48s-6 36-18 49c-17 25-50 36-83 36-27 0-41-8-41-21 0-8 6-15 16-15 4 0 11 3 20 11 14 9 23 11 33 11 27 0 46-25 46-55 0-29-11-46-37-53-8-3-15-4-37-4v-5c14-5 23-8 31-13 18-9 29-27 29-47 0-26-15-39-38-39-24 0-41 13-55 40z">
          <text:p/>
        </draw:path>
        <draw:path draw:style-name="gr3" draw:text-style-name="P3" draw:layer="layout" svg:width="0.16cm" svg:height="0.243cm" svg:x="7.526cm" svg:y="4.886cm" svg:viewBox="0 0 161 244" svg:d="M161 195l-19 49h-142v-3l65-69c34-36 47-63 47-93 0-35-19-52-50-52-27 0-40 11-54 46l-8-2c8-43 32-71 77-71 40 0 67 27 67 63 0 30-15 57-46 90l-62 64h85c16 0 24-3 35-24z">
          <text:p/>
        </draw:path>
        <draw:path draw:style-name="gr3" draw:text-style-name="P3" draw:layer="layout" svg:width="0.094cm" svg:height="0.308cm" svg:x="7.773cm" svg:y="4.886cm" svg:viewBox="0 0 95 309" svg:d="M95 302l-6 7c-56-34-89-94-89-157 0-66 33-119 90-152l5 5c-51 42-62 77-62 146s10 109 62 151z">
          <text:p/>
        </draw:path>
        <draw:path draw:style-name="gr3" draw:text-style-name="P3" draw:layer="layout" svg:width="0.163cm" svg:height="0.249cm" svg:x="7.885cm" svg:y="4.886cm" svg:viewBox="0 0 164 250" svg:d="M164 124c0 63-22 126-81 126-63 0-83-69-83-128 0-63 26-122 83-122 48 0 81 51 81 124zM129 127c0-76-16-118-47-118s-46 43-46 116 15 116 47 116c30 0 46-43 46-114z">
          <text:p/>
        </draw:path>
        <draw:path draw:style-name="gr3" draw:text-style-name="P3" draw:layer="layout" svg:width="0.051cm" svg:height="0.088cm" svg:x="8.077cm" svg:y="5.092cm" svg:viewBox="0 0 52 89" svg:d="M9 89l-3-8c21-13 30-27 30-38 0-3-1-5-5-5-3 0-6 2-11 2-12 0-20-6-20-19s9-21 22-21c16 0 30 13 30 32 0 22-17 44-43 57z">
          <text:p/>
        </draw:path>
        <draw:path draw:style-name="gr3" draw:text-style-name="P3" draw:layer="layout" svg:width="0.169cm" svg:height="0.225cm" svg:x="8.308cm" svg:y="4.97cm" svg:viewBox="0 0 170 226" svg:d="M89 49l9 85c23-30 35-51 43-67 7-13 10-21 10-27 0-8-19-11-19-24 0-8 6-16 17-16s21 9 21 24c0 27-59 115-73 134-27 33-51 68-75 68-15 0-22-11-22-19 0-11 11-16 16-16 16 0 14 12 20 12 7 0 27-23 37-37l-14-114c-2-17-5-38-26-38-3 0-9 2-12 2v-7l54-9c7 13 9 22 14 49z">
          <text:p/>
        </draw:path>
        <draw:path draw:style-name="gr3" draw:text-style-name="P3" draw:layer="layout" svg:width="0.096cm" svg:height="0.114cm" svg:x="8.486cm" svg:y="5.072cm" svg:viewBox="0 0 97 115" svg:d="M84 85l5 3c-19 22-37 27-53 27-25 0-36-21-36-40 0-5 2-9 2-14 6-29 36-61 68-61 11 0 27 4 27 20 0 31-43 44-73 46v8c0 15 12 27 28 27 11 0 22-5 32-16zM24 59h1c27 0 51-17 51-39 0-7-5-11-11-11-19 0-34 28-41 50z">
          <text:p/>
        </draw:path>
        <draw:path draw:style-name="gr3" draw:text-style-name="P3" draw:layer="layout" svg:width="0.049cm" svg:height="0.088cm" svg:x="8.647cm" svg:y="5.092cm" svg:viewBox="0 0 50 89" svg:d="M10 89l-3-8c19-13 30-27 30-38 0-3-3-5-6-5-2 0-7 2-10 2-14 0-21-6-21-19s9-21 21-21c18 0 29 13 29 32 0 22-14 44-40 57z">
          <text:p/>
        </draw:path>
        <draw:path draw:style-name="gr3" draw:text-style-name="P3" draw:layer="layout" svg:width="0.157cm" svg:height="0.244cm" svg:x="8.883cm" svg:y="4.889cm" svg:viewBox="0 0 158 245" svg:d="M154 203l4 4c-9 13-28 38-48 38-7 0-15-3-15-15 0-4 0-10 23-96 1-3 3-11 3-16 0-8-3-13-8-13-14 0-38 31-49 48-13 19-23 37-24 45l-11 43h-29l54-217c2-2 2-3 2-3 0-5-3-8-11-8-4 0-8 0-12 0v-5l58-8-40 150h2c19-20 46-69 77-69 17 0 22 13 22 25 0 9-2 17-3 25l-23 83c0 1 0 3 0 3 0 3 1 5 4 5 8 0 19-13 24-19z">
          <text:p/>
        </draw:path>
        <draw:path draw:style-name="gr3" draw:text-style-name="P3" draw:layer="layout" svg:width="0.167cm" svg:height="0.114cm" svg:x="9.059cm" svg:y="5.072cm" svg:viewBox="0 0 168 115" svg:d="M165 85l3 3c-9 14-23 27-34 27-7 0-11-3-11-13 0-1 0-5 1-9l14-56c2-5 2-6 2-11s-2-10-6-10c-13 0-42 46-45 62l-9 35h-21l21-76c0-3 1-6 1-11s-1-10-6-10c-13 0-41 46-46 62l-8 35h-21l24-95c0-5-1-8-8-8-1 0-5 0-6 0l-2-3 42-7-12 43h2c24-36 38-43 48-43 9 0 14 10 14 21 0 5 0 8-2 13l-3 9h2c8-12 20-28 33-38 5-3 11-5 16-5 11 0 14 7 14 18 0 5 0 10-2 16l-17 59c0 1 0 3 0 3 0 1 2 3 5 3s11-5 17-14z">
          <text:p/>
        </draw:path>
        <draw:path draw:style-name="gr3" draw:text-style-name="P3" draw:layer="layout" svg:width="0.092cm" svg:height="0.308cm" svg:x="9.28cm" svg:y="4.886cm" svg:viewBox="0 0 93 309" svg:d="M0 5l5-5c55 33 88 93 88 154 0 67-32 120-90 155l-3-7c51-42 63-76 63-147 0-68-11-109-63-150z">
          <text:p/>
        </draw:path>
        <draw:path draw:style-name="gr11" draw:text-style-name="P7" draw:layer="layout" svg:width="4.376cm" svg:height="1.829cm" svg:x="10.275cm" svg:y="4.762cm" svg:viewBox="0 0 4377 1830" svg:d="M0 95c0-52 43-95 96-95h4185c53 0 96 43 96 95v1640c0 52-43 95-96 95h-4185c-53 0-96-43-96-95z">
          <text:p/>
        </draw:path>
        <draw:path draw:style-name="gr10" draw:text-style-name="P2" draw:layer="layout" svg:width="4.376cm" svg:height="1.829cm" svg:x="10.275cm" svg:y="4.762cm" svg:viewBox="0 0 4377 1830" svg:d="M0 95c0-52 43-95 96-95h4185c53 0 96 43 96 95v1640c0 52-43 95-96 95h-4185c-53 0-96-43-96-95z">
          <text:p/>
        </draw:path>
        <draw:path draw:style-name="gr3" draw:text-style-name="P3" draw:layer="layout" svg:width="0.277cm" svg:height="0.28cm" svg:x="11.388cm" svg:y="5.014cm" svg:viewBox="0 0 278 281" svg:d="M76 258c103 15 159-21 159-122 0-92-60-125-159-118v120zM278 137c0 147-126 149-278 141v-5-5l36-6v-124-122l-36-5v-6-5h127c96 0 151 41 151 137z">
          <text:p/>
        </draw:path>
        <draw:path draw:style-name="gr3" draw:text-style-name="P3" draw:layer="layout" svg:width="0.157cm" svg:height="0.205cm" svg:x="11.697cm" svg:y="5.091cm" svg:viewBox="0 0 158 206" svg:d="M83 0c58 0 78 39 74 103h-119c-10 71 45 95 112 75v5 6c-15 10-38 17-62 17-64 0-88-39-88-105-1-63 26-101 83-101zM122 86c14-67-68-96-82-28-1 8-2 17-2 28z">
          <text:p/>
        </draw:path>
        <draw:path draw:style-name="gr3" draw:text-style-name="P3" draw:layer="layout" svg:width="0.197cm" svg:height="0.198cm" svg:x="11.876cm" svg:y="5.093cm" svg:viewBox="0 0 198 199" svg:d="M139 59c5-43-48-40-79-30v77 79l27 5v4 5h-86c-4-15 15-10 23-14v-84-83c-8-3-27 1-23-14h56l3 15c36-27 115-34 115 37v64 65c8 4 27-1 23 14h-84v-5-4l25-5v-63z">
          <text:p/>
        </draw:path>
        <draw:path draw:style-name="gr3" draw:text-style-name="P3" draw:layer="layout" svg:width="0.178cm" svg:height="0.205cm" svg:x="12.096cm" svg:y="5.091cm" svg:viewBox="0 0 179 206" svg:d="M89 0c62 0 90 38 90 103 0 64-28 103-91 103-60 0-88-40-88-103 0-64 28-103 89-103zM88 189c47 0 55-41 55-86 0-46-8-86-55-86-46 1-52 40-52 86s7 85 52 86z">
          <text:p/>
        </draw:path>
        <draw:path draw:style-name="gr3" draw:text-style-name="P3" draw:layer="layout" svg:width="0.129cm" svg:height="0.2cm" svg:x="12.299cm" svg:y="5.091cm" svg:viewBox="0 0 130 201" svg:d="M60 30c19-12 41-29 70-30v27 26c-22 1-9-35-47-20l-23 7v73 74l34 5v4 5h-94v-5-4l26-5v-84-83c-11-3-29 3-26-14h57z">
          <text:p/>
        </draw:path>
        <draw:path draw:style-name="gr3" draw:text-style-name="P3" draw:layer="layout" svg:width="0.314cm" svg:height="0.198cm" svg:x="12.44cm" svg:y="5.092cm" svg:viewBox="0 0 315 199" svg:d="M139 59c5-43-49-37-80-29v77 78l28 5v4 5h-87c-3-15 15-10 24-14v-84-83c-9-3-27 1-24-14h57l1 15c26-17 90-35 108 3 38-26 123-43 123 34v64 65c10 4 28-2 25 14h-89v-5-4l30-5v-63-63c4-45-54-36-86-28 9 44 2 104 4 154l29 5v4 5h-91v-5-4l28-5v-63z">
          <text:p/>
        </draw:path>
        <draw:path draw:style-name="gr3" draw:text-style-name="P3" draw:layer="layout" svg:width="0.168cm" svg:height="0.202cm" svg:x="12.774cm" svg:y="5.092cm" svg:viewBox="0 0 169 203" svg:d="M24 7c48-11 121-16 121 47v66 66c9 4 28-2 24 14h-53l-4-20c-27 35-122 35-111-34-2-59 53-59 109-60 5-42-5-83-50-67-7 3-14 5-19 7-4 9 0 28-17 25v-22zM35 145c0 48 50 39 75 26v-35-35c-41 2-75-1-75 44z">
          <text:p/>
        </draw:path>
        <draw:polygon draw:style-name="gr3" draw:text-style-name="P3" draw:layer="layout" svg:width="0.101cm" svg:height="0.294cm" svg:x="12.955cm" svg:y="4.997cm" svg:viewBox="0 0 102 295" draw:points="69,281 102,286 102,290 102,295 0,295 0,290 0,286 34,281 34,148 34,14 0,10 0,5 0,0 69,0 69,141">
          <text:p/>
        </draw:polygon>
        <draw:path draw:style-name="gr3" draw:text-style-name="P3" draw:layer="layout" svg:width="0.1cm" svg:height="0.28cm" svg:x="13.074cm" svg:y="5.011cm" svg:viewBox="0 0 101 281" svg:d="M47 45c-28 0-31-46 0-45 15 0 21 8 23 23-1 13-9 22-23 22zM68 267l33 5v4 5h-101v-5-4l33-5v-83-84l-28-4v-5-5h63v91z">
          <text:p/>
        </draw:path>
        <draw:path draw:style-name="gr3" draw:text-style-name="P3" draw:layer="layout" svg:width="0.165cm" svg:height="0.194cm" svg:x="13.194cm" svg:y="5.097cm" svg:viewBox="0 0 166 195" svg:d="M0 195v-5-4l107-169c-27 2-64-5-83 7-5 9 2 31-17 29v-27-26h144v5 5l-107 169c34-3 77 3 102-10l10-41h10l-6 67z">
          <text:p/>
        </draw:path>
        <draw:path draw:style-name="gr3" draw:text-style-name="P3" draw:layer="layout" svg:width="0.156cm" svg:height="0.205cm" svg:x="13.386cm" svg:y="5.091cm" svg:viewBox="0 0 157 206" svg:d="M82 0c58 0 78 39 75 103h-120c-9 71 45 95 113 75v5 6c-15 10-39 17-63 17-64 0-87-39-87-105-2-63 25-101 82-101zM122 86c14-67-68-96-82-28-2 8-3 17-3 28z">
          <text:p/>
        </draw:path>
        <draw:path draw:style-name="gr4" draw:text-style-name="P4" draw:layer="layout" svg:width="4.337cm" svg:height="0.551cm" svg:x="5.591cm" svg:y="5.397cm" svg:viewBox="0 0 4338 552" svg:d="M0 95c0-52 43-95 95-95h4147c53 0 96 43 96 95v362c0 52-43 95-96 95h-4147c-52 0-95-43-95-95z">
          <text:p/>
        </draw:path>
        <draw:path draw:style-name="gr5" draw:text-style-name="P2" draw:layer="layout" svg:width="4.337cm" svg:height="0.551cm" svg:x="5.591cm" svg:y="5.397cm" svg:viewBox="0 0 4338 552" svg:d="M0 95c0-52 43-95 95-95h4147c53 0 96 43 96 95v362c0 52-43 95-96 95h-4147c-52 0-95-43-95-95z">
          <text:p/>
        </draw:path>
        <draw:path draw:style-name="gr3" draw:text-style-name="P3" draw:layer="layout" svg:width="0.181cm" svg:height="0.284cm" svg:x="8.886cm" svg:y="5.646cm" svg:viewBox="0 0 182 285" svg:d="M182 201c0 93-113 97-182 70v-32-32h14c1 41 26 61 72 61 58 0 81-68 38-96-45-29-124-26-124-101 0-79 102-78 168-63v29 29h-14l-7-34c-37-32-144-8-106 49 34 51 141 29 141 120z">
          <text:p/>
        </draw:path>
        <draw:path draw:style-name="gr3" draw:text-style-name="P3" draw:layer="layout" svg:width="0.11cm" svg:height="0.243cm" svg:x="9.097cm" svg:y="5.687cm" svg:viewBox="0 0 111 244" svg:d="M58 194c-1 30 30 31 53 24v7 7c-33 20-87 19-87-34v-68-67h-24c-3-17 16-12 24-18l21-45h13v23 22h46v9 9h-46v66z">
          <text:p/>
        </draw:path>
        <draw:path draw:style-name="gr3" draw:text-style-name="P3" draw:layer="layout" svg:width="0.179cm" svg:height="0.205cm" svg:x="9.227cm" svg:y="5.726cm" svg:viewBox="0 0 180 206" svg:d="M89 0c62 0 91 38 91 104 0 63-29 102-92 102-60 0-88-40-88-102 0-65 28-104 89-104zM88 189c47 0 55-41 55-85 0-47-8-87-55-87-46 1-52 40-52 87 0 45 7 84 52 85z">
          <text:p/>
        </draw:path>
        <draw:path draw:style-name="gr3" draw:text-style-name="P3" draw:layer="layout" svg:width="0.13cm" svg:height="0.2cm" svg:x="9.43cm" svg:y="5.726cm" svg:viewBox="0 0 131 201" svg:d="M60 30c19-12 41-29 71-30v27 26c-23 1-10-35-47-20l-24 7v73 74l34 5v4 5h-94v-5-4l25-5v-84-83c-9-3-28 3-25-14h58z">
          <text:p/>
        </draw:path>
        <draw:path draw:style-name="gr3" draw:text-style-name="P3" draw:layer="layout" svg:width="0.156cm" svg:height="0.205cm" svg:x="9.579cm" svg:y="5.726cm" svg:viewBox="0 0 157 206" svg:d="M83 0c57 0 77 39 74 104h-119c-9 70 45 94 112 74v5 6c-15 10-39 17-62 17-64 0-88-39-88-104-2-64 26-102 83-102zM122 86c14-67-67-96-81-28-2 8-3 17-3 28z">
          <text:p/>
        </draw:path>
        <draw:path draw:style-name="gr3" draw:text-style-name="P3" draw:layer="layout" svg:width="0.146cm" svg:height="0.226cm" svg:x="5.788cm" svg:y="5.541cm" svg:viewBox="0 0 147 227" svg:d="M142 188l5 3c-10 12-27 36-46 36-5 0-13-3-13-13 0-5 0-9 21-90 2-3 3-9 3-14 0-6-3-13-8-13-12 0-35 29-44 45-13 17-21 33-24 41l-9 41h-27l50-201c0 0 2-2 2-3 0-4-3-7-11-7-3 0-7 0-10 0v-5l53-8-37 139h2c17-19 41-62 71-62 15 0 20 11 20 22 0 8-1 14-3 22l-20 77c0 2-2 3-2 3 0 2 2 5 5 5 9 0 17-12 22-18z">
          <text:p/>
        </draw:path>
        <draw:path draw:style-name="gr3" draw:text-style-name="P3" draw:layer="layout" svg:width="0.122cm" svg:height="0.144cm" svg:x="5.951cm" svg:y="5.713cm" svg:viewBox="0 0 123 145" svg:d="M123 0l-20 79c0 5-2 8-2 10 0 1 2 3 3 3 7 0 11-6 15-11l3 1c-3 12-19 26-30 26-9 0-11-3-11-10 0-8 3-22 9-41-25 35-36 46-47 46-5 0-10-3-10-6-9 34-11 42-15 48h-18c3-4 6-12 11-28l29-117h19l-18 70c0 3 0 5 0 6 0 6 3 11 13 11 13 0 42-51 47-70l3-17z">
          <text:p/>
        </draw:path>
        <draw:path draw:style-name="gr3" draw:text-style-name="P3" draw:layer="layout" svg:width="0.086cm" svg:height="0.282cm" svg:x="6.129cm" svg:y="5.54cm" svg:viewBox="0 0 87 283" svg:d="M87 279l-5 4c-54-30-82-86-82-143 0-61 30-110 83-140l4 5c-46 39-59 69-59 135 0 61 13 98 59 139z">
          <text:p/>
        </draw:path>
        <draw:path draw:style-name="gr3" draw:text-style-name="P3" draw:layer="layout" svg:width="0.068cm" svg:height="0.208cm" svg:x="6.242cm" svg:y="5.559cm" svg:viewBox="0 0 69 209" svg:d="M69 17c0 8-8 15-16 15-11 0-17-7-17-15 0-9 6-17 17-17 8 0 16 8 16 17zM59 59l-32 121c0 2 0 3 0 5s1 3 4 3c7 0 10-3 22-17l5 3c-12 16-30 35-46 35-9 0-12-6-12-14 0-5 0-12 25-114l2-3c0-7-4-8-12-8-3 0-6 0-9 1v-6z">
          <text:p/>
        </draw:path>
        <draw:path draw:style-name="gr3" draw:text-style-name="P3" draw:layer="layout" svg:width="0.086cm" svg:height="0.282cm" svg:x="6.337cm" svg:y="5.54cm" svg:viewBox="0 0 87 283" svg:d="M0 5l5-5c50 30 82 86 82 141 0 62-30 111-84 142l-3-4c47-41 57-71 57-136 0-62-8-100-57-138z">
          <text:p/>
        </draw:path>
        <draw:path draw:style-name="gr3" draw:text-style-name="P3" draw:layer="layout" svg:width="0.346cm" svg:height="0.224cm" svg:x="6.459cm" svg:y="5.546cm" svg:viewBox="0 0 347 225" svg:d="M347 0l-1 7c-23 0-37 14-45 25l-147 193h-9v-149h-4l-98 149h-11v-191c0-18-10-27-29-27h-3l2-7h95l-2 7h-1c-15 0-26 0-26 23v127h2l75-112v-21c0-9-7-17-27-17h-4l2-7h95l-1 7h-7c-20 0-24 11-24 23v133h4l92-125c4-8 12-17 12-23 0-5-4-8-17-8h-6l1-7z">
          <text:p/>
        </draw:path>
        <draw:path draw:style-name="gr3" draw:text-style-name="P3" draw:layer="layout" svg:width="0.086cm" svg:height="0.282cm" svg:x="6.821cm" svg:y="5.54cm" svg:viewBox="0 0 87 283" svg:d="M87 279l-5 4c-52-30-82-86-82-143 0-61 30-110 84-140l3 5c-46 39-57 69-57 135 0 61 9 98 57 139z">
          <text:p/>
        </draw:path>
        <draw:path draw:style-name="gr3" draw:text-style-name="P3" draw:layer="layout" svg:width="0.113cm" svg:height="0.149cm" svg:x="6.932cm" svg:y="5.618cm" svg:viewBox="0 0 114 150" svg:d="M114 0l-8 47h-5c0-20-11-39-30-39-9 0-18 6-18 19 0 19 45 49 45 81 0 21-16 42-45 42-12 0-32-6-37-6-3 0-6 1-10 6h-6l8-52h6c0 22 13 44 35 44 20 0 25-16 25-31 0-27-44-43-44-76 0-26 19-35 39-35 15 0 21 6 31 6 3 0 6-3 9-6z">
          <text:p/>
        </draw:path>
        <draw:path draw:style-name="gr3" draw:text-style-name="P3" draw:layer="layout" svg:width="0.057cm" svg:height="0.135cm" svg:x="7.072cm" svg:y="5.681cm" svg:viewBox="0 0 58 136" svg:d="M58 31l-3 8h-16l-20 76v2c0 2 1 3 3 3 0 0 7 0 15-11l4 2c-5 8-19 25-32 25-8 0-9-6-9-13 0-3 0-6 1-8l19-76h-19l2-6c17-3 33-11 42-33h3l-7 31z">
          <text:p/>
        </draw:path>
        <draw:polygon draw:style-name="gr3" draw:text-style-name="P3" draw:layer="layout" svg:width="0.022cm" svg:height="0.292cm" svg:x="7.212cm" svg:y="5.535cm" svg:viewBox="0 0 23 293" draw:points="23,293 0,293 0,0 23,0">
          <text:p/>
        </draw:polygon>
        <draw:path draw:style-name="gr3" draw:text-style-name="P3" draw:layer="layout" svg:width="0.069cm" svg:height="0.208cm" svg:x="7.292cm" svg:y="5.559cm" svg:viewBox="0 0 70 209" svg:d="M70 17c0 8-7 15-16 15-10 0-16-7-16-15 0-9 6-17 16-17 9 0 16 8 16 17zM60 59l-30 121c0 2 0 3 0 5s2 3 3 3c8 0 10-3 22-17l5 3c-12 16-28 35-45 35-10 0-15-6-15-14 0-5 0-12 28-114v-3c0-7-3-8-9-8-4 0-9 0-11 1l-1-6z">
          <text:p/>
        </draw:path>
        <draw:path draw:style-name="gr3" draw:text-style-name="P3" draw:layer="layout" svg:width="0.086cm" svg:height="0.282cm" svg:x="7.389cm" svg:y="5.54cm" svg:viewBox="0 0 87 283" svg:d="M0 5l3-5c52 30 84 86 84 141 0 62-30 111-84 142l-3-4c48-41 57-71 57-136 0-62-9-100-57-138z">
          <text:p/>
        </draw:path>
        <draw:path draw:style-name="gr3" draw:text-style-name="P3" draw:layer="layout" svg:width="0.262cm" svg:height="0.131cm" svg:x="7.607cm" svg:y="5.614cm" svg:viewBox="0 0 263 132" svg:d="M263 78h-201c-3 0-8 4-8 8 0 3 0 4 5 8 9 9 19 20 27 31l-7 7c-22-26-47-50-79-64v-3c32-13 57-39 79-65l7 7c-8 11-18 22-27 32-4 4-5 7-5 10s1 6 8 6h201z">
          <text:p/>
        </draw:path>
        <draw:path draw:style-name="gr3" draw:text-style-name="P3" draw:layer="layout" svg:width="0.154cm" svg:height="0.208cm" svg:x="7.994cm" svg:y="5.618cm" svg:viewBox="0 0 155 209" svg:d="M81 44l9 79c19-27 32-49 38-61 8-13 10-19 10-26 0-8-18-11-18-24 0-6 7-12 16-12 11 0 19 8 19 20 0 26-54 108-68 125-24 30-46 64-69 64-13 0-18-11-18-19 0-10 8-15 13-15 14 0 13 11 19 11 5 0 25-20 34-33l-12-106c-2-16-5-35-25-35-3 0-8 0-11 2l-2-6 52-8c6 11 9 19 13 44z">
          <text:p/>
        </draw:path>
        <draw:path draw:style-name="gr3" draw:text-style-name="P3" draw:layer="layout" svg:width="0.09cm" svg:height="0.189cm" svg:x="8.145cm" svg:y="5.668cm" svg:viewBox="0 0 91 190" svg:d="M91 13c0 7-5 11-12 11-6 0-11-4-11-11 0-6 5-13 11-13 7 0 12 7 12 13zM86 42l-26 101c-4 20-17 47-43 47-12 0-17-6-17-14 0-5 3-11 11-11 5 0 8 3 8 8s-3 5-3 8c0 1 0 3 1 3 12 0 19-17 24-41l22-85c0-4-3-7-7-7-2 0-5 2-7 2v-3z">
          <text:p/>
        </draw:path>
        <draw:path draw:style-name="gr11" draw:text-style-name="P7" draw:layer="layout" svg:width="4.337cm" svg:height="0.502cm" svg:x="10.293cm" svg:y="6.667cm" svg:viewBox="0 0 4338 503" svg:d="M0 95c0-52 43-95 95-95h4148c52 0 95 43 95 95v312c0 53-43 96-95 96h-4148c-52 0-95-43-95-96z">
          <text:p/>
        </draw:path>
        <draw:path draw:style-name="gr10" draw:text-style-name="P2" draw:layer="layout" svg:width="4.337cm" svg:height="0.502cm" svg:x="10.293cm" svg:y="6.667cm" svg:viewBox="0 0 4338 503" svg:d="M0 95c0-52 43-95 95-95h4148c52 0 95 43 95 95v312c0 53-43 96-95 96h-4148c-52 0-95-43-95-96z">
          <text:p/>
        </draw:path>
        <draw:path draw:style-name="gr3" draw:text-style-name="P3" draw:layer="layout" svg:width="0.246cm" svg:height="0.17cm" svg:x="10.321cm" svg:y="5.611cm" svg:viewBox="0 0 247 171" svg:d="M243 127l4 4c-12 21-31 40-49 40-9 0-16-5-16-19 0-3 2-6 4-14l20-84c2-6 3-9 3-16 0-8-3-14-9-14-21 0-62 69-69 92l-13 52h-30l30-114c0-4 1-11 1-16 0-8-1-14-9-14-19 0-60 69-67 92l-12 52h-31l37-142c0-8-3-13-13-13-3 0-8 0-11 2v-7l59-8-16 65h2c36-55 58-65 73-65s21 13 21 30c0 7-1 13-3 20l-3 15h1c12-22 31-44 50-57 8-6 16-8 22-8 14 0 21 10 21 27 0 7 0 13-4 23l-22 88c0 1-1 3-1 5 0 3 3 4 6 4 6 0 16-6 24-20z">
          <text:p/>
        </draw:path>
        <draw:path draw:style-name="gr3" draw:text-style-name="P3" draw:layer="layout" svg:width="0.162cm" svg:height="0.17cm" svg:x="10.594cm" svg:y="5.611cm" svg:viewBox="0 0 163 171" svg:d="M163 5l-33 131v3c0 5 2 8 5 8s9-1 24-20l4 4c-11 18-31 40-51 40-13 0-16-8-16-20 0-5 3-13 4-20h-1c-27 35-51 40-65 40-24 0-34-20-34-44 0-51 50-127 104-127 18 0 26 8 26 18l3-13zM124 37c0-14-3-26-19-26-27 0-49 32-62 65-6 17-11 33-11 48 0 19 13 23 22 23 27 0 53-35 65-71 3-10 5-24 5-39z">
          <text:p/>
        </draw:path>
        <draw:path draw:style-name="gr3" draw:text-style-name="P3" draw:layer="layout" svg:width="0.178cm" svg:height="0.237cm" svg:x="10.777cm" svg:y="5.611cm" svg:viewBox="0 0 179 238" svg:d="M179 10l-5 17h-30c5 7 6 11 6 19 0 29-20 53-55 56-22 3-33 13-33 22 0 24 90 8 90 57 0 27-26 57-84 57-49 0-68-21-68-43s21-34 43-42c-6-5-8-11-8-18 0-14 14-33 32-33v-2c-26-4-35-23-35-41 0-30 25-59 65-59 17 0 28 5 34 10zM120 35c0-14-5-24-22-24-20 0-36 27-36 53 0 17 5 30 21 30 28 0 37-38 37-59zM125 193c0-31-50-28-74-37-3 3-7 5-10 6-9 8-17 19-17 28 0 19 16 37 52 37 35 0 49-16 49-34z">
          <text:p/>
        </draw:path>
        <draw:path draw:style-name="gr3" draw:text-style-name="P3" draw:layer="layout" svg:width="0.165cm" svg:height="0.17cm" svg:x="10.966cm" svg:y="5.611cm" svg:viewBox="0 0 166 171" svg:d="M166 131l-2 2c-11 13-28 38-47 38-13 0-16-9-16-17 0-7 2-11 2-16l22-84c0-2 3-11 3-17 0-7-3-14-10-14-14 0-38 34-49 51-14 21-24 38-27 46l-12 48h-30l37-142c0-8-1-13-11-13-4 0-8 0-11 2l-1-7 60-8-19 73h2c1 0 20-28 20-30 16-19 38-43 60-43 18 0 23 11 23 23 0 9-3 19-5 27l-22 88c0 1 0 1 0 3 0 3 1 6 4 6 10 0 20-14 24-20z">
          <text:p/>
        </draw:path>
        <draw:path draw:style-name="gr3" draw:text-style-name="P3" draw:layer="layout" svg:width="0.222cm" svg:height="0.1cm" svg:x="11.266cm" svg:y="5.632cm" svg:viewBox="0 0 223 101" svg:d="M223 25h-223v-25h223zM223 101h-223v-25h223z">
          <text:p/>
        </draw:path>
        <draw:path draw:style-name="gr3" draw:text-style-name="P3" draw:layer="layout" svg:width="0.245cm" svg:height="0.248cm" svg:x="11.626cm" svg:y="5.53cm" svg:viewBox="0 0 246 249" svg:d="M61 0h95c32 0 90 4 90 57 0 28-16 46-34 55-10 5-21 8-29 10l2 2c22 3 48 19 48 52 0 36-31 73-110 73h-123l2-6h8c28 0 35-11 38-24l48-187c0-2 0-8 0-9 0-10-7-16-29-16h-8zM140 16l-22 96c6 2 14 4 19 4 43 0 63-26 63-62 0-31-23-39-44-39-6 0-11 1-16 1zM115 130l-27 100c9 3 17 5 27 5 36 0 73-16 73-65 0-29-26-42-54-42-7 0-15 0-19 2z">
          <text:p/>
        </draw:path>
        <draw:path draw:style-name="gr3" draw:text-style-name="P3" draw:layer="layout" svg:width="0.163cm" svg:height="0.17cm" svg:x="11.89cm" svg:y="5.611cm" svg:viewBox="0 0 164 171" svg:d="M164 5l-33 131c0 0-2 0-2 3 0 5 4 8 7 8s9-1 24-20l4 4c-12 18-33 40-50 40-13 0-16-8-16-20 0-5 1-13 4-20h-1c-28 35-52 40-66 40-24 0-35-20-35-44 0-51 51-127 106-127 16 0 23 8 25 18l3-13zM125 37c0-14-5-26-19-26-27 0-49 32-62 65-8 17-11 33-11 48 0 19 11 23 22 23 26 0 54-35 65-71 3-10 5-24 5-39z">
          <text:p/>
        </draw:path>
        <draw:path draw:style-name="gr3" draw:text-style-name="P3" draw:layer="layout" svg:width="0.137cm" svg:height="0.167cm" svg:x="12.077cm" svg:y="5.611cm" svg:viewBox="0 0 138 168" svg:d="M54 65h2c5-6 8-14 12-20 13-21 33-45 54-45 11 0 16 8 16 18 0 14-10 32-24 32-16 0-11-15-20-15-22 0-56 96-57 104l-8 29h-29l35-139c0-5 2-6 2-10s-5-6-13-6c-3 0-8 0-11 2v-7l59-8z">
          <text:p/>
        </draw:path>
        <draw:path draw:style-name="gr3" draw:text-style-name="P3" draw:layer="layout" svg:width="0.137cm" svg:height="0.167cm" svg:x="12.231cm" svg:y="5.611cm" svg:viewBox="0 0 138 168" svg:d="M54 65h3c4-6 8-14 11-20 14-21 33-45 54-45 11 0 16 8 16 18 0 14-8 32-24 32-14 0-11-15-18-15-24 0-58 96-59 104l-8 29h-29l35-139c0-5 2-6 2-10s-5-6-13-6c-3 0-8 0-11 2v-7l59-8z">
          <text:p/>
        </draw:path>
        <draw:path draw:style-name="gr3" draw:text-style-name="P3" draw:layer="layout" svg:width="0.238cm" svg:height="0.255cm" svg:x="12.393cm" svg:y="5.526cm" svg:viewBox="0 0 239 256" svg:d="M239 0l-20 82h-5c0-3 0-6 0-9 0-32-19-61-60-61-16 0-47 11-47 37 0 27 23 43 45 60 22 19 44 41 44 75 0 37-33 72-92 72-37 0-48-14-77-14-9 0-14 5-21 14h-6l22-90h7c0 3 0 8 0 11 1 31 16 65 65 65 48 0 60-27 60-52 0-14-7-27-18-36-11-13-29-26-44-40-11-10-27-30-27-49 0-30 24-65 85-65 32 0 53 12 69 12 8 0 14-8 14-12z">
          <text:p/>
        </draw:path>
        <draw:path draw:style-name="gr3" draw:text-style-name="P3" draw:layer="layout" svg:width="0.165cm" svg:height="0.255cm" svg:x="12.649cm" svg:y="5.526cm" svg:viewBox="0 0 166 256" svg:d="M161 211l5 5c-11 13-31 40-52 40-6 0-14-3-14-16 0-4 0-9 24-101 0-3 3-11 3-17 0-7-3-13-10-13-14 0-38 32-51 51-12 19-23 38-25 46l-13 47h-28l57-228c0-2 0-3 0-5 0-5-3-8-11-8-3 0-8 0-11 2v-6l60-8-41 157h1c19-22 46-72 81-72 17 0 23 13 23 26 0 9-3 17-4 25l-24 87c0 1 0 3 0 5 0 1 0 4 5 4 9 0 19-12 25-21z">
          <text:p/>
        </draw:path>
        <draw:path draw:style-name="gr3" draw:text-style-name="P3" draw:layer="layout" svg:width="0.079cm" svg:height="0.236cm" svg:x="12.844cm" svg:y="5.545cm" svg:viewBox="0 0 80 237" svg:d="M80 20c0 9-10 17-20 17-11 0-17-8-17-17 0-10 6-20 17-20 10 0 20 10 20 20zM67 67l-34 137c-1 3-1 5-1 6 0 2 3 3 4 3 10 0 12-4 26-19l5 3c-15 18-32 40-51 40-11 0-16-6-16-17 0-5 0-11 30-127 0-2 2-3 2-5 0-6-3-8-13-8-3 0-8 0-10 2l-1-7z">
          <text:p/>
        </draw:path>
        <draw:path draw:style-name="gr3" draw:text-style-name="P3" draw:layer="layout" svg:width="0.218cm" svg:height="0.322cm" svg:x="12.958cm" svg:y="5.526cm" svg:viewBox="0 0 219 323" svg:d="M80 87h12c24 0 23-30 38-54 13-18 29-33 59-33 19 0 30 8 30 22 0 9-8 14-16 14-11 0-13-3-13-9 0-5 3-12 3-15 0-1-1-3-6-3-20 0-34 21-42 51l-7 27h31l-5 14h-29l-30 115c-3 12-6 26-11 40-13 32-33 67-67 67-17 0-27-10-27-21 0-8 5-17 16-17s14 6 14 11c0 8-6 8-6 13 0 3 3 3 6 3 24 0 35-59 42-81l33-130h-30z">
          <text:p/>
        </draw:path>
        <draw:path draw:style-name="gr3" draw:text-style-name="P3" draw:layer="layout" svg:width="0.092cm" svg:height="0.217cm" svg:x="13.192cm" svg:y="5.564cm" svg:viewBox="0 0 93 218" svg:d="M93 47l-5 15h-27l-29 122c0 0-1 1-1 4s1 5 6 5c0 0 10 0 24-20l5 3c-10 14-29 42-51 42-12 0-15-9-15-20 0-5 0-10 1-14l31-122h-29l1-12c30-4 52-19 68-50h5l-11 47z">
          <text:p/>
        </draw:path>
        <draw:path draw:style-name="gr3" draw:text-style-name="P3" draw:layer="layout" svg:width="0.097cm" svg:height="0.323cm" svg:x="13.376cm" svg:y="5.522cm" svg:viewBox="0 0 98 324" svg:d="M98 317l-5 7c-60-35-93-99-93-162 0-71 34-127 94-162l4 5c-53 46-65 81-65 155 0 70 12 113 65 157z">
          <text:p/>
        </draw:path>
        <draw:path draw:style-name="gr3" draw:text-style-name="P3" draw:layer="layout" svg:width="0.166cm" svg:height="0.255cm" svg:x="13.5cm" svg:y="5.526cm" svg:viewBox="0 0 167 256" svg:d="M161 211l6 5c-11 13-30 40-51 40-6 0-15-3-15-16 0-4 1-9 25-101 0-3 2-11 2-17 0-7-2-13-8-13-15 0-40 32-51 51-13 19-24 38-26 46l-12 47h-31l59-228c0-2 0-3 0-5 0-5-3-8-11-8-5 0-8 0-11 2l-1-6 60-8-41 157h1c21-22 48-72 83-72 16 0 20 13 20 26 0 9-1 17-3 25l-22 87c0 1-2 3-2 5 0 1 2 4 5 4 10 0 19-12 24-21z">
          <text:p/>
        </draw:path>
        <draw:path draw:style-name="gr3" draw:text-style-name="P3" draw:layer="layout" svg:width="0.173cm" svg:height="0.121cm" svg:x="13.685cm" svg:y="5.716cm" svg:viewBox="0 0 174 122" svg:d="M171 89l3 3c-8 15-22 30-35 30-4 0-9-3-9-13 0-3 0-6 2-12l14-59c1-3 1-6 1-11s-1-9-6-9c-14 0-43 47-48 65l-9 36h-22l22-81c0-1 1-6 1-11s-1-9-6-9c-15 0-44 47-48 65l-10 36h-21l26-100c0-5-2-9-10-9-1 0-5 0-6 1v-5l41-6-11 46h2c23-38 42-46 51-46 10 0 15 10 15 22 0 5 0 8-2 15l-3 9h2c7-14 20-30 34-40 5-4 12-6 16-6 10 0 15 8 15 19 0 5 0 10-2 16l-16 62c-1 2-1 3-1 3 0 3 1 3 4 3 5 0 11-3 16-14z">
          <text:p/>
        </draw:path>
        <draw:path draw:style-name="gr3" draw:text-style-name="P3" draw:layer="layout" svg:width="0.052cm" svg:height="0.092cm" svg:x="13.927cm" svg:y="5.738cm" svg:viewBox="0 0 53 93" svg:d="M9 93l-3-6c21-14 33-29 33-41 0-2-3-5-8-5-3 0-6 2-11 2-12 0-20-7-20-19 0-14 8-24 22-24 18 0 31 16 31 35 0 22-16 46-44 58z">
          <text:p/>
        </draw:path>
        <draw:path draw:style-name="gr3" draw:text-style-name="P3" draw:layer="layout" svg:width="0.176cm" svg:height="0.235cm" svg:x="14.168cm" svg:y="5.611cm" svg:viewBox="0 0 177 236" svg:d="M92 51l10 88c23-31 36-55 44-69s11-22 11-28c0-8-19-13-19-27 0-8 6-15 18-15 11 0 21 8 21 24 0 29-61 120-77 141-29 35-52 71-78 71-14 0-22-11-22-20 0-11 11-16 16-16 16 0 16 12 22 12s27-23 37-39l-15-119c-1-17-4-39-25-39-5 0-11 0-14 1v-6l55-10c10 13 11 23 16 51z">
          <text:p/>
        </draw:path>
        <draw:path draw:style-name="gr3" draw:text-style-name="P3" draw:layer="layout" svg:width="0.1cm" svg:height="0.121cm" svg:x="14.355cm" svg:y="5.716cm" svg:viewBox="0 0 101 122" svg:d="M88 89l3 3c-19 23-37 30-54 30-26 0-37-23-37-43 0-6 0-9 2-15 6-31 36-64 70-64 11 0 29 5 29 21 0 33-47 47-79 49v6c0 18 15 30 31 30 11 0 25-6 35-17zM22 62h4c27 0 52-19 52-41 0-8-5-13-11-13-21 0-37 32-45 54z">
          <text:p/>
        </draw:path>
        <draw:path draw:style-name="gr3" draw:text-style-name="P3" draw:layer="layout" svg:width="0.097cm" svg:height="0.323cm" svg:x="14.512cm" svg:y="5.522cm" svg:viewBox="0 0 98 324" svg:d="M0 5l5-5c60 35 93 97 93 163 0 70-33 124-93 161l-5-7c55-44 67-79 67-152s-10-115-67-160z">
          <text:p/>
        </draw:path>
        <draw:path draw:style-name="gr3" draw:text-style-name="P3" draw:layer="layout" svg:width="0.184cm" svg:height="0.257cm" svg:x="10.496cm" svg:y="6.796cm" svg:viewBox="0 0 185 258" svg:d="M185 0l-57 226c0 2 0 3 0 5 0 1 2 3 5 3 8 0 19-13 24-21l4 5c-12 16-31 40-49 40-13 0-16-10-16-16 0-8 2-13 3-24h-1c-28 35-52 40-66 40-27 0-32-29-32-49 0-39 38-123 98-123 21 0 30 10 30 19h2l19-79c0-2 1-3 1-5 0-5-3-9-12-9-4 0-8 2-12 2l-1-6zM122 124c0-17-5-27-21-27-37 0-69 75-69 112 0 19 11 25 22 25 25 0 52-35 63-70 3-14 5-28 5-40z">
          <text:p/>
        </draw:path>
        <draw:path draw:style-name="gr3" draw:text-style-name="P3" draw:layer="layout" svg:width="0.151cm" svg:height="0.17cm" svg:x="10.696cm" svg:y="6.881cm" svg:viewBox="0 0 152 171" svg:d="M152 57c0 53-41 114-100 114-39 0-52-33-52-61 0-49 41-110 96-110 30 0 56 18 56 57zM122 46c0-14-7-35-26-35-31 0-63 56-63 108 0 13 0 41 22 41 40 0 67-85 67-114z">
          <text:p/>
        </draw:path>
        <draw:path draw:style-name="gr3" draw:text-style-name="P3" draw:layer="layout" svg:width="0.092cm" svg:height="0.217cm" svg:x="10.871cm" svg:y="6.834cm" svg:viewBox="0 0 93 218" svg:d="M93 48l-5 15h-27l-29 122-2 3c0 3 2 5 7 5 0 0 10 0 24-19l5 3c-10 13-29 41-52 41-11 0-14-9-14-19 0-6 0-11 1-14l31-122h-29l1-10c30-6 52-21 68-53h5l-11 48z">
          <text:p/>
        </draw:path>
        <draw:path draw:style-name="gr3" draw:text-style-name="P3" draw:layer="layout" svg:width="0.173cm" svg:height="0.121cm" svg:x="10.982cm" svg:y="6.986cm" svg:viewBox="0 0 174 122" svg:d="M171 92l3 1c-8 16-22 29-35 29-5 0-10-3-10-13 0-2 0-5 2-11l14-59c2-3 2-7 2-10 0-7-2-11-6-11-15 0-45 50-48 66l-10 36h-20l20-81c0-1 2-7 2-10 0-7-2-11-6-11-15 0-43 50-48 66l-10 36h-21l26-101c0-5-1-9-9-9-2 0-5 1-7 1l-1-5 43-6-13 47h2c25-39 41-47 52-47 9 0 14 11 14 22 0 5 0 8-1 16l-4 9h2c8-15 21-31 35-41 5-3 9-6 16-6 9 0 14 8 14 19 0 5 0 11-1 19l-18 60c0 2 0 3 0 5 0 1 2 3 5 3 5 0 11-5 16-14z">
          <text:p/>
        </draw:path>
        <draw:path draw:style-name="gr3" draw:text-style-name="P3" draw:layer="layout" svg:width="0.222cm" svg:height="0.1cm" svg:x="11.325cm" svg:y="6.902cm" svg:viewBox="0 0 223 101" svg:d="M223 25h-223v-25h223zM223 101h-223v-25h223z">
          <text:p/>
        </draw:path>
        <draw:path draw:style-name="gr3" draw:text-style-name="P3" draw:layer="layout" svg:width="0.184cm" svg:height="0.257cm" svg:x="11.685cm" svg:y="6.796cm" svg:viewBox="0 0 185 258" svg:d="M185 0l-56 226c0 2-2 3-2 5 0 1 3 3 6 3 8 0 18-13 24-21l3 5c-11 16-30 40-49 40-11 0-14-10-14-16 0-8 0-13 3-24h-1c-29 35-51 40-66 40-27 0-33-29-33-49 0-39 40-123 99-123 20 0 30 10 30 19l20-79c0-2 0-3 0-5 0-5-1-9-11-9-5 0-8 2-11 2l-1-6zM122 124c0-17-4-27-20-27-38 0-69 75-69 112 0 19 12 25 21 25 27 0 52-35 64-70 3-14 4-28 4-40z">
          <text:p/>
        </draw:path>
        <draw:path draw:style-name="gr3" draw:text-style-name="P3" draw:layer="layout" svg:width="0.151cm" svg:height="0.17cm" svg:x="11.887cm" svg:y="6.881cm" svg:viewBox="0 0 152 171" svg:d="M152 57c0 53-42 114-99 114-41 0-53-33-53-61 0-49 40-110 96-110 30 0 56 18 56 57zM121 46c0-14-4-35-25-35-32 0-65 56-65 108 0 13 0 41 24 41 39 0 66-85 66-114z">
          <text:p/>
        </draw:path>
        <draw:path draw:style-name="gr3" draw:text-style-name="P3" draw:layer="layout" svg:width="0.092cm" svg:height="0.217cm" svg:x="12.06cm" svg:y="6.834cm" svg:viewBox="0 0 93 218" svg:d="M93 48l-3 15h-27l-30 122-2 3c0 3 2 5 8 5 0 0 9 0 22-19l5 3c-8 13-27 41-50 41-13 0-16-9-16-19 0-6 1-11 3-14l30-122h-28l1-10c29-6 52-21 68-53h5l-12 48z">
          <text:p/>
        </draw:path>
        <draw:path draw:style-name="gr3" draw:text-style-name="P3" draw:layer="layout" svg:width="0.173cm" svg:height="0.121cm" svg:x="12.172cm" svg:y="6.986cm" svg:viewBox="0 0 174 122" svg:d="M171 92l3 1c-7 16-22 29-34 29-7 0-12-3-12-13 0-2 2-5 4-11l14-59c2-3 2-7 2-10 0-7-2-11-7-11-14 0-44 50-47 66l-10 36h-21l21-81c0-1 2-7 2-10 0-7-2-11-7-11-14 0-44 50-47 66l-11 36h-21l27-101c0-5-3-9-11-9-1 0-4 1-6 1l-2-5 44-6-12 47h1c26-39 41-47 53-47 9 0 14 11 14 22 0 5-2 8-3 16l-2 9c8-15 22-31 35-41 6-3 11-6 17-6 10 0 15 8 15 19 0 5 0 11-2 19l-17 60c0 2 0 3 0 5 0 1 1 3 4 3 4 0 12-5 16-14z">
          <text:p/>
        </draw:path>
        <draw:polygon draw:style-name="gr3" draw:text-style-name="P3" draw:layer="layout" svg:width="0.222cm" svg:height="0.224cm" svg:x="12.495cm" svg:y="6.84cm" svg:viewBox="0 0 223 225" draw:points="223,124 125,124 125,225 99,225 99,124 0,124 0,100 99,100 99,0 125,0 125,100 223,100">
          <text:p/>
        </draw:polygon>
        <draw:path draw:style-name="gr3" draw:text-style-name="P3" draw:layer="layout" svg:width="0.245cm" svg:height="0.17cm" svg:x="12.831cm" svg:y="6.881cm" svg:viewBox="0 0 246 171" svg:d="M241 126l5 4c-11 22-33 41-50 41-8 0-15-5-15-19 0-3 0-6 2-14l22-84c2-6 2-9 2-16 0-8-2-14-10-14-19 0-62 68-67 92l-12 52h-30l28-114c2-4 2-9 2-16 0-8-2-14-8-14-19 0-62 68-67 92l-14 52h-29l35-142c0-8-1-13-13-13-3 0-6 0-9 2l-2-7 61-8-18 64h3c35-54 59-64 73-64 13 0 21 13 21 30 0 7-2 13-3 20l-5 14h2c11-19 31-43 49-56 9-6 16-8 24-8 13 0 21 10 21 27 0 7-1 13-3 23l-23 88c-2 1-2 3-2 5 0 3 2 4 7 4 7 0 17-6 23-21z">
          <text:p/>
        </draw:path>
        <draw:path draw:style-name="gr3" draw:text-style-name="P3" draw:layer="layout" svg:width="0.163cm" svg:height="0.17cm" svg:x="13.103cm" svg:y="6.881cm" svg:viewBox="0 0 164 171" svg:d="M164 5l-33 131c0 0-2 0-2 5 0 3 3 6 7 6 3 0 9-1 23-21l5 4c-12 19-32 41-51 41-12 0-15-8-15-20 0-5 3-13 4-21h-1c-27 36-51 41-65 41-25 0-36-20-36-45 0-51 52-126 106-126 15 0 23 8 25 18l3-13zM125 38c0-15-5-27-19-27-26 0-48 32-61 64-6 17-11 35-11 48 0 21 13 26 22 26 26 0 53-38 64-74 3-10 5-24 5-37z">
          <text:p/>
        </draw:path>
        <draw:path draw:style-name="gr3" draw:text-style-name="P3" draw:layer="layout" svg:width="0.18cm" svg:height="0.237cm" svg:x="13.285cm" svg:y="6.881cm" svg:viewBox="0 0 181 238" svg:d="M181 10l-5 17h-32c5 7 7 11 7 19 0 29-20 54-53 57-22 3-33 13-33 22 0 24 87 10 87 56 0 27-24 57-81 57-52 0-71-21-71-43s21-33 45-41c-7-3-10-11-10-18 0-14 15-33 35-33v-2c-27-4-38-23-38-42 0-30 26-59 68-59 16 0 27 5 33 10zM122 35c0-14-5-24-21-24-20 0-38 27-38 53 0 17 5 31 22 31 27 0 37-39 37-60zM127 193c0-28-51-27-73-35-4 2-8 4-11 5-11 8-19 18-19 29 0 17 18 36 53 36s50-17 50-35z">
          <text:p/>
        </draw:path>
        <draw:path draw:style-name="gr3" draw:text-style-name="P3" draw:layer="layout" svg:width="0.165cm" svg:height="0.17cm" svg:x="13.476cm" svg:y="6.881cm" svg:viewBox="0 0 166 171" svg:d="M166 130l-2 2c-11 14-29 39-48 39-13 0-16-9-16-17 0-5 1-11 1-16l23-84c0-3 3-11 3-16 0-8-3-15-10-15-14 0-38 33-49 50-14 21-24 38-27 46l-13 49h-28l36-142c0-8-1-13-11-13-5 0-8 0-11 2l-2-7 61-8-19 72h1c2 0 21-27 21-29 16-19 38-43 60-43 19 0 24 11 24 23 0 9-4 19-5 27l-23 88c0 1 0 1 0 5 0 1 1 4 4 4 11 0 20-15 25-21z">
          <text:p/>
        </draw:path>
        <draw:path draw:style-name="gr4" draw:text-style-name="P4" draw:layer="layout" svg:width="2.026cm" svg:height="0.446cm" svg:x="7.899cm" svg:y="6.731cm" svg:viewBox="0 0 2027 447" svg:d="M0 95c0-53 43-95 95-95h1836c53 0 96 42 96 95v256c0 54-43 96-96 96h-1836c-52 0-95-42-95-96z">
          <text:p/>
        </draw:path>
        <draw:path draw:style-name="gr5" draw:text-style-name="P2" draw:layer="layout" svg:width="2.026cm" svg:height="0.446cm" svg:x="7.899cm" svg:y="6.731cm" svg:viewBox="0 0 2027 447" svg:d="M0 95c0-53 43-95 95-95h1836c53 0 96 42 96 95v256c0 54-43 96-96 96h-1836c-52 0-95-42-95-96z">
          <text:p/>
        </draw:path>
        <draw:path draw:style-name="gr3" draw:text-style-name="P3" draw:layer="layout" svg:width="0.163cm" svg:height="0.34cm" svg:x="8.147cm" svg:y="6.789cm" svg:viewBox="0 0 164 341" svg:d="M164 21c0 11-9 19-21 19-11 0-19-8-19-19 0-10 8-21 19-21 12 0 21 11 21 21zM156 73l-46 182c-9 37-34 86-80 86-23 0-30-14-30-27 0-8 4-21 19-21 8 0 15 7 15 16 0 7-7 8-7 15 0 1 3 3 4 3 19 0 34-32 45-72l39-155c0-5-5-9-13-9-5 0-9 1-13 1v-6z">
          <text:p/>
        </draw:path>
        <draw:path draw:style-name="gr3" draw:text-style-name="P3" draw:layer="layout" svg:width="0.248cm" svg:height="0.113cm" svg:x="8.456cm" svg:y="6.886cm" svg:viewBox="0 0 249 114" svg:d="M249 30h-249v-30h249zM249 114h-249v-29h249z">
          <text:p/>
        </draw:path>
        <draw:path draw:style-name="gr3" draw:text-style-name="P3" draw:layer="layout" svg:width="0.163cm" svg:height="0.34cm" svg:x="8.836cm" svg:y="6.789cm" svg:viewBox="0 0 164 341" svg:d="M164 21c0 11-9 19-21 19-11 0-19-8-19-19 0-10 8-21 19-21 12 0 21 11 21 21zM156 73l-46 182c-9 37-33 86-80 86-23 0-30-14-30-27 0-8 4-21 19-21 8 0 15 7 15 16 0 7-7 8-7 15 0 1 3 3 4 3 20 0 35-32 46-72l38-155c0-5-5-9-13-9-5 0-9 1-13 1v-6z">
          <text:p/>
        </draw:path>
        <draw:polygon draw:style-name="gr3" draw:text-style-name="P3" draw:layer="layout" svg:width="0.248cm" svg:height="0.249cm" svg:x="9.121cm" svg:y="6.818cm" svg:viewBox="0 0 249 250" draw:points="249,139 138,139 138,250 110,250 110,139 0,139 0,112 110,112 110,0 138,0 138,112 249,112">
          <text:p/>
        </draw:polygon>
        <draw:path draw:style-name="gr3" draw:text-style-name="P3" draw:layer="layout" svg:width="0.121cm" svg:height="0.286cm" svg:x="9.531cm" svg:y="6.764cm" svg:viewBox="0 0 122 287" svg:d="M122 287h-119v-7c33-1 42-11 42-33v-192c0-14-4-20-12-20-5 0-13 1-19 5l-14 4v-6l77-38 5 1v254c0 17 8 25 40 25z">
          <text:p/>
        </draw:path>
        <draw:path draw:style-name="gr3" draw:text-style-name="P3" draw:layer="layout" svg:width="4.904cm" svg:height="2.588cm" svg:x="2.679cm" svg:y="4.381cm" svg:viewBox="0 0 4905 2589" svg:d="M32 2478l11 31 29 32 41 16h4792v32h-4797l-54-16-40-48-14-47v-1557h32zM313 32h-200l-41 16-29 16-11 47v302h-32v-302l14-63 40-32 54-16h205z">
          <text:p/>
        </draw:path>
        <draw:polygon draw:style-name="gr3" draw:text-style-name="P3" draw:layer="layout" svg:width="0.017cm" svg:height="0.032cm" svg:x="2.992cm" svg:y="4.381cm" svg:viewBox="0 0 18 33" draw:points="18,33 0,33 0,0 18,0">
          <text:p/>
        </draw:polygon>
        <draw:polygon draw:style-name="gr3" draw:text-style-name="P3" draw:layer="layout" svg:width="0.227cm" svg:height="0.143cm" svg:x="7.599cm" svg:y="6.873cm" svg:viewBox="0 0 228 144" draw:points="228,81 0,144 0,0">
          <text:p/>
        </draw:polygon>
        <draw:path draw:style-name="gr3" draw:text-style-name="P3" draw:layer="layout" svg:width="0.294cm" svg:height="0.19cm" svg:x="7.583cm" svg:y="6.858cm" svg:viewBox="0 0 295 191" svg:d="M295 96l-295 95v-191zM32 143l159-47-159-49z">
          <text:p/>
        </draw:path>
        <draw:polygon draw:style-name="gr6" draw:text-style-name="P5" draw:layer="layout" svg:width="0.285cm" svg:height="0.277cm" svg:x="2.448cm" svg:y="4.855cm" svg:viewBox="0 0 286 278" draw:points="227,16 189,12 189,6 189,0 286,0 286,6 286,12 248,16 248,147 248,278 228,278 58,28 58,144 58,261 95,267 95,273 95,278 0,278 0,273 0,267 37,261 37,139 37,16 0,12 0,6 0,0 85,0 227,206 227,111">
          <text:p/>
        </draw:polygon>
        <draw:path draw:style-name="gr6" draw:text-style-name="P5" draw:layer="layout" svg:width="0.179cm" svg:height="0.205cm" svg:x="2.757cm" svg:y="4.932cm" svg:viewBox="0 0 180 206" svg:d="M91 0c61 0 89 38 89 104 0 63-28 102-90 102-60 0-90-40-90-102 0-65 30-104 91-104zM90 190c45 0 54-42 54-86 0-47-9-87-54-87-46 1-52 40-52 87 0 46 7 84 52 86z">
          <text:p/>
        </draw:path>
        <draw:path draw:style-name="gr4" draw:text-style-name="P4" draw:layer="layout" svg:width="1.955cm" svg:height="0.634cm" svg:x="7.927cm" svg:y="7.62cm" svg:viewBox="0 0 1956 635" svg:d="M887 12c51-16 132-16 181 0l851 276c49 17 49 43 0 59l-851 276c-49 16-130 16-181 0l-850-276c-49-16-49-42 0-59z">
          <text:p/>
        </draw:path>
        <draw:path draw:style-name="gr5" draw:text-style-name="P2" draw:layer="layout" svg:width="1.955cm" svg:height="0.634cm" svg:x="7.927cm" svg:y="7.62cm" svg:viewBox="0 0 1956 635" svg:d="M887 12c51-16 132-16 181 0l851 276c49 17 49 43 0 59l-851 276c-49 16-130 16-181 0l-850-276c-49-16-49-42 0-59z">
          <text:p/>
        </draw:path>
        <draw:path draw:style-name="gr3" draw:text-style-name="P3" draw:layer="layout" svg:width="0.127cm" svg:height="0.264cm" svg:x="8.515cm" svg:y="7.824cm" svg:viewBox="0 0 128 265" svg:d="M128 16c0 8-6 16-16 16s-16-8-16-16 6-16 16-16 16 8 16 16zM122 57l-35 140c-8 30-27 68-63 68-18 0-24-11-24-19s3-18 16-18c6 0 11 5 11 13 0 5-5 5-5 11 0 2 2 3 3 3 15 0 26-25 35-58l30-119c0-5-3-8-11-8-2 0-7 2-8 2l-2-5z">
          <text:p/>
        </draw:path>
        <draw:polygon draw:style-name="gr3" draw:text-style-name="P3" draw:layer="layout" svg:width="0.185cm" svg:height="0.183cm" svg:x="8.758cm" svg:y="7.851cm" svg:viewBox="0 0 186 184" draw:points="186,184 0,95 0,92 186,0 186,21 45,93 186,163">
          <text:p/>
        </draw:polygon>
        <draw:path draw:style-name="gr3" draw:text-style-name="P3" draw:layer="layout" svg:width="0.284cm" svg:height="0.214cm" svg:x="9.069cm" svg:y="7.812cm" svg:viewBox="0 0 285 215" svg:d="M285 0l-2 4h-6c-24 0-32 10-35 21l-47 190h-8l-90-174h-3l-35 148c0 3-2 6-2 9 0 6 6 11 25 11h7l-2 6h-87l1-6h7c24 0 32-9 35-20l41-167c-6-14-21-18-30-18h-6l1-4h65l79 152h2l31-127c2-2 2-5 2-8 0-6-6-13-25-13h-7l2-4z">
          <text:p/>
        </draw:path>
        <draw:path draw:style-name="gr3" draw:text-style-name="P3" draw:layer="layout" svg:width="10.429cm" svg:height="6.223cm" svg:x="4.652cm" svg:y="1.73cm" svg:viewBox="0 0 10430 6224" svg:d="M5358 6224h-262v-32h262zM10382 16l32 32 16 47v6018l-16 47-32 48-49 16h-4361v-32h4356l38-16 32-31v-48-5986-48l-32-31h-38-10215-41l-29 31-11 48v64h-32v-80l15-47 39-32 56-16h10223z">
          <text:p/>
        </draw:path>
        <draw:polygon draw:style-name="gr3" draw:text-style-name="P3" draw:layer="layout" svg:width="0.016cm" svg:height="0.032cm" svg:x="9.731cm" svg:y="7.921cm" svg:viewBox="0 0 17 33" draw:points="17,33 0,33 0,0 17,0">
          <text:p/>
        </draw:polygon>
        <draw:polygon draw:style-name="gr3" draw:text-style-name="P3" draw:layer="layout" svg:width="0.146cm" svg:height="0.223cm" svg:x="4.595cm" svg:y="1.92cm" svg:viewBox="0 0 147 224" draw:points="74,224 0,0 147,0">
          <text:p/>
        </draw:polygon>
        <draw:path draw:style-name="gr3" draw:text-style-name="P3" draw:layer="layout" svg:width="0.191cm" svg:height="0.301cm" svg:x="4.573cm" svg:y="1.905cm" svg:viewBox="0 0 192 302" svg:d="M96 302l-96-302h192zM43 31l53 160 51-160z">
          <text:p/>
        </draw:path>
        <draw:polygon draw:style-name="gr6" draw:text-style-name="P5" draw:layer="layout" svg:width="0.29cm" svg:height="0.278cm" svg:x="10.012cm" svg:y="7.744cm" svg:viewBox="0 0 291 279" draw:points="168,169 168,216 168,262 213,268 213,273 213,279 84,279 84,273 84,268 128,262 128,216 128,170 32,17 0,12 0,6 0,0 117,0 117,6 117,12 80,17 160,145 235,17 200,12 200,6 200,0 291,0 291,6 291,12 260,17">
          <text:p/>
        </draw:polygon>
        <draw:path draw:style-name="gr6" draw:text-style-name="P5" draw:layer="layout" svg:width="0.157cm" svg:height="0.204cm" svg:x="10.286cm" svg:y="7.822cm" svg:viewBox="0 0 158 205" svg:d="M82 0c59 0 79 40 75 103h-120c-9 71 45 94 113 74v6 6c-15 9-39 16-63 16-64 0-87-38-87-103-1-64 26-102 82-102zM122 87c14-68-68-98-82-29-1 9-3 18-3 29z">
          <text:p/>
        </draw:path>
        <draw:path draw:style-name="gr6" draw:text-style-name="P5" draw:layer="layout" svg:width="0.132cm" svg:height="0.204cm" svg:x="10.474cm" svg:y="7.822cm" svg:viewBox="0 0 133 205" svg:d="M30 47c9 56 103 27 103 99 0 66-83 68-133 48v-24-23c23 0 10 34 36 36 43 23 92-30 50-59-33-21-86-15-86-69 0-59 68-61 119-48v21 21c-23 1-10-29-33-29-26-9-60-1-56 27z">
          <text:p/>
        </draw:path>
        <draw:path draw:style-name="gr3" draw:text-style-name="P3" draw:layer="layout" svg:width="0.032cm" svg:height="0.842cm" svg:x="8.888cm" svg:y="8.286cm" svg:viewBox="0 0 33 843" svg:d="M33 843h-33v-111h33zM33 223h-33v-223h33z">
          <text:p/>
        </draw:path>
        <draw:polygon draw:style-name="gr3" draw:text-style-name="P3" draw:layer="layout" svg:width="0.032cm" svg:height="0.016cm" svg:x="8.888cm" svg:y="8.27cm" svg:viewBox="0 0 33 17" draw:points="33,0 33,17 0,17 0,0">
          <text:p/>
        </draw:polygon>
        <draw:polygon draw:style-name="gr3" draw:text-style-name="P3" draw:layer="layout" svg:width="0.147cm" svg:height="0.222cm" svg:x="8.831cm" svg:y="9.144cm" svg:viewBox="0 0 148 223" draw:points="74,223 0,0 148,0">
          <text:p/>
        </draw:polygon>
        <draw:path draw:style-name="gr3" draw:text-style-name="P3" draw:layer="layout" svg:width="0.19cm" svg:height="0.301cm" svg:x="8.809cm" svg:y="9.128cm" svg:viewBox="0 0 191 302" svg:d="M96 302l-96-302h191zM45 31l51 160 52-160z">
          <text:p/>
        </draw:path>
        <draw:polygon draw:style-name="gr6" draw:text-style-name="P5" draw:layer="layout" svg:width="0.284cm" svg:height="0.277cm" svg:x="8.657cm" svg:y="8.57cm" svg:viewBox="0 0 285 278" draw:points="228,16 190,11 190,5 190,0 285,0 285,5 285,11 249,16 249,147 249,278 229,278 58,28 58,144 58,262 96,268 96,273 96,278 0,278 0,273 0,268 37,262 37,138 37,16 0,11 0,5 0,0 85,0 228,206 228,111">
          <text:p/>
        </draw:polygon>
        <draw:path draw:style-name="gr6" draw:text-style-name="P5" draw:layer="layout" svg:width="0.179cm" svg:height="0.205cm" svg:x="8.966cm" svg:y="8.647cm" svg:viewBox="0 0 180 206" svg:d="M90 0c62 0 90 39 90 104 0 63-28 102-91 102-60 0-89-40-89-102 0-64 29-104 90-104zM89 189c46 0 54-41 54-85 0-46-8-87-54-87-46 1-52 41-52 87 0 45 8 84 52 85z">
          <text:p/>
        </draw:path>
        <draw:path draw:style-name="gr3" draw:text-style-name="P3" draw:layer="layout" svg:width="0.178cm" svg:height="0.225cm" svg:x="1.671cm" svg:y="1.838cm" svg:viewBox="0 0 179 226" svg:d="M161 164l5 7c-25 30-55 55-98 55-48 0-68-39-68-78 0-69 60-148 131-148 24 0 48 14 48 38 0 19-8 35-27 35-13 0-19-11-19-19 0-13 14-18 14-29 0-6-5-11-16-11-58 0-87 90-87 130 0 43 24 54 46 54 30 0 54-16 71-34z">
          <text:p/>
        </draw:path>
        <draw:path draw:style-name="gr3" draw:text-style-name="P3" draw:layer="layout" svg:width="0.116cm" svg:height="0.337cm" svg:x="1.879cm" svg:y="1.725cm" svg:viewBox="0 0 117 338" svg:d="M117 0l-73 295c0 0-2 1-2 5s4 8 7 8c11 0 27-21 30-29l8 6c-16 21-38 53-67 53-15 0-20-13-20-26 0-4 2-12 3-17l65-255c1-7 1-10 1-11 0-7-4-11-16-11-3 0-9 1-12 1l-2-8z">
          <text:p/>
        </draw:path>
        <draw:path draw:style-name="gr3" draw:text-style-name="P3" draw:layer="layout" svg:width="0.24cm" svg:height="0.338cm" svg:x="2.038cm" svg:y="1.725cm" svg:viewBox="0 0 241 339" svg:d="M241 119l-4 7c-34 3-47 13-66 29l-52 46 32 75c6 17 12 30 25 30 16 0 25-22 37-37l8 5c-7 11-29 65-64 65-22 0-33-27-38-39l-32-73-27 23-22 83h-38l73-293c1-3 1-7 1-10 0-6-4-11-15-11-5 0-10 0-13 0l-2-6 78-13-55 228 82-74c5-5 11-12 11-18 0-7-8-10-14-10h-5l2-7z">
          <text:p/>
        </draw:path>
        <draw:path draw:style-name="gr12" draw:text-style-name="P2" draw:layer="layout" svg:width="1.405cm" svg:height="1.174cm" svg:x="0.01cm" svg:y="4.683cm" svg:viewBox="0 0 1406 1175" svg:d="M0 95c0-53 43-95 95-95h1216c53 0 95 42 95 95v985c0 53-42 95-95 95h-1216c-52 0-95-42-95-95z">
          <text:p/>
        </draw:path>
        <draw:path draw:style-name="gr3" draw:text-style-name="P3" draw:layer="layout" svg:width="0.207cm" svg:height="0.279cm" svg:x="0.112cm" svg:y="5.077cm" svg:viewBox="0 0 208 280" svg:d="M77 153c56 3 89-14 89-69s-33-68-89-64v67zM208 84c-1 71-55 92-131 87v46 46l43 6v5 6h-116v-6-5l33-6v-122-123l-37-5v-6-6c96 1 211-16 208 83z">
          <text:p/>
        </draw:path>
        <draw:path draw:style-name="gr3" draw:text-style-name="P3" draw:layer="layout" svg:width="0.201cm" svg:height="0.294cm" svg:x="0.341cm" svg:y="5.061cm" svg:viewBox="0 0 202 295" svg:d="M143 155c4-45-49-37-81-30v78 78l27 4v5 5h-86v-5-5l25-4v-133-134l-28-5v-5-4h62l-1 116c36-26 117-37 117 36v64 65c8 3 27-2 24 14h-85v-5-5l26-4v-63z">
          <text:p/>
        </draw:path>
        <draw:path draw:style-name="gr3" draw:text-style-name="P3" draw:layer="layout" svg:width="0.168cm" svg:height="0.202cm" svg:x="0.562cm" svg:y="5.156cm" svg:viewBox="0 0 169 203" svg:d="M23 7c49-12 121-17 121 46v66 67c9 3 28-3 25 14h-53l-5-20c-27 35-122 35-110-35-3-59 54-59 109-60 5-43-6-83-49-66-7 2-15 4-19 7-5 8 0 27-19 23v-21zM36 143c0 50 48 40 74 26v-34-35c-40 1-74-1-74 43z">
          <text:p/>
        </draw:path>
        <draw:path draw:style-name="gr3" draw:text-style-name="P3" draw:layer="layout" svg:width="0.132cm" svg:height="0.204cm" svg:x="0.752cm" svg:y="5.155cm" svg:viewBox="0 0 133 205" svg:d="M31 47c8 56 102 27 102 99 0 65-82 67-133 48v-24-23c24 0 11 34 37 36 41 22 91-30 48-59-32-21-85-15-85-69 0-60 68-62 119-49v22 21c-24 1-10-30-34-30-25-9-59-1-54 28z">
          <text:p/>
        </draw:path>
        <draw:path draw:style-name="gr3" draw:text-style-name="P3" draw:layer="layout" svg:width="0.156cm" svg:height="0.204cm" svg:x="0.916cm" svg:y="5.155cm" svg:viewBox="0 0 157 205" svg:d="M82 0c58 0 78 39 75 103h-120c-9 71 45 94 113 74v6 6c-15 9-39 16-63 16-64 0-87-38-87-103-2-65 25-102 82-102zM122 87c14-68-68-98-82-29-2 9-3 18-3 29z">
          <text:p/>
        </draw:path>
        <draw:polygon draw:style-name="gr3" draw:text-style-name="P3" draw:layer="layout" svg:width="0.111cm" svg:height="0.278cm" svg:x="1.207cm" svg:y="5.077cm" svg:viewBox="0 0 112 279" draw:points="76,262 112,268 112,273 112,279 0,279 0,273 0,268 35,262 35,140 35,17 0,12 0,6 0,0 112,0 112,6 112,12 76,17 76,140">
          <text:p/>
        </draw:polygon>
        <draw:path draw:style-name="gr4" draw:text-style-name="P4" draw:layer="layout" svg:width="0.317cm" svg:height="1.055cm" svg:x="9.141cm" svg:y="1.358cm" svg:viewBox="0 0 318 1056" svg:d="M160 0c49 0 91 42 91 91v793c0 25 21 46 45 46 25 0 30 13 12 30l-77 69c-40 36-103 36-143 0l-76-69c-19-17-14-30 11-30 26 0 45-21 45-46v-793c0-49 41-91 92-91z">
          <text:p/>
        </draw:path>
        <draw:path draw:style-name="gr5" draw:text-style-name="P2" draw:layer="layout" svg:width="0.317cm" svg:height="1.055cm" svg:x="9.141cm" svg:y="1.358cm" svg:viewBox="0 0 318 1056" svg:d="M160 0c49 0 91 42 91 91v793c0 25 21 46 45 46 25 0 30 13 12 30l-77 69c-40 36-103 36-143 0l-76-69c-19-17-14-30 11-30 26 0 45-21 45-46v-793c0-49 41-91 92-91z">
          <text:p/>
        </draw:path>
        <draw:path draw:style-name="gr4" draw:text-style-name="P4" draw:layer="layout" svg:width="0.317cm" svg:height="1.055cm" svg:x="8.414cm" svg:y="1.358cm" svg:viewBox="0 0 318 1056" svg:d="M160 0c49 0 90 42 90 91v793c0 25 21 46 45 46 26 0 31 13 13 30l-79 69c-38 36-101 36-141 0l-76-69c-19-17-14-30 11-30s45-21 45-46v-793c0-49 41-91 92-91z">
          <text:p/>
        </draw:path>
        <draw:path draw:style-name="gr5" draw:text-style-name="P2" draw:layer="layout" svg:width="0.317cm" svg:height="1.055cm" svg:x="8.414cm" svg:y="1.358cm" svg:viewBox="0 0 318 1056" svg:d="M160 0c49 0 90 42 90 91v793c0 25 21 46 45 46 26 0 31 13 13 30l-79 69c-38 36-101 36-141 0l-76-69c-19-17-14-30 11-30s45-21 45-46v-793c0-49 41-91 92-91z">
          <text:p/>
        </draw:path>
        <draw:line draw:style-name="gr2" draw:text-style-name="P2" draw:layer="layout" svg:x1="1.349cm" svg:y1="3.476cm" svg:x2="1.349cm" svg:y2="2.19cm">
          <text:p/>
        </draw:line>
        <draw:line draw:style-name="gr2" draw:text-style-name="P2" draw:layer="layout" svg:x1="1.111cm" svg:y1="3.46cm" svg:x2="1.587cm" svg:y2="3.46cm">
          <text:p/>
        </draw:line>
        <draw:line draw:style-name="gr2" draw:text-style-name="P2" draw:layer="layout" svg:x1="1.587cm" svg:y1="2.19cm" svg:x2="1.111cm" svg:y2="2.19cm">
          <text:p/>
        </draw:line>
        <draw:polygon draw:style-name="gr6" draw:text-style-name="P5" draw:layer="layout" svg:width="0.111cm" svg:height="0.278cm" svg:x="0.507cm" svg:y="2.632cm" svg:viewBox="0 0 112 279" draw:points="75,261 112,267 112,273 112,279 0,279 0,273 0,267 35,261 35,139 35,17 0,12 0,6 0,0 112,0 112,6 112,12 75,17 75,139">
          <text:p/>
        </draw:polygon>
        <draw:polygon draw:style-name="gr6" draw:text-style-name="P5" draw:layer="layout" svg:width="0.11cm" svg:height="0.278cm" svg:x="0.647cm" svg:y="2.632cm" svg:viewBox="0 0 111 279" draw:points="76,261 111,267 111,273 111,279 0,279 0,273 0,267 35,261 35,139 35,17 0,12 0,6 0,0 111,0 111,6 111,12 76,17 76,139">
          <text:p/>
        </draw:polygon>
        <draw:path draw:style-name="gr6" draw:text-style-name="P5" draw:layer="layout" svg:width="0.196cm" svg:height="0.106cm" svg:x="0.793cm" svg:y="2.716cm" svg:viewBox="0 0 197 107" svg:d="M197 87v10 10h-197v-10-10zM197 0v10 11h-197v-11-10z">
          <text:p/>
        </draw:path>
        <draw:path draw:style-name="gr6" draw:text-style-name="P5" draw:layer="layout" svg:width="0.169cm" svg:height="0.28cm" svg:x="1.029cm" svg:y="2.63cm" svg:viewBox="0 0 170 281" svg:d="M9 8c79-24 185 3 152 96-24 69-87 99-134 145h143v16 16h-170v-15-16l69-63c32-30 57-55 57-114 0-58-57-68-97-45l-7 35h-13v-27z">
          <text:p/>
        </draw:path>
        <draw:path draw:style-name="gr13" draw:text-style-name="P2" draw:layer="layout" svg:width="3.56cm" svg:height="1.683cm" svg:x="1.689cm" svg:y="8.032cm" svg:viewBox="0 0 3561 1684" svg:d="M0 96c0-53 42-96 96-96h3370c53 0 95 43 95 96v1493c0 52-42 95-95 95h-3370c-54 0-96-43-96-95z">
          <text:p/>
        </draw:path>
        <draw:path draw:style-name="gr3" draw:text-style-name="P3" draw:layer="layout" svg:width="0.108cm" svg:height="0.384cm" svg:x="1.817cm" svg:y="8.686cm" svg:viewBox="0 0 109 385" svg:d="M109 17c-62 33-74 112-69 209 4 66 26 116 69 141v9 9c-120-33-148-271-48-354 14-11 29-22 48-31v8z">
          <text:p/>
        </draw:path>
        <draw:path draw:style-name="gr3" draw:text-style-name="P3" draw:layer="layout" svg:width="0.195cm" svg:height="0.298cm" svg:x="1.938cm" svg:y="8.686cm" svg:viewBox="0 0 196 299" svg:d="M62 278c70 14 98-18 98-86 0-61-41-91-98-68v77zM105 299c-30 0-55-7-77-15v-135-135l-28-5v-5-4h62l-1 111c58-40 135-5 135 81 0 67-27 107-91 107z">
          <text:p/>
        </draw:path>
        <draw:path draw:style-name="gr3" draw:text-style-name="P3" draw:layer="layout" svg:width="0.108cm" svg:height="0.384cm" svg:x="2.164cm" svg:y="8.686cm" svg:viewBox="0 0 109 385" svg:d="M0 0c120 32 149 271 48 352-14 12-29 24-48 33v-9-9c53-30 69-92 69-176 0-82-15-144-69-174v-9z">
          <text:p/>
        </draw:path>
        <draw:polygon draw:style-name="gr3" draw:text-style-name="P3" draw:layer="layout" svg:width="0.11cm" svg:height="0.278cm" svg:x="2.411cm" svg:y="8.702cm" svg:viewBox="0 0 111 279" draw:points="76,262 111,268 111,273 111,279 0,279 0,273 0,268 35,262 35,140 35,16 0,12 0,6 0,0 111,0 111,6 111,12 76,16 76,140">
          <text:p/>
        </draw:polygon>
        <draw:path draw:style-name="gr3" draw:text-style-name="P3" draw:layer="layout" svg:width="0.111cm" svg:height="0.242cm" svg:x="2.54cm" svg:y="8.741cm" svg:viewBox="0 0 112 243" svg:d="M60 195c-1 29 28 30 52 23v7 7c-32 19-87 18-87-34v-67-69h-25c-2-16 17-12 25-18l22-44h13v22 22h45v9 9h-45v67z">
          <text:p/>
        </draw:path>
        <draw:path draw:style-name="gr3" draw:text-style-name="P3" draw:layer="layout" svg:width="0.157cm" svg:height="0.204cm" svg:x="2.669cm" svg:y="8.78cm" svg:viewBox="0 0 158 205" svg:d="M84 0c57 0 77 38 74 103h-120c-9 70 46 94 113 74v6 6c-15 9-39 16-62 16-65 0-89-39-89-103-1-65 26-102 84-102zM123 85c14-67-68-96-83-28-1 8-2 18-2 28z">
          <text:p/>
        </draw:path>
        <draw:path draw:style-name="gr3" draw:text-style-name="P3" draw:layer="layout" svg:width="0.13cm" svg:height="0.2cm" svg:x="2.848cm" svg:y="8.78cm" svg:viewBox="0 0 131 201" svg:d="M60 29c19-12 41-28 71-29v26 27c-23 1-10-36-47-20l-24 7v73 73l34 5v5 5h-94v-5-5l25-5v-82-84c-9-4-28 2-25-15h58z">
          <text:p/>
        </draw:path>
        <draw:path draw:style-name="gr3" draw:text-style-name="P3" draw:layer="layout" svg:width="0.169cm" svg:height="0.202cm" svg:x="2.994cm" svg:y="8.781cm" svg:viewBox="0 0 170 203" svg:d="M24 7c48-12 120-17 120 46v66 66c10 4 29-2 25 15h-53l-5-20c-27 35-122 35-110-36-2-58 53-58 108-60 6-42-5-82-49-65-7 2-14 4-19 7-5 8 0 27-17 23v-21zM35 143c0 49 49 40 74 27v-36-34c-40 1-74-1-74 43z">
          <text:p/>
        </draw:path>
        <draw:path draw:style-name="gr3" draw:text-style-name="P3" draw:layer="layout" svg:width="0.11cm" svg:height="0.242cm" svg:x="3.171cm" svg:y="8.741cm" svg:viewBox="0 0 111 243" svg:d="M58 195c-1 29 30 30 53 23v7 7c-32 19-87 18-87-34v-67-69h-24c-3-16 16-12 24-18l21-44h13v22 22h46v9 9h-46v67z">
          <text:p/>
        </draw:path>
        <draw:path draw:style-name="gr3" draw:text-style-name="P3" draw:layer="layout" svg:width="0.1cm" svg:height="0.28cm" svg:x="3.294cm" svg:y="8.7cm" svg:viewBox="0 0 101 281" svg:d="M47 44c-28 0-31-46 0-44 15 0 21 8 23 22-1 13-9 22-23 22zM68 266l33 5v5 5h-101v-5-5l34-5v-82-83l-29-5v-5-6h63v91z">
          <text:p/>
        </draw:path>
        <draw:path draw:style-name="gr3" draw:text-style-name="P3" draw:layer="layout" svg:width="0.178cm" svg:height="0.204cm" svg:x="3.419cm" svg:y="8.78cm" svg:viewBox="0 0 179 205" svg:d="M90 0c61 0 89 37 89 103 0 63-28 102-90 102-61 0-89-40-89-102 0-65 28-103 90-103zM89 189c46 0 54-41 54-86 0-47-8-87-54-87-47 1-53 40-53 87 0 46 7 85 53 86z">
          <text:p/>
        </draw:path>
        <draw:path draw:style-name="gr3" draw:text-style-name="P3" draw:layer="layout" svg:width="0.197cm" svg:height="0.198cm" svg:x="3.623cm" svg:y="8.782cm" svg:viewBox="0 0 198 199" svg:d="M139 59c4-44-49-40-80-31v78 78l27 5v5 5h-86c-3-16 15-11 25-15v-83-83c-10-4-28 1-25-15h56l3 16c36-27 115-34 115 36v64 65c8 4 27-1 23 15h-84v-5-5l26-5v-63z">
          <text:p/>
        </draw:path>
        <draw:polygon draw:style-name="gr3" draw:text-style-name="P3" draw:layer="layout" svg:width="0.102cm" svg:height="0.294cm" svg:x="3.938cm" svg:y="8.686cm" svg:viewBox="0 0 103 295" draw:points="70,280 103,285 103,290 103,295 0,295 0,290 0,285 33,280 33,147 33,14 0,9 0,4 0,0 70,0 70,139">
          <text:p/>
        </draw:polygon>
        <draw:path draw:style-name="gr3" draw:text-style-name="P3" draw:layer="layout" svg:width="0.169cm" svg:height="0.202cm" svg:x="4.062cm" svg:y="8.781cm" svg:viewBox="0 0 170 203" svg:d="M23 7c50-12 121-17 121 46v66 66c10 4 29-2 25 15h-53l-5-20c-27 35-122 35-110-36-2-58 54-58 109-60 5-42-6-82-49-65-8 2-15 4-20 7-5 8 0 27-18 23v-21zM35 143c0 49 49 40 75 27v-36-34c-40 1-75-1-75 43z">
          <text:p/>
        </draw:path>
        <draw:path draw:style-name="gr3" draw:text-style-name="P3" draw:layer="layout" svg:width="0.111cm" svg:height="0.242cm" svg:x="4.239cm" svg:y="8.741cm" svg:viewBox="0 0 112 243" svg:d="M59 195c-1 29 28 30 53 23v7 7c-33 19-87 18-87-34v-67-69h-25c-2-16 17-12 25-18l21-44h13v22 22h45v9 9h-45v67z">
          <text:p/>
        </draw:path>
        <draw:path draw:style-name="gr3" draw:text-style-name="P3" draw:layer="layout" svg:width="0.157cm" svg:height="0.204cm" svg:x="4.369cm" svg:y="8.78cm" svg:viewBox="0 0 158 205" svg:d="M83 0c58 0 78 38 74 103h-120c-9 70 46 94 113 74v6 6c-15 9-39 16-62 16-65 0-88-39-88-103-1-65 26-102 83-102zM122 85c14-67-68-96-82-28-1 8-3 18-3 28z">
          <text:p/>
        </draw:path>
        <draw:path draw:style-name="gr3" draw:text-style-name="P3" draw:layer="layout" svg:width="0.197cm" svg:height="0.198cm" svg:x="4.548cm" svg:y="8.782cm" svg:viewBox="0 0 198 199" svg:d="M139 59c5-44-48-40-81-31v78 78l28 5v5 5h-85c-4-16 15-11 23-15v-83-83c-8-4-27 1-23-15h55l2 16c38-27 117-34 117 36v64 65c8 4 27-1 23 15h-85v-5-5l26-5v-63z">
          <text:p/>
        </draw:path>
        <draw:path draw:style-name="gr3" draw:text-style-name="P3" draw:layer="layout" svg:width="0.159cm" svg:height="0.204cm" svg:x="4.767cm" svg:y="8.78cm" svg:viewBox="0 0 160 205" svg:d="M37 102c0 75 62 94 123 74 1 29-35 29-65 29-66 0-95-37-95-103 0-91 74-116 155-95v27 27h-11c-6-18-5-37-27-41-56-12-80 24-80 82z">
          <text:p/>
        </draw:path>
        <draw:path draw:style-name="gr3" draw:text-style-name="P3" draw:layer="layout" svg:width="0.206cm" svg:height="0.287cm" svg:x="4.942cm" svg:y="8.785cm" svg:viewBox="0 0 207 288" svg:d="M186 13l-90 226c-12 34-43 58-91 45v-21-22c21-2 7 29 34 25 36-5 45-38 56-68l-74-183c-9-4-24 0-20-15h90v5 5l-30 5 53 136 51-136-31-5v-5-5h73v5 5z">
          <text:p/>
        </draw:path>
        <draw:path draw:style-name="gr13" draw:text-style-name="P2" draw:layer="layout" svg:width="3.705cm" svg:height="1.175cm" svg:x="10.012cm" svg:y="3.841cm" svg:viewBox="0 0 3706 1176" svg:d="M0 96c0-53 43-96 95-96h3516c52 0 95 43 95 96v985c0 52-43 95-95 95h-3516c-52 0-95-43-95-95z">
          <text:p/>
        </draw:path>
        <draw:path draw:style-name="gr3" draw:text-style-name="P3" draw:layer="layout" svg:width="0.108cm" svg:height="0.385cm" svg:x="10.177cm" svg:y="4.219cm" svg:viewBox="0 0 109 386" svg:d="M109 18c-61 33-74 112-70 210 5 66 26 114 70 140v9 9c-120-33-148-272-49-354 15-12 30-22 49-32v9z">
          <text:p/>
        </draw:path>
        <draw:path draw:style-name="gr3" draw:text-style-name="P3" draw:layer="layout" svg:width="0.159cm" svg:height="0.205cm" svg:x="10.314cm" svg:y="4.314cm" svg:viewBox="0 0 160 206" svg:d="M38 102c0 76 61 95 122 75 1 29-35 29-65 29-67 0-95-38-95-104 0-90 74-116 155-95v27 27h-12c-6-17-4-36-27-41-55-11-78 25-78 82z">
          <text:p/>
        </draw:path>
        <draw:path draw:style-name="gr3" draw:text-style-name="P3" draw:layer="layout" svg:width="0.108cm" svg:height="0.385cm" svg:x="10.499cm" svg:y="4.219cm" svg:viewBox="0 0 109 386" svg:d="M0 0c119 33 148 273 48 353-15 12-30 23-48 33v-9-9c52-29 69-92 69-176 0-82-15-145-69-174v-9z">
          <text:p/>
        </draw:path>
        <draw:path draw:style-name="gr3" draw:text-style-name="P3" draw:layer="layout" svg:width="0.207cm" svg:height="0.278cm" svg:x="10.742cm" svg:y="4.235cm" svg:viewBox="0 0 208 279" svg:d="M77 152c57 4 90-14 90-68 0-55-33-68-90-64v66zM208 84c-1 71-54 92-131 87v46 46l44 6v5 5h-118v-5-5l33-6v-123-123l-36-5v-5-6c96 1 210-17 208 83z">
          <text:p/>
        </draw:path>
        <draw:path draw:style-name="gr3" draw:text-style-name="P3" draw:layer="layout" svg:width="0.168cm" svg:height="0.203cm" svg:x="10.98cm" svg:y="4.314cm" svg:viewBox="0 0 169 204" svg:d="M23 8c49-13 121-18 121 45v66 66c9 4 28-2 25 14h-53l-5-20c-27 37-122 37-110-34-3-59 54-59 109-60 5-42-6-83-50-66-7 3-14 5-18 7-5 9 0 27-19 24v-21zM36 144c0 48 48 39 74 26v-35-35c-40 2-74-1-74 44z">
          <text:p/>
        </draw:path>
        <draw:path draw:style-name="gr3" draw:text-style-name="P3" draw:layer="layout" svg:width="0.1cm" svg:height="0.28cm" svg:x="11.162cm" svg:y="4.233cm" svg:viewBox="0 0 101 281" svg:d="M46 45c-27 0-30-46 0-45 15 0 21 9 23 23-1 13-9 22-23 22zM67 267l34 5v5 4h-101v-4-5l33-5v-83-83l-29-4v-6-5h63v91z">
          <text:p/>
        </draw:path>
        <draw:path draw:style-name="gr3" draw:text-style-name="P3" draw:layer="layout" svg:width="0.13cm" svg:height="0.2cm" svg:x="11.278cm" svg:y="4.313cm" svg:viewBox="0 0 131 201" svg:d="M60 30c19-12 41-28 71-30v27 26c-23 1-10-35-48-20l-23 7v73 74l34 5v5 4h-94v-4-5l26-5v-84-83c-10-3-29 3-26-14h58z">
          <text:p/>
        </draw:path>
        <draw:path draw:style-name="gr3" draw:text-style-name="P3" draw:layer="layout" svg:width="0.304cm" svg:height="0.199cm" svg:x="11.409cm" svg:y="4.319cm" svg:viewBox="0 0 305 200" svg:d="M284 13l-66 187h-16l-48-129-47 129h-16l-67-186c-8-3-27 2-23-14h93v5 5l-32 4 46 133 47-128h16l47 129 46-134-34-4v-5-5h75v5 5z">
          <text:p/>
        </draw:path>
        <draw:path draw:style-name="gr3" draw:text-style-name="P3" draw:layer="layout" svg:width="0.1cm" svg:height="0.28cm" svg:x="11.724cm" svg:y="4.233cm" svg:viewBox="0 0 101 281" svg:d="M47 45c-27 0-30-46 0-45 15 0 21 9 23 23-1 13-9 22-23 22zM68 267l33 5v5 4h-101v-4-5l34-5v-83-83l-29-4v-6-5h63v91z">
          <text:p/>
        </draw:path>
        <draw:path draw:style-name="gr3" draw:text-style-name="P3" draw:layer="layout" svg:width="0.131cm" svg:height="0.204cm" svg:x="11.85cm" svg:y="4.314cm" svg:viewBox="0 0 132 205" svg:d="M31 46c8 58 101 28 101 100 0 66-81 67-132 48v-23-24c24 0 11 34 37 37 41 22 91-31 48-59-31-21-85-15-85-69 0-60 69-63 118-50v22 21c-22 1-9-30-33-30-24-8-59-1-54 27z">
          <text:p/>
        </draw:path>
        <draw:path draw:style-name="gr3" draw:text-style-name="P3" draw:layer="layout" svg:width="0.157cm" svg:height="0.205cm" svg:x="12.013cm" svg:y="4.313cm" svg:viewBox="0 0 158 206" svg:d="M83 0c58 0 78 39 74 104h-119c-10 70 45 94 112 74v6 5c-15 10-38 17-62 17-64 0-88-39-88-104-1-64 26-102 83-102zM122 87c14-68-68-97-82-29-1 8-2 19-2 29z">
          <text:p/>
        </draw:path>
        <draw:path draw:style-name="gr3" draw:text-style-name="P3" draw:layer="layout" svg:width="0.189cm" svg:height="0.291cm" svg:x="12.295cm" svg:y="4.313cm" svg:viewBox="0 0 190 292" svg:d="M190 100c3 79-52 121-131 101l1 75 34 5v5 6h-94v-6-5l26-5v-128-128c-9-3-27 2-23-14h55l1 11c13-10 31-17 53-17 55 3 75 43 78 100zM60 186c63 16 98-18 92-86 8-62-39-93-92-70v77z">
          <text:p/>
        </draw:path>
        <draw:path draw:style-name="gr3" draw:text-style-name="P3" draw:layer="layout" svg:width="0.13cm" svg:height="0.2cm" svg:x="12.508cm" svg:y="4.313cm" svg:viewBox="0 0 131 201" svg:d="M59 30c20-12 42-28 72-30v27 26c-23 1-10-35-47-20l-25 7v73 74l35 5v5 4h-94v-4-5l25-5v-84-83c-9-3-28 3-25-14h57z">
          <text:p/>
        </draw:path>
        <draw:path draw:style-name="gr3" draw:text-style-name="P3" draw:layer="layout" svg:width="0.179cm" svg:height="0.205cm" svg:x="12.656cm" svg:y="4.313cm" svg:viewBox="0 0 180 206" svg:d="M91 0c61 0 89 38 89 104 0 63-28 102-90 102-61 0-90-40-90-102 0-65 29-104 91-104zM90 189c45 0 54-41 54-85 0-47-9-87-54-87-47 1-53 40-53 87 0 46 7 84 53 85z">
          <text:p/>
        </draw:path>
        <draw:path draw:style-name="gr3" draw:text-style-name="P3" draw:layer="layout" svg:width="0.192cm" svg:height="0.298cm" svg:x="12.867cm" svg:y="4.219cm" svg:viewBox="0 0 193 299" svg:d="M0 200c0-83 54-120 135-101l-1-85-33-4v-5-5h67v141 140c9 4 28-2 25 14h-56l-2-14c-56 41-135 13-135-81zM90 113c-43 1-51 39-53 87 0 45 11 78 53 78 18 0 33-4 44-9v-76-76c-12-2-28-4-44-4z">
          <text:p/>
        </draw:path>
        <draw:path draw:style-name="gr3" draw:text-style-name="P3" draw:layer="layout" svg:width="0.2cm" svg:height="0.197cm" svg:x="13.069cm" svg:y="4.319cm" svg:viewBox="0 0 201 198" svg:d="M140 180c-41 25-115 33-115-38v-64-64c-10-3-28 3-25-14h59v70 70c-4 43 49 38 81 29v-77-78l-29-4v-5-5h64v90 91c10 4 28-2 25 14h-58z">
          <text:p/>
        </draw:path>
        <draw:path draw:style-name="gr3" draw:text-style-name="P3" draw:layer="layout" svg:width="0.159cm" svg:height="0.205cm" svg:x="13.291cm" svg:y="4.314cm" svg:viewBox="0 0 160 206" svg:d="M37 102c0 76 62 95 123 75 1 29-35 29-65 29-66 0-95-38-95-104 0-90 74-116 155-95v27 27h-11c-6-17-5-36-27-41-56-11-80 25-80 82z">
          <text:p/>
        </draw:path>
        <draw:path draw:style-name="gr3" draw:text-style-name="P3" draw:layer="layout" svg:width="0.11cm" svg:height="0.242cm" svg:x="13.466cm" svg:y="4.275cm" svg:viewBox="0 0 111 243" svg:d="M59 194c-1 30 29 31 52 24v7 7c-32 19-86 18-86-35v-68-67h-25c-3-17 17-12 25-18l21-44h13v22 22h45v9 9h-45v66z">
          <text:p/>
        </draw:path>
        <draw:path draw:style-name="gr13" draw:text-style-name="P2" draw:layer="layout" svg:width="3.406cm" svg:height="0.526cm" svg:x="11.295cm" svg:y="7.27cm" svg:viewBox="0 0 3407 527" svg:d="M0 96c0-53 42-96 95-96h3217c52 0 95 43 95 96v335c0 53-43 96-95 96h-3217c-53 0-95-43-95-96z">
          <text:p/>
        </draw:path>
        <draw:path draw:style-name="gr3" draw:text-style-name="P3" draw:layer="layout" svg:width="0.108cm" svg:height="0.385cm" svg:x="11.524cm" svg:y="7.394cm" svg:viewBox="0 0 109 386" svg:d="M109 18c-62 33-74 113-69 210 4 66 25 114 69 140v9 9c-119-33-149-271-49-354 14-12 31-22 49-32v9z">
          <text:p/>
        </draw:path>
        <draw:path draw:style-name="gr3" draw:text-style-name="P3" draw:layer="layout" svg:width="0.192cm" svg:height="0.298cm" svg:x="11.661cm" svg:y="7.394cm" svg:viewBox="0 0 193 299" svg:d="M0 199c0-83 54-119 134-100l-2-85-33-4v-5-5h69v140 141c9 4 28-2 24 14h-56l-2-14c-56 41-134 13-134-82zM90 112c-43 1-52 39-53 87 0 46 11 79 53 79 17 0 32-4 42-9v-77-76c-11-2-28-4-42-4z">
          <text:p/>
        </draw:path>
        <draw:path draw:style-name="gr3" draw:text-style-name="P3" draw:layer="layout" svg:width="0.108cm" svg:height="0.385cm" svg:x="11.871cm" svg:y="7.394cm" svg:viewBox="0 0 109 386" svg:d="M0 0c120 33 148 273 47 353-14 12-28 23-47 33v-9-9c52-29 69-92 69-175 0-82-16-146-69-175v-9z">
          <text:p/>
        </draw:path>
        <draw:path draw:style-name="gr3" draw:text-style-name="P3" draw:layer="layout" svg:width="0.298cm" svg:height="0.28cm" svg:x="12.107cm" svg:y="7.408cm" svg:viewBox="0 0 299 281" svg:d="M91 271v5 5h-91v-5-5l31-7 95-264h39l99 264 35 7v5 5h-118v-5-5l37-7-27-80h-110l-28 80zM136 31l-49 134h97z">
          <text:p/>
        </draw:path>
        <draw:path draw:style-name="gr3" draw:text-style-name="P3" draw:layer="layout" svg:width="0.158cm" svg:height="0.205cm" svg:x="12.424cm" svg:y="7.489cm" svg:viewBox="0 0 159 206" svg:d="M36 101c0 77 61 96 123 76 2 29-36 29-65 29-66 0-94-38-94-105 0-89 73-115 155-94v27 27h-12c-7-17-5-36-28-41-55-11-79 25-79 81z">
          <text:p/>
        </draw:path>
        <draw:path draw:style-name="gr3" draw:text-style-name="P3" draw:layer="layout" svg:width="0.158cm" svg:height="0.205cm" svg:x="12.611cm" svg:y="7.489cm" svg:viewBox="0 0 159 206" svg:d="M36 101c0 77 61 96 123 76 1 29-35 29-65 29-66 0-94-38-94-105 0-89 72-115 155-94v27 27h-12c-6-17-5-36-27-41-56-11-80 25-80 81z">
          <text:p/>
        </draw:path>
        <draw:path draw:style-name="gr3" draw:text-style-name="P3" draw:layer="layout" svg:width="0.2cm" svg:height="0.197cm" svg:x="12.787cm" svg:y="7.494cm" svg:viewBox="0 0 201 198" svg:d="M142 180c-41 25-116 33-116-38v-63-65c-10-3-29 3-25-14h60v71 69c-4 43 49 38 81 29v-77-78l-30-4v-5-5h64v91 90c9 4 28-2 25 14h-57z">
          <text:p/>
        </draw:path>
        <draw:path draw:style-name="gr3" draw:text-style-name="P3" draw:layer="layout" svg:width="0.314cm" svg:height="0.198cm" svg:x="13.002cm" svg:y="7.49cm" svg:viewBox="0 0 315 199" svg:d="M139 59c5-43-50-37-80-29v77 78l28 5v5 4h-87c-3-15 15-10 24-14v-84-83c-9-3-27 2-24-14h57l1 16c26-18 90-36 108 2 38-26 122-42 122 34v64 65c10 4 29-2 26 14h-89v-4-5l29-5v-63-63c4-45-53-36-85-28 9 44 2 105 4 154l29 5v5 4h-91v-4-5l28-5v-63z">
          <text:p/>
        </draw:path>
        <draw:path draw:style-name="gr3" draw:text-style-name="P3" draw:layer="layout" svg:width="0.2cm" svg:height="0.197cm" svg:x="13.327cm" svg:y="7.494cm" svg:viewBox="0 0 201 198" svg:d="M142 180c-42 25-116 33-116-38v-63-65c-10-3-29 3-25-14h59v71 69c-4 43 50 38 82 29v-77-78l-30-4v-5-5h64v91 90c9 4 28-2 25 14h-57z">
          <text:p/>
        </draw:path>
        <draw:polygon draw:style-name="gr3" draw:text-style-name="P3" draw:layer="layout" svg:width="0.101cm" svg:height="0.294cm" svg:x="13.542cm" svg:y="7.394cm" svg:viewBox="0 0 102 295" draw:points="69,281 102,286 102,291 102,295 0,295 0,291 0,286 33,281 33,148 33,14 0,10 0,5 0,0 69,0 69,141">
          <text:p/>
        </draw:polygon>
        <draw:path draw:style-name="gr3" draw:text-style-name="P3" draw:layer="layout" svg:width="0.168cm" svg:height="0.202cm" svg:x="13.665cm" svg:y="7.489cm" svg:viewBox="0 0 169 203" svg:d="M24 7c49-12 121-17 121 46v66 66c9 4 28-2 24 14h-52l-5-20c-27 36-122 36-111-34-2-59 54-59 110-60 4-43-6-83-50-67-7 3-14 5-19 7-4 9 0 28-18 25v-22zM37 144c0 48 48 39 74 26v-35-35c-40 2-74-1-74 44z">
          <text:p/>
        </draw:path>
        <draw:path draw:style-name="gr3" draw:text-style-name="P3" draw:layer="layout" svg:width="0.11cm" svg:height="0.242cm" svg:x="13.843cm" svg:y="7.45cm" svg:viewBox="0 0 111 243" svg:d="M59 195c-2 29 29 30 52 23v7 7c-31 19-86 18-86-34v-69-67h-25c-2-17 16-12 25-18l21-44h13v22 22h45v9 9h-45v66z">
          <text:p/>
        </draw:path>
        <draw:path draw:style-name="gr3" draw:text-style-name="P3" draw:layer="layout" svg:width="0.1cm" svg:height="0.28cm" svg:x="13.965cm" svg:y="7.408cm" svg:viewBox="0 0 101 281" svg:d="M47 45c-28 0-30-46 0-45 15 0 21 9 24 23-2 13-10 22-24 22zM68 267l33 5v5 4h-101v-4-5l33-5v-84-83l-28-4v-5-5h63v90z">
          <text:p/>
        </draw:path>
        <draw:path draw:style-name="gr3" draw:text-style-name="P3" draw:layer="layout" svg:width="0.179cm" svg:height="0.205cm" svg:x="14.09cm" svg:y="7.488cm" svg:viewBox="0 0 180 206" svg:d="M90 0c61 0 90 38 90 103 0 64-29 103-91 103-61 0-89-40-89-103 0-64 28-103 90-103zM89 189c46 0 54-42 54-86 0-46-8-86-54-86-47 1-53 40-53 86s7 85 53 86z">
          <text:p/>
        </draw:path>
        <draw:path draw:style-name="gr3" draw:text-style-name="P3" draw:layer="layout" svg:width="0.198cm" svg:height="0.198cm" svg:x="14.294cm" svg:y="7.49cm" svg:viewBox="0 0 199 199" svg:d="M138 59c5-43-48-39-80-30v79 77l27 5v5 4h-85c-3-15 16-10 24-14v-83-84c-8-3-27 2-24-14h56l2 16c36-28 115-35 115 36v65 64c8 4 28-1 25 14h-86v-4-5l26-5v-62z">
          <text:p/>
        </draw:path>
        <draw:line draw:style-name="gr7" draw:text-style-name="P2" draw:layer="layout" svg:x1="8.913cm" svg:y1="7.207cm" svg:x2="8.913cm" svg:y2="7.318cm">
          <text:p/>
        </draw:line>
        <draw:polygon draw:style-name="gr3" draw:text-style-name="P3" draw:layer="layout" svg:width="0.032cm" svg:height="0.016cm" svg:x="8.897cm" svg:y="7.191cm" svg:viewBox="0 0 33 17" draw:points="33,17 0,17 0,0 33,0">
          <text:p/>
        </draw:polygon>
        <draw:polygon draw:style-name="gr8" draw:text-style-name="P3" draw:layer="layout" svg:width="0.147cm" svg:height="0.222cm" svg:x="8.839cm" svg:y="7.318cm" svg:viewBox="0 0 148 223" draw:points="82,223 0,0 148,0">
          <text:p/>
        </draw:polygon>
        <draw:path draw:style-name="gr13" draw:text-style-name="P2" draw:layer="layout" svg:width="3.772cm" svg:height="0.667cm" svg:x="0.134cm" svg:y="1.079cm" svg:viewBox="0 0 3773 668" svg:d="M0 95c0-52 43-95 95-95h3582c53 0 96 43 96 95v477c0 53-43 96-96 96h-3582c-52 0-95-43-95-96z">
          <text:p/>
        </draw:path>
        <draw:path draw:style-name="gr3" draw:text-style-name="P3" draw:layer="layout" svg:width="0.109cm" svg:height="0.384cm" svg:x="0.271cm" svg:y="1.235cm" svg:viewBox="0 0 110 385" svg:d="M110 17c-62 33-74 113-69 211 4 66 25 114 69 140v8 9c-120-33-149-270-49-353 14-12 30-23 49-32v9z">
          <text:p/>
        </draw:path>
        <draw:path draw:style-name="gr3" draw:text-style-name="P3" draw:layer="layout" svg:width="0.168cm" svg:height="0.202cm" svg:x="0.407cm" svg:y="1.33cm" svg:viewBox="0 0 169 203" svg:d="M24 7c48-12 120-16 120 46v66 67c9 3 28-3 25 14h-53l-5-20c-27 35-122 35-110-35-3-59 54-59 109-60 5-43-6-83-50-66-7 2-14 5-18 7-5 8 0 27-18 23v-21zM36 143c0 50 48 40 74 26v-34-35c-40 1-74-1-74 43z">
          <text:p/>
        </draw:path>
        <draw:path draw:style-name="gr3" draw:text-style-name="P3" draw:layer="layout" svg:width="0.108cm" svg:height="0.384cm" svg:x="0.593cm" svg:y="1.235cm" svg:viewBox="0 0 109 385" svg:d="M0 0c120 33 148 272 47 352-14 12-28 24-47 33v-9-8c52-30 69-92 69-176 0-82-16-145-69-175v-8z">
          <text:p/>
        </draw:path>
        <draw:polygon draw:style-name="gr3" draw:text-style-name="P3" draw:layer="layout" svg:width="0.111cm" svg:height="0.278cm" svg:x="0.84cm" svg:y="1.251cm" svg:viewBox="0 0 112 279" draw:points="76,261 112,267 112,272 112,279 0,279 0,272 0,267 36,261 36,139 36,17 0,12 0,6 0,0 112,0 112,6 112,12 76,17 76,139">
          <text:p/>
        </draw:polygon>
        <draw:path draw:style-name="gr3" draw:text-style-name="P3" draw:layer="layout" svg:width="0.198cm" svg:height="0.198cm" svg:x="0.974cm" svg:y="1.331cm" svg:viewBox="0 0 199 199" svg:d="M139 59c5-44-49-40-81-31v78 79l27 4v5 5h-85c-3-16 16-11 24-14v-84-83c-8-4-27 1-24-14h56l2 15c36-27 116-34 116 36v65 65c8 3 27-2 24 14h-85v-5-5l26-4v-64z">
          <text:p/>
        </draw:path>
        <draw:path draw:style-name="gr3" draw:text-style-name="P3" draw:layer="layout" svg:width="0.1cm" svg:height="0.28cm" svg:x="1.186cm" svg:y="1.249cm" svg:viewBox="0 0 101 281" svg:d="M46 46c-27 0-30-47 0-46 16 0 22 9 24 23-1 13-9 23-24 23zM68 267l33 4v5 5h-101v-5-5l33-4v-83-83l-28-5v-5-4h63v90z">
          <text:p/>
        </draw:path>
        <draw:path draw:style-name="gr3" draw:text-style-name="P3" draw:layer="layout" svg:width="0.11cm" svg:height="0.243cm" svg:x="1.299cm" svg:y="1.29cm" svg:viewBox="0 0 111 244" svg:d="M59 195c-2 29 29 31 52 24v7 7c-31 18-86 17-86-34v-68-68h-25c-2-16 16-11 25-17l21-46h13v22 24h45v9 8h-45v66z">
          <text:p/>
        </draw:path>
        <draw:path draw:style-name="gr3" draw:text-style-name="P3" draw:layer="layout" svg:width="0.1cm" svg:height="0.28cm" svg:x="1.421cm" svg:y="1.249cm" svg:viewBox="0 0 101 281" svg:d="M47 46c-27 0-29-47 0-46 15 0 21 9 24 23-2 13-10 23-24 23zM68 267l33 4v5 5h-101v-5-5l34-4v-83-83l-29-5v-5-4h63v90z">
          <text:p/>
        </draw:path>
        <draw:path draw:style-name="gr3" draw:text-style-name="P3" draw:layer="layout" svg:width="0.168cm" svg:height="0.202cm" svg:x="1.544cm" svg:y="1.33cm" svg:viewBox="0 0 169 203" svg:d="M23 7c49-12 121-16 121 46v66 67c9 3 28-3 25 14h-53l-5-20c-27 35-122 35-110-35-3-59 54-59 109-60 5-43-6-83-50-66-7 2-15 5-19 7-5 8 0 27-18 23v-21zM35 143c0 50 49 40 75 26v-34-35c-40 1-75-1-75 43z">
          <text:p/>
        </draw:path>
        <draw:path draw:style-name="gr3" draw:text-style-name="P3" draw:layer="layout" svg:width="0.111cm" svg:height="0.243cm" svg:x="1.721cm" svg:y="1.29cm" svg:viewBox="0 0 112 244" svg:d="M59 195c-1 29 28 31 53 24v7 7c-33 18-87 17-87-34v-68-68h-25c-2-16 16-11 25-17l21-46h13v22 24h45v9 8h-45v66z">
          <text:p/>
        </draw:path>
        <draw:path draw:style-name="gr3" draw:text-style-name="P3" draw:layer="layout" svg:width="0.1cm" svg:height="0.28cm" svg:x="1.843cm" svg:y="1.249cm" svg:viewBox="0 0 101 281" svg:d="M46 46c-27 0-29-47 0-46 15 0 21 9 24 23-2 13-10 23-24 23zM67 267l34 4v5 5h-101v-5-5l33-4v-83-83l-28-5v-5-4h62v90z">
          <text:p/>
        </draw:path>
        <draw:path draw:style-name="gr3" draw:text-style-name="P3" draw:layer="layout" svg:width="0.179cm" svg:height="0.204cm" svg:x="1.968cm" svg:y="1.329cm" svg:viewBox="0 0 180 205" svg:d="M90 0c61 0 90 37 90 102 0 64-29 103-91 103-61 0-89-41-89-103 0-63 28-102 90-102zM89 188c46 0 54-41 54-86 0-46-8-86-54-86-47 1-53 40-53 86s7 85 53 86z">
          <text:p/>
        </draw:path>
        <draw:path draw:style-name="gr3" draw:text-style-name="P3" draw:layer="layout" svg:width="0.197cm" svg:height="0.198cm" svg:x="2.172cm" svg:y="1.331cm" svg:viewBox="0 0 198 199" svg:d="M139 59c5-44-49-40-81-31v78 79l27 4v5 5h-84c-4-16 15-11 23-14v-84-83c-8-4-27 1-23-14h55l2 15c38-27 116-34 116 36v65 65c9 3 27-2 24 14h-85v-5-5l26-4v-64z">
          <text:p/>
        </draw:path>
        <draw:polygon draw:style-name="gr3" draw:text-style-name="P3" draw:layer="layout" svg:width="0.111cm" svg:height="0.278cm" svg:x="2.495cm" svg:y="1.251cm" svg:viewBox="0 0 112 279" draw:points="76,261 112,267 112,272 112,279 0,279 0,272 0,267 36,261 36,139 36,17 0,12 0,6 0,0 112,0 112,6 112,12 76,17 76,139">
          <text:p/>
        </draw:polygon>
        <draw:path draw:style-name="gr3" draw:text-style-name="P3" draw:layer="layout" svg:width="0.198cm" svg:height="0.198cm" svg:x="2.629cm" svg:y="1.331cm" svg:viewBox="0 0 199 199" svg:d="M139 59c5-44-48-40-80-31v78 79l27 4v5 5h-86c-3-16 16-11 24-14v-84-83c-8-4-27 1-24-14h57l2 15c36-27 115-34 115 36v65 65c8 3 27-2 24 14h-85v-5-5l26-4v-64z">
          <text:p/>
        </draw:path>
        <draw:path draw:style-name="gr3" draw:text-style-name="P3" draw:layer="layout" svg:width="0.111cm" svg:height="0.243cm" svg:x="2.836cm" svg:y="1.29cm" svg:viewBox="0 0 112 244" svg:d="M59 195c-1 29 29 31 53 24v7 7c-33 18-87 17-87-34v-68-68h-25c-2-16 17-11 25-17l21-46h13v22 24h46v9 8h-46v66z">
          <text:p/>
        </draw:path>
        <draw:path draw:style-name="gr3" draw:text-style-name="P3" draw:layer="layout" svg:width="0.157cm" svg:height="0.204cm" svg:x="2.966cm" svg:y="1.329cm" svg:viewBox="0 0 158 205" svg:d="M83 0c58 0 78 39 74 102h-120c-9 71 46 94 113 74v6 6c-15 9-39 17-62 17-65 0-88-39-88-104-2-64 25-101 83-101zM122 86c14-67-68-98-82-29-2 9-3 18-3 29z">
          <text:p/>
        </draw:path>
        <draw:path draw:style-name="gr3" draw:text-style-name="P3" draw:layer="layout" svg:width="0.13cm" svg:height="0.2cm" svg:x="3.144cm" svg:y="1.329cm" svg:viewBox="0 0 131 201" svg:d="M60 29c19-12 41-28 71-29v26 27c-23 1-10-36-47-20l-24 7v73 74l34 4v5 5h-94v-5-5l26-4v-84-83c-10-4-29 2-26-14h58z">
          <text:p/>
        </draw:path>
        <draw:path draw:style-name="gr3" draw:text-style-name="P3" draw:layer="layout" svg:width="0.213cm" svg:height="0.198cm" svg:x="3.276cm" svg:y="1.335cm" svg:viewBox="0 0 214 199" svg:d="M195 13l-78 186h-15l-80-185c-8-4-25 0-21-14h92v4 5l-31 5 56 135 55-135-31-5v-5-4h72v4 5z">
          <text:p/>
        </draw:path>
        <draw:path draw:style-name="gr3" draw:text-style-name="P3" draw:layer="layout" svg:width="0.168cm" svg:height="0.202cm" svg:x="3.502cm" svg:y="1.33cm" svg:viewBox="0 0 169 203" svg:d="M23 7c49-12 121-16 121 46v66 67c10 3 28-3 25 14h-53l-5-20c-28 35-122 35-110-35-2-59 53-59 108-60 6-43-6-83-49-66-7 2-14 5-19 7-5 8 0 27-18 23v-21zM35 143c0 50 48 40 74 26v-34-35c-40 1-74-1-74 43z">
          <text:p/>
        </draw:path>
        <draw:polygon draw:style-name="gr3" draw:text-style-name="P3" draw:layer="layout" svg:width="0.101cm" svg:height="0.294cm" svg:x="3.683cm" svg:y="1.235cm" svg:viewBox="0 0 102 295" draw:points="69,281 102,285 102,290 102,295 0,295 0,290 0,285 34,281 34,148 34,14 0,9 0,4 0,0 69,0 69,141">
          <text:p/>
        </draw:polygon>
        <draw:path draw:style-name="gr4" draw:text-style-name="P4" draw:layer="layout" svg:width="5.377cm" svg:height="0.903cm" svg:x="6.282cm" svg:y="9.438cm" svg:viewBox="0 0 5378 904" svg:d="M2596 7c52-9 136-9 187 0l2556 430c52 9 52 22 0 32l-2556 428c-51 10-135 10-187 0l-2557-428c-52-10-52-23 0-32z">
          <text:p/>
        </draw:path>
        <draw:path draw:style-name="gr5" draw:text-style-name="P2" draw:layer="layout" svg:width="5.377cm" svg:height="0.903cm" svg:x="6.282cm" svg:y="9.438cm" svg:viewBox="0 0 5378 904" svg:d="M2596 7c52-9 136-9 187 0l2556 430c52 9 52 22 0 32l-2556 428c-51 10-135 10-187 0l-2557-428c-52-10-52-23 0-32z">
          <text:p/>
        </draw:path>
        <draw:path draw:style-name="gr3" draw:text-style-name="P3" draw:layer="layout" svg:width="0.103cm" svg:height="0.246cm" svg:x="7.396cm" svg:y="9.764cm" svg:viewBox="0 0 104 247" svg:d="M104 54l-3 18h-31l-34 137c-1 2-1 3-1 5 0 3 1 5 8 5 0 0 9 0 25-24l6 6c-11 15-33 46-58 46-13 0-16-11-16-22 0-5 0-11 1-16l35-137h-33l3-13c32-6 57-22 76-59h6l-13 54z">
          <text:p/>
        </draw:path>
        <draw:path draw:style-name="gr3" draw:text-style-name="P3" draw:layer="layout" svg:width="0.188cm" svg:height="0.292cm" svg:x="7.532cm" svg:y="9.72cm" svg:viewBox="0 0 189 293" svg:d="M182 242l7 5c-13 14-34 46-58 46-8 0-17-5-17-19 0-5 0-11 27-114 1-4 3-13 3-20s-3-14-9-14c-16 0-45 37-58 57-15 23-27 43-30 53l-13 52h-34l66-258c0-2 0-3 0-5 0-6-3-9-12-9-5 0-10 0-14 1v-6l69-11-47 180h1c22-25 54-81 94-81 17 0 24 14 24 30 0 10-4 18-5 27l-26 99c0 1 0 3 0 5 0 1 2 4 5 4 10 0 21-14 27-22z">
          <text:p/>
        </draw:path>
        <draw:path draw:style-name="gr3" draw:text-style-name="P3" draw:layer="layout" svg:width="0.155cm" svg:height="0.189cm" svg:x="7.747cm" svg:y="9.818cm" svg:viewBox="0 0 156 190" svg:d="M61 76h2c3-8 10-16 14-25 16-24 36-51 60-51 13 0 19 8 19 21 0 16-11 36-28 36-18 0-13-17-21-17-27 0-65 110-66 117l-10 33h-31l38-158c1-5 1-6 1-10s-5-8-13-8c-3 0-9 2-12 2v-6l66-10z">
          <text:p/>
        </draw:path>
        <draw:path draw:style-name="gr3" draw:text-style-name="P3" draw:layer="layout" svg:width="0.159cm" svg:height="0.194cm" svg:x="7.924cm" svg:y="9.818cm" svg:viewBox="0 0 160 195" svg:d="M141 142l5 5c-29 37-59 48-86 48-42 0-60-37-60-67 0-12 2-17 3-28 12-47 60-100 114-100 18 0 43 5 43 32 0 56-71 76-123 78v13c0 27 23 46 50 46 17 0 38-7 54-27zM37 99h5c45 0 85-31 85-69 0-9-8-17-19-17-32 0-58 49-71 86z">
          <text:p/>
        </draw:path>
        <draw:path draw:style-name="gr3" draw:text-style-name="P3" draw:layer="layout" svg:width="0.145cm" svg:height="0.194cm" svg:x="8.121cm" svg:y="9.818cm" svg:viewBox="0 0 146 195" svg:d="M146 0l-10 62h-6c0-27-16-51-40-51-11 0-22 7-22 24 0 24 59 64 59 106 0 25-21 54-59 54-14 0-41-10-48-10-3 0-9 2-13 10h-7l10-67h9c0 27 17 56 44 56 25 0 32-22 32-38 0-36-57-58-57-100 0-35 25-46 49-46 19 0 27 8 40 8 4 0 9-5 12-8z">
          <text:p/>
        </draw:path>
        <draw:path draw:style-name="gr3" draw:text-style-name="P3" draw:layer="layout" svg:width="0.187cm" svg:height="0.292cm" svg:x="8.307cm" svg:y="9.72cm" svg:viewBox="0 0 188 293" svg:d="M183 242l5 5c-11 14-33 46-55 46-8 0-19-5-19-19 0-5 1-11 28-114 0-4 3-13 3-20s-3-14-11-14c-16 0-43 37-57 57-14 23-27 43-28 53l-15 52h-34l66-258c0-2 2-3 2-5 0-6-5-9-15-9-3 0-8 0-11 1l-1-6 68-11-46 180h1c23-25 53-81 92-81 18 0 24 14 24 30 0 10-1 18-4 27l-24 99c-2 1-2 3-2 5 0 1 2 4 6 4 10 0 21-14 27-22z">
          <text:p/>
        </draw:path>
        <draw:path draw:style-name="gr3" draw:text-style-name="P3" draw:layer="layout" svg:width="0.17cm" svg:height="0.194cm" svg:x="8.526cm" svg:y="9.818cm" svg:viewBox="0 0 171 195" svg:d="M171 65c0 62-48 130-113 130-43 0-58-40-58-70 0-57 44-125 107-125 35 0 64 19 64 65zM136 53c0-16-5-40-29-40-35 0-71 63-71 123 0 14 0 46 24 46 46 0 76-98 76-129z">
          <text:p/>
        </draw:path>
        <draw:path draw:style-name="gr3" draw:text-style-name="P3" draw:layer="layout" svg:width="0.1cm" svg:height="0.292cm" svg:x="8.724cm" svg:y="9.72cm" svg:viewBox="0 0 101 293" svg:d="M101 0l-63 255c0 0-2 1-2 5 0 3 4 4 7 4 9 0 22-16 25-22l8 5c-14 17-33 46-60 46-12 0-16-13-16-22 0-7 2-11 2-16l57-220c1-5 1-8 1-10 0-6-3-9-14-9-3 0-8 0-11 1l-2-6z">
          <text:p/>
        </draw:path>
        <draw:path draw:style-name="gr3" draw:text-style-name="P3" draw:layer="layout" svg:width="0.208cm" svg:height="0.292cm" svg:x="8.859cm" svg:y="9.72cm" svg:viewBox="0 0 209 293" svg:d="M209 0l-64 258c0 2-2 3-2 5 0 3 4 4 8 4 9 0 20-15 27-25l4 6c-12 19-35 45-56 45-15 0-18-10-18-18s2-14 5-27h-2c-31 40-58 45-74 45-30 0-37-32-37-54 0-45 43-140 110-140 24 0 35 11 35 21l25-90c0-2 0-3 0-6 0-5-4-8-15-8-3 0-8 1-12 1l-1-6zM138 142c0-21-6-30-23-30-43 0-78 86-78 127 0 21 13 28 24 28 30 0 58-41 71-80 3-15 6-32 6-45z">
          <text:p/>
        </draw:path>
        <draw:polygon draw:style-name="gr3" draw:text-style-name="P3" draw:layer="layout" svg:width="0.242cm" svg:height="0.238cm" svg:x="9.213cm" svg:y="9.779cm" svg:viewBox="0 0 243 239" draw:points="243,239 0,123 0,118 243,0 243,26 58,120 243,212">
          <text:p/>
        </draw:polygon>
        <draw:path draw:style-name="gr3" draw:text-style-name="P3" draw:layer="layout" svg:width="0.208cm" svg:height="0.292cm" svg:x="9.62cm" svg:y="9.72cm" svg:viewBox="0 0 209 293" svg:d="M209 0l-64 258c0 2-1 3-1 5 0 3 3 4 6 4 10 0 21-15 27-25l5 6c-13 19-35 45-56 45-14 0-17-10-17-18s1-14 4-27h-1c-32 40-59 45-75 45-30 0-37-32-37-54 0-45 44-140 110-140 24 0 35 11 35 21l24-90c0-2 0-3 0-6 0-5-3-8-14-8-3 0-8 1-11 1l-2-6zM139 142c0-21-6-30-24-30-43 0-78 86-78 127 0 21 13 28 24 28 30 0 59-41 70-80 5-15 8-32 8-45z">
          <text:p/>
        </draw:path>
        <draw:path draw:style-name="gr3" draw:text-style-name="P3" draw:layer="layout" svg:width="0.17cm" svg:height="0.194cm" svg:x="9.848cm" svg:y="9.818cm" svg:viewBox="0 0 171 195" svg:d="M171 65c0 62-47 130-112 130-44 0-59-40-59-70 0-57 44-125 108-125 35 0 63 19 63 65zM136 53c0-16-6-40-28-40-35 0-74 63-74 123 0 14 1 46 26 46 46 0 76-98 76-129z">
          <text:p/>
        </draw:path>
        <draw:path draw:style-name="gr3" draw:text-style-name="P3" draw:layer="layout" svg:width="0.104cm" svg:height="0.246cm" svg:x="10.044cm" svg:y="9.764cm" svg:viewBox="0 0 105 247" svg:d="M105 54l-4 18h-32l-33 137c0 2 0 3 0 5 0 3 2 5 6 5 0 0 10 0 26-24l6 6c-11 15-32 46-57 46-14 0-17-11-17-22 0-5 1-11 3-16l35-137h-34l2-13c32-6 59-22 76-59h5l-13 54z">
          <text:p/>
        </draw:path>
        <draw:path draw:style-name="gr3" draw:text-style-name="P3" draw:layer="layout" svg:width="0.196cm" svg:height="0.137cm" svg:x="10.171cm" svg:y="9.937cm" svg:viewBox="0 0 197 138" svg:d="M193 103l4 3c-9 16-25 32-39 32-7 0-13-3-13-15 0-3 2-6 3-11l16-69c2-3 2-6 2-11 0-6-2-13-7-13-16 0-50 57-55 76l-11 40h-24l24-92c0-1 2-6 2-11 0-6-2-13-8-13-16 0-49 57-54 76l-10 40h-23l28-114c0-5-1-10-9-10-4 0-7 0-8 2l-2-5 48-8-13 53h2c28-45 46-53 58-53s17 11 17 26c0 4-1 9-4 16l-3 11h2c10-16 26-35 40-46 7-4 13-7 19-7 11 0 16 8 16 22 0 5 0 12-1 18l-20 72c0 0 0 2 0 4 0 1 2 3 5 3 5 0 13-5 18-16z">
          <text:p/>
        </draw:path>
        <draw:path draw:style-name="gr1" draw:text-style-name="P1" draw:layer="layout" svg:width="0.635cm" svg:height="0.635cm" svg:x="1.689cm" svg:y="10.969cm" svg:viewBox="0 0 636 636" svg:d="M636 636h-509c-70 0-127-57-127-127v-382c0-70 57-127 127-127h509z">
          <text:p/>
        </draw:path>
        <draw:path draw:style-name="gr2" draw:text-style-name="P2" draw:layer="layout" svg:width="0.635cm" svg:height="0.635cm" svg:x="1.689cm" svg:y="10.969cm" svg:viewBox="0 0 636 636" svg:d="M296 636h-169l-50-10-40-27-27-41-10-49v-127M0 255v-128l10-49 27-41 40-27 50-10h169M465 0h171v213M636 424v212h-171">
          <text:p/>
        </draw:path>
        <draw:path draw:style-name="gr2" draw:text-style-name="P2" draw:layer="layout" svg:width="13.228cm" svg:height="0.635cm" svg:x="2.324cm" svg:y="10.969cm" svg:viewBox="0 0 13229 636" svg:d="M312 0h311M779 0h311M1247 0h312M1714 0h313M2182 0h313M2651 0h311M3119 0h311M3586 0h313M4054 0h314M4523 0h312M4992 0h311M5458 0h313M5927 0h312M6395 0h311M6863 0h312M7330 0h313M7798 0h313M8267 0h311M8735 0h311M9202 0h312M9670 0h313M10138 0h312M10607 0h311M11073 0h313M11542 0h312M12010 0h311M12478 0h312M12945 0h157l49 10 40 27 27 41 11 49v128M13229 382v127l-11 49-27 41-40 27-49 10h-157M12790 636h-312M12321 636h-311M11854 636h-312M11386 636h-313M10918 636h-311M10450 636h-312M9983 636h-313M9514 636h-312M9046 636h-311M8578 636h-311M8111 636h-313M7643 636h-313M7175 636h-312M6706 636h-311M6239 636h-312M5771 636h-313M5303 636h-311M4835 636h-312M4368 636h-314M3899 636h-313M3430 636h-311M2962 636h-311M2495 636h-313M2027 636h-313M1559 636h-312M1090 636h-311M623 636h-311M155 636h-155v-212M0 213v-213h155">
          <text:p/>
        </draw:path>
        <draw:path draw:style-name="gr7" draw:text-style-name="P2" draw:layer="layout" svg:width="0.006cm" svg:height="0.317cm" svg:x="8.964cm" svg:y="10.382cm" svg:viewBox="0 0 7 318" svg:d="M7 0v287c0 0-1 15-3 15s-4 0-4 0v16">
          <text:p/>
        </draw:path>
        <draw:polygon draw:style-name="gr3" draw:text-style-name="P3" draw:layer="layout" svg:width="0.031cm" svg:height="0.016cm" svg:x="8.955cm" svg:y="10.366cm" svg:viewBox="0 0 32 17" draw:points="32,17 0,17 0,0 32,0">
          <text:p/>
        </draw:polygon>
        <draw:polygon draw:style-name="gr8" draw:text-style-name="P3" draw:layer="layout" svg:width="0.148cm" svg:height="0.222cm" svg:x="8.891cm" svg:y="10.715cm" svg:viewBox="0 0 149 223" draw:points="74,223 0,0 149,0">
          <text:p/>
        </draw:polygon>
        <draw:polygon draw:style-name="gr6" draw:text-style-name="P5" draw:layer="layout" svg:width="0.29cm" svg:height="0.277cm" svg:x="9.096cm" svg:y="10.57cm" svg:viewBox="0 0 291 278" draw:points="169,169 169,215 169,262 214,268 214,273 214,278 85,278 85,273 85,268 129,262 129,216 129,170 32,16 0,12 0,6 0,0 118,0 118,6 118,12 81,16 161,145 236,16 201,12 201,6 201,0 291,0 291,6 291,12 261,16">
          <text:p/>
        </draw:polygon>
        <draw:path draw:style-name="gr6" draw:text-style-name="P5" draw:layer="layout" svg:width="0.157cm" svg:height="0.205cm" svg:x="9.37cm" svg:y="10.647cm" svg:viewBox="0 0 158 206" svg:d="M83 0c58 0 78 39 74 104h-120c-9 70 46 94 113 74v6 6c-15 9-39 16-62 16-65 0-88-39-88-103-1-65 26-103 83-103zM122 87c14-68-68-97-82-29-1 9-3 19-3 29z">
          <text:p/>
        </draw:path>
        <draw:path draw:style-name="gr6" draw:text-style-name="P5" draw:layer="layout" svg:width="0.132cm" svg:height="0.203cm" svg:x="9.558cm" svg:y="10.648cm" svg:viewBox="0 0 133 204" svg:d="M31 47c8 56 102 27 102 98 0 66-83 67-133 48v-23-24c23 0 11 35 36 37 43 22 92-31 50-59-33-21-86-15-86-69 0-60 68-62 119-49v22 21c-23 1-10-30-33-30-26-8-60-1-55 28z">
          <text:p/>
        </draw:path>
        <draw:path draw:style-name="gr4" draw:text-style-name="P4" draw:layer="layout" svg:width="4.337cm" svg:height="0.555cm" svg:x="6.796cm" svg:y="11.017cm" svg:viewBox="0 0 4338 556" svg:d="M0 95c0-52 42-95 95-95h4147c53 0 96 43 96 95v366c0 54-43 95-96 95h-4147c-53 0-95-41-95-95z">
          <text:p/>
        </draw:path>
        <draw:path draw:style-name="gr5" draw:text-style-name="P2" draw:layer="layout" svg:width="4.337cm" svg:height="0.555cm" svg:x="6.796cm" svg:y="11.017cm" svg:viewBox="0 0 4338 556" svg:d="M0 95c0-52 42-95 95-95h4147c53 0 96 43 96 95v366c0 54-43 95-96 95h-4147c-53 0-95-41-95-95z">
          <text:p/>
        </draw:path>
        <draw:path draw:style-name="gr3" draw:text-style-name="P3" draw:layer="layout" svg:width="0.192cm" svg:height="0.269cm" svg:x="7.029cm" svg:y="11.129cm" svg:viewBox="0 0 193 270" svg:d="M193 0l-60 237c0 2-1 3-1 5 0 1 3 3 6 3 8 0 19-14 24-22l5 4c-11 18-32 43-51 43-13 0-16-8-16-17 0-8 0-13 3-26h-1c-29 38-53 43-67 43-29 0-35-30-35-50 0-42 41-129 102-129 22 0 31 9 31 19l23-83c0-1 0-3 0-4 0-5-4-8-13-8-3 0-8 1-11 1l-2-6zM127 131c0-19-6-29-22-29-38 0-70 79-70 118 0 19 9 25 21 25 28 0 53-37 65-73 4-14 6-29 6-41z">
          <text:p/>
        </draw:path>
        <draw:path draw:style-name="gr3" draw:text-style-name="P3" draw:layer="layout" svg:width="0.157cm" svg:height="0.178cm" svg:x="7.239cm" svg:y="11.22cm" svg:viewBox="0 0 158 179" svg:d="M158 61c0 56-43 118-105 118-41 0-53-35-53-64 0-51 41-115 99-115 32 0 59 17 59 61zM126 49c0-15-6-38-27-38-32 0-68 60-68 114 0 12 2 43 24 43 42 0 71-89 71-119z">
          <text:p/>
        </draw:path>
        <draw:path draw:style-name="gr3" draw:text-style-name="P3" draw:layer="layout" svg:width="0.096cm" svg:height="0.227cm" svg:x="7.419cm" svg:y="11.171cm" svg:viewBox="0 0 97 228" svg:d="M97 51l-3 14h-29l-31 126c0 2 0 3 0 5 0 3 0 5 7 5 0 0 8 0 22-21l7 5c-10 13-30 43-54 43-12 0-16-11-16-21 0-6 0-11 2-16l32-126h-30l1-11c30-7 55-21 71-54h6l-12 51z">
          <text:p/>
        </draw:path>
        <draw:path draw:style-name="gr3" draw:text-style-name="P3" draw:layer="layout" svg:width="0.232cm" svg:height="0.106cm" svg:x="7.656cm" svg:y="11.241cm" svg:viewBox="0 0 233 107" svg:d="M233 27h-233v-27h233zM233 107h-233v-27h233z">
          <text:p/>
        </draw:path>
        <draw:path draw:style-name="gr3" draw:text-style-name="P3" draw:layer="layout" svg:width="0.341cm" svg:height="0.257cm" svg:x="8.031cm" svg:y="11.136cm" svg:viewBox="0 0 342 258" svg:d="M342 0l-2 6h-8c-31 0-39 11-42 26l-57 226h-9l-108-206h-4l-42 176c0 3 0 6 0 11 0 8 6 13 30 13h6l-2 6h-104l1-6h8c29 0 38-11 41-24l50-201c-7-18-24-21-35-21h-8l1-6h78l94 185h1l39-153c1-4 1-7 1-12 0-7-6-14-30-14h-6l1-6z">
          <text:p/>
        </draw:path>
        <draw:path draw:style-name="gr3" draw:text-style-name="P3" draw:layer="layout" svg:width="0.157cm" svg:height="0.178cm" svg:x="8.388cm" svg:y="11.22cm" svg:viewBox="0 0 158 179" svg:d="M158 61c0 56-44 118-105 118-39 0-53-35-53-64 0-51 41-115 99-115 32 0 59 17 59 61zM125 49c0-15-5-38-26-38-33 0-66 60-66 114 0 12 1 43 22 43 43 0 70-89 70-119z">
          <text:p/>
        </draw:path>
        <draw:path draw:style-name="gr3" draw:text-style-name="P3" draw:layer="layout" svg:width="0.143cm" svg:height="0.173cm" svg:x="8.564cm" svg:y="11.22cm" svg:viewBox="0 0 144 174" svg:d="M58 68h2c3-6 8-14 13-22 14-21 33-46 53-46 12 0 18 8 18 19 0 14-10 32-25 32-16 0-12-15-20-15-23 0-57 101-60 108l-8 30h-31l38-144c1-5 1-8 1-9 0-5-5-8-14-8-3 0-9 1-11 1l-1-5 63-9z">
          <text:p/>
        </draw:path>
        <draw:path draw:style-name="gr3" draw:text-style-name="P3" draw:layer="layout" svg:width="0.256cm" svg:height="0.176cm" svg:x="8.726cm" svg:y="11.22cm" svg:viewBox="0 0 257 177" svg:d="M252 133l5 3c-13 22-34 41-53 41-8 0-14-3-14-19 0-3 0-6 1-14l23-88c1-5 3-10 3-16 0-8-3-15-10-15-22 0-65 72-71 96l-13 53h-32l31-118c1-4 1-10 1-16 0-8-1-15-8-15-20 0-64 72-71 96l-14 53h-30l37-149c0-6-2-11-13-11-3 0-8 0-11 0v-5l63-9-19 67h2c39-58 61-67 77-67 14 0 22 14 22 32 0 6-1 12-5 20l-3 15h2c11-21 32-46 51-59 9-5 17-8 25-8 13 0 21 9 21 27 0 8 0 16-4 25l-23 92c0 1 0 3 0 5 0 3 1 4 4 4 7 0 18-6 26-20z">
          <text:p/>
        </draw:path>
        <draw:path draw:style-name="gr3" draw:text-style-name="P3" draw:layer="layout" svg:width="0.171cm" svg:height="0.178cm" svg:x="9.009cm" svg:y="11.22cm" svg:viewBox="0 0 172 179" svg:d="M172 5l-37 137v3c0 5 1 8 4 8 6 0 11-1 27-22l4 5c-12 19-34 43-53 43-13 0-16-10-16-22 0-5 2-13 3-20h-1c-29 37-53 42-69 42-23 0-34-22-34-48 0-52 52-131 109-131 16 0 26 9 26 17l4-12zM128 41c0-18-5-30-19-30-27 0-51 36-63 68-8 19-12 36-12 49 0 21 13 27 23 27 27 0 55-38 66-76 4-10 5-26 5-38z">
          <text:p/>
        </draw:path>
        <draw:path draw:style-name="gr3" draw:text-style-name="P3" draw:layer="layout" svg:width="0.092cm" svg:height="0.269cm" svg:x="9.209cm" svg:y="11.129cm" svg:viewBox="0 0 93 270" svg:d="M93 0l-60 234c0 0 0 1 0 5 0 3 2 4 6 4 9 0 20-16 25-22l6 5c-14 16-31 44-55 44-11 0-15-12-15-22 0-5 1-9 3-14l52-200c0-7 0-10 0-10 0-4-4-9-12-9-3 0-8 1-12 1l-1-6z">
          <text:p/>
        </draw:path>
        <draw:path draw:style-name="gr3" draw:text-style-name="P3" draw:layer="layout" svg:width="0.081cm" svg:height="0.248cm" svg:x="9.337cm" svg:y="11.15cm" svg:viewBox="0 0 82 249" svg:d="M82 21c0 9-8 17-20 17-11 0-19-8-19-17 0-10 8-21 19-21 12 0 20 11 20 21zM71 70l-37 144c-2 3-2 5-2 6 0 2 3 3 6 3 8 0 11-4 27-20l4 4c-15 18-34 42-53 42-11 0-16-8-16-18 0-4 0-12 30-133 0-2 2-5 2-5 0-9-3-10-13-10-3 0-8 1-11 1l-1-6z">
          <text:p/>
        </draw:path>
        <draw:path draw:style-name="gr3" draw:text-style-name="P3" draw:layer="layout" svg:width="0.169cm" svg:height="0.182cm" svg:x="9.456cm" svg:y="11.217cm" svg:viewBox="0 0 170 183" svg:d="M170 0v6l-127 141c7-4 17-8 27-8 36 0 38 35 55 35 5 0 10-3 10-10 0-4-5-7-5-15s8-16 16-16c9 0 16 8 16 18 0 21-24 32-42 32-9 0-19-3-27-6-12-3-27-5-39-5-16 0-35 3-49 10l-5-5 130-147h-51c-22 0-32 3-41 25l-8-1 16-54z">
          <text:p/>
        </draw:path>
        <draw:path draw:style-name="gr3" draw:text-style-name="P3" draw:layer="layout" svg:width="0.146cm" svg:height="0.178cm" svg:x="9.652cm" svg:y="11.22cm" svg:viewBox="0 0 147 179" svg:d="M129 130l5 6c-27 33-54 43-81 43-38 0-53-34-53-62 0-8 1-14 3-24 9-43 52-93 104-93 16 0 40 5 40 31 0 49-66 68-114 72v11c0 25 20 41 45 41 18 0 37-6 51-25zM33 91h5c40 0 78-27 78-61 0-11-8-19-17-19-30 0-55 47-66 80z">
          <text:p/>
        </draw:path>
        <draw:path draw:style-name="gr3" draw:text-style-name="P3" draw:layer="layout" svg:width="0.102cm" svg:height="0.337cm" svg:x="9.896cm" svg:y="11.126cm" svg:viewBox="0 0 103 338" svg:d="M103 331l-5 7c-63-35-98-102-98-168 0-74 35-132 99-170l4 7c-57 47-68 84-68 161 0 73 11 117 68 163z">
          <text:p/>
        </draw:path>
        <draw:path draw:style-name="gr3" draw:text-style-name="P3" draw:layer="layout" svg:width="0.192cm" svg:height="0.269cm" svg:x="10.025cm" svg:y="11.129cm" svg:viewBox="0 0 193 270" svg:d="M193 0l-59 237c0 2-2 3-2 5 0 1 4 3 7 3 8 0 19-14 25-22l3 4c-11 18-31 43-51 43-12 0-15-8-15-17 0-8 1-13 4-26h-3c-28 38-53 43-68 43-28 0-34-30-34-50 0-42 41-129 102-129 22 0 32 9 32 19l22-83c0-1 0-3 0-4 0-5-3-8-13-8-3 0-7 1-11 1l-1-6zM128 131c0-19-5-29-23-29-38 0-71 79-71 118 0 19 12 25 24 25 27 0 52-37 63-73 5-14 7-29 7-41z">
          <text:p/>
        </draw:path>
        <draw:path draw:style-name="gr3" draw:text-style-name="P3" draw:layer="layout" svg:width="0.157cm" svg:height="0.178cm" svg:x="10.234cm" svg:y="11.22cm" svg:viewBox="0 0 158 179" svg:d="M158 61c0 56-43 118-103 118-41 0-55-35-55-64 0-51 41-115 101-115 32 0 57 17 57 61zM127 49c0-15-5-38-27-38-32 0-67 60-67 114 0 12 0 43 24 43 41 0 70-89 70-119z">
          <text:p/>
        </draw:path>
        <draw:path draw:style-name="gr3" draw:text-style-name="P3" draw:layer="layout" svg:width="0.095cm" svg:height="0.227cm" svg:x="10.415cm" svg:y="11.171cm" svg:viewBox="0 0 96 228" svg:d="M96 51l-3 14h-28l-32 126c0 2 0 3 0 5 0 3 0 5 7 5 0 0 8 0 24-21l4 5c-9 13-30 43-52 43-13 0-16-11-16-21 0-6 2-11 2-16l31-126h-30l3-11c29-7 53-21 70-54h5l-13 51z">
          <text:p/>
        </draw:path>
        <draw:path draw:style-name="gr3" draw:text-style-name="P3" draw:layer="layout" svg:width="0.181cm" svg:height="0.126cm" svg:x="10.531cm" svg:y="11.329cm" svg:viewBox="0 0 182 127" svg:d="M178 94l4 3c-9 16-23 30-38 30-6 0-11-3-11-14 0-2 2-5 4-11l14-62c1-3 1-6 1-11s-1-9-6-9c-14 0-46 49-49 66l-10 39h-22l21-85c1-1 1-6 1-11s-1-9-6-9c-14 0-45 49-49 66l-10 39h-22l27-105c0-5-2-8-10-8-1 0-4 0-7 0v-5l44-7-13 48h2c25-40 43-48 54-48 9 0 14 12 14 23 0 4 0 9-1 16l-4 9h2c8-14 22-32 36-41 5-3 12-7 16-7 11 0 16 8 16 21 0 5 0 10-1 16l-18 65c0 2-1 3-1 3 0 3 3 3 4 3 5 0 13-4 18-14z">
          <text:p/>
        </draw:path>
        <draw:path draw:style-name="gr3" draw:text-style-name="P3" draw:layer="layout" svg:width="0.1cm" svg:height="0.337cm" svg:x="10.772cm" svg:y="11.126cm" svg:viewBox="0 0 101 338" svg:d="M0 7l5-7c60 37 96 103 96 171 0 73-36 129-98 167l-3-7c56-46 67-82 67-158s-10-120-67-166z">
          <text:p/>
        </draw:path>
        <draw:path draw:style-name="gr4" draw:text-style-name="P4" draw:layer="layout" svg:width="0.317cm" svg:height="0.959cm" svg:x="8.82cm" svg:y="11.614cm" svg:viewBox="0 0 318 960" svg:d="M157 0c50 0 92 41 92 90l1 699c1 25 21 44 45 44 25 0 30 15 13 31l-78 69c-38 35-102 36-142 1l-76-70c-19-16-15-30 11-30 25 0 44-19 44-44l-2-699c0-49 41-91 92-91z">
          <text:p/>
        </draw:path>
        <draw:path draw:style-name="gr5" draw:text-style-name="P2" draw:layer="layout" svg:width="0.317cm" svg:height="0.959cm" svg:x="8.82cm" svg:y="11.614cm" svg:viewBox="0 0 318 960" svg:d="M157 0c50 0 92 41 92 90l1 699c1 25 21 44 45 44 25 0 30 15 13 31l-78 69c-38 35-102 36-142 1l-76-70c-19-16-15-30 11-30 25 0 44-19 44-44l-2-699c0-49 41-91 92-91z">
          <text:p/>
        </draw:path>
        <draw:path draw:style-name="gr3" draw:text-style-name="P3" draw:layer="layout" svg:width="3.032cm" svg:height="2.381cm" svg:x="11.266cm" svg:y="9.874cm" svg:viewBox="0 0 3033 2382" svg:d="M2979 16l40 31 14 64v1160h-1v1111h-32v-1127h1v-1144l-11-32-28-32-42-15h-1385v-32h1389zM0 32v-32h1018v32z">
          <text:p/>
        </draw:path>
        <draw:polygon draw:style-name="gr3" draw:text-style-name="P3" draw:layer="layout" svg:width="0.016cm" svg:height="0.032cm" svg:x="11.25cm" svg:y="9.874cm" svg:viewBox="0 0 17 33" draw:points="17,33 0,33 0,0 17,0">
          <text:p/>
        </draw:polygon>
        <draw:polygon draw:style-name="gr3" draw:text-style-name="P3" draw:layer="layout" svg:width="0.148cm" svg:height="0.222cm" svg:x="14.206cm" svg:y="12.271cm" svg:viewBox="0 0 149 223" draw:points="75,223 0,0 149,0">
          <text:p/>
        </draw:polygon>
        <draw:path draw:style-name="gr3" draw:text-style-name="P3" draw:layer="layout" svg:width="0.191cm" svg:height="0.286cm" svg:x="14.185cm" svg:y="12.255cm" svg:viewBox="0 0 192 287" svg:d="M96 287l-96-287h192zM43 32l53 160 50-160z">
          <text:p/>
        </draw:path>
        <draw:polygon draw:style-name="gr6" draw:text-style-name="P5" draw:layer="layout" svg:width="0.285cm" svg:height="0.277cm" svg:x="12.295cm" svg:y="9.697cm" svg:viewBox="0 0 286 278" draw:points="228,16 191,11 191,6 191,0 286,0 286,6 286,11 249,16 249,148 249,278 229,278 58,28 58,145 58,262 97,268 97,273 97,278 0,278 0,273 0,268 37,262 37,139 37,16 0,11 0,6 0,0 86,0 228,207 228,111">
          <text:p/>
        </draw:polygon>
        <draw:path draw:style-name="gr6" draw:text-style-name="P5" draw:layer="layout" svg:width="0.178cm" svg:height="0.205cm" svg:x="12.605cm" svg:y="9.774cm" svg:viewBox="0 0 179 206" svg:d="M89 0c62 0 90 38 90 103 0 64-28 103-91 103-60 0-88-40-88-103 0-64 28-103 89-103zM88 189c47 0 55-41 55-86 0-46-8-86-55-86-46 1-52 40-52 86 0 47 7 85 52 86z">
          <text:p/>
        </draw:path>
        <draw:path draw:style-name="gr6" draw:text-style-name="P5" draw:layer="layout" svg:width="0.181cm" svg:height="0.284cm" svg:x="13.075cm" svg:y="12.79cm" svg:viewBox="0 0 182 285" svg:d="M182 201c0 93-112 96-182 69v-31-32h14c1 41 26 61 72 61 58 0 81-68 38-96-45-29-124-25-124-101 0-79 102-78 168-63v29 29h-14l-7-34c-37-32-144-8-106 49 34 52 141 29 141 120z">
          <text:p/>
        </draw:path>
        <draw:path draw:style-name="gr6" draw:text-style-name="P5" draw:layer="layout" svg:width="0.204cm" svg:height="0.294cm" svg:x="13.29cm" svg:y="12.776cm" svg:viewBox="0 0 205 295" svg:d="M63 200l80-86c-8-4-23 0-20-14h69c3 15-16 10-24 14l-55 56 70 111c9 3 25-1 22 14h-80c-4-14 10-11 17-14l-53-85-26 27v29 29c9 3 25-1 22 14h-81v-5-5l25-4v-134-133l-29-5v-4-5h63v100z">
          <text:p/>
        </draw:path>
        <draw:path draw:style-name="gr6" draw:text-style-name="P5" draw:layer="layout" svg:width="0.1cm" svg:height="0.28cm" svg:x="13.503cm" svg:y="12.79cm" svg:viewBox="0 0 101 281" svg:d="M47 45c-27 0-30-46 0-45 15 0 21 8 23 22-1 13-9 23-23 23zM68 267l33 4v5 5h-101v-5-5l34-4v-84-83l-29-5v-4-5h63v90z">
          <text:p/>
        </draw:path>
        <draw:path draw:style-name="gr6" draw:text-style-name="P5" draw:layer="layout" svg:width="0.188cm" svg:height="0.29cm" svg:x="13.618cm" svg:y="12.87cm" svg:viewBox="0 0 189 291" svg:d="M189 101c4 79-51 120-130 100l1 75 34 5v5 5h-94v-5-5l26-5v-127-129c-8-4-27 1-23-14h55l1 10c13-9 30-16 53-16 55 2 75 43 77 101zM60 186c62 16 98-17 92-85 8-62-39-94-92-72v79z">
          <text:p/>
        </draw:path>
        <draw:polygon draw:style-name="gr6" draw:text-style-name="P5" draw:layer="layout" svg:width="0.11cm" svg:height="0.278cm" svg:x="13.944cm" svg:y="12.792cm" svg:viewBox="0 0 111 279" draw:points="75,262 111,268 111,274 111,279 0,279 0,274 0,268 35,262 35,140 35,17 0,12 0,6 0,0 111,0 111,6 111,12 75,17 75,140">
          <text:p/>
        </draw:polygon>
        <draw:path draw:style-name="gr6" draw:text-style-name="P5" draw:layer="layout" svg:width="0.207cm" svg:height="0.278cm" svg:x="14.08cm" svg:y="12.792cm" svg:viewBox="0 0 208 279" svg:d="M78 152c56 3 89-14 89-69 0-54-33-67-89-64v66zM208 83c-1 71-54 92-130 88v46 45l43 6v6 5h-117v-5-6l34-6v-122-123l-38-5v-6-6c96 2 211-16 208 83z">
          <text:p/>
        </draw:path>
        <draw:path draw:style-name="gr6" draw:text-style-name="P5" draw:layer="layout" svg:width="0.2cm" svg:height="0.196cm" svg:x="14.4cm" svg:y="12.876cm" svg:viewBox="0 0 201 197" svg:d="M141 180c-41 24-116 33-116-39v-64-63c-10-4-28 2-25-14h60v69 70c-4 44 49 38 81 30v-78-77l-29-5v-4-5h63v90 91c10 3 28-3 25 14h-57z">
          <text:p/>
        </draw:path>
        <draw:path draw:style-name="gr6" draw:text-style-name="P5" draw:layer="layout" svg:width="0.188cm" svg:height="0.29cm" svg:x="14.613cm" svg:y="12.87cm" svg:viewBox="0 0 189 291" svg:d="M189 101c4 79-53 120-131 100l1 75 34 5v5 5h-93v-5-5l25-5v-127-129c-9-4-26 1-23-14h54l2 10c13-9 30-16 53-16 56 2 76 43 78 101zM59 186c62 16 98-17 93-85 8-62-40-94-93-72v79z">
          <text:p/>
        </draw:path>
        <draw:path draw:style-name="gr6" draw:text-style-name="P5" draw:layer="layout" svg:width="0.192cm" svg:height="0.298cm" svg:x="14.833cm" svg:y="12.776cm" svg:viewBox="0 0 193 299" svg:d="M0 200c0-85 55-120 135-101l-1-85-33-5v-4-5h67v140 141c9 3 28-3 25 14h-56l-2-14c-55 41-135 13-135-81zM91 112c-44 1-52 38-53 88 0 44 11 77 53 77 17 0 32-3 43-8v-76-78c-12-1-28-3-43-3z">
          <text:p/>
        </draw:path>
        <draw:path draw:style-name="gr6" draw:text-style-name="P5" draw:layer="layout" svg:width="0.169cm" svg:height="0.202cm" svg:x="15.044cm" svg:y="12.871cm" svg:viewBox="0 0 170 203" svg:d="M23 7c48-12 120-16 120 46v67 66c9 3 29-3 26 14h-54l-5-20c-27 35-122 35-109-34-3-60 52-60 108-61 4-43-6-83-50-66-7 2-14 5-18 7-5 8 0 27-18 24v-22zM35 145c0 48 48 38 74 25v-34-35c-40 1-74-1-74 44z">
          <text:p/>
        </draw:path>
        <draw:path draw:style-name="gr6" draw:text-style-name="P5" draw:layer="layout" svg:width="0.11cm" svg:height="0.243cm" svg:x="15.221cm" svg:y="12.831cm" svg:viewBox="0 0 111 244" svg:d="M60 195c-1 30 28 31 51 24v7 7c-31 19-85 17-85-34v-68-69h-26c-2-16 17-11 26-17l21-45h13v23 22h44v9 8h-44v67z">
          <text:p/>
        </draw:path>
        <draw:path draw:style-name="gr6" draw:text-style-name="P5" draw:layer="layout" svg:width="0.157cm" svg:height="0.205cm" svg:x="15.35cm" svg:y="12.87cm" svg:viewBox="0 0 158 206" svg:d="M84 0c57 0 77 39 74 103h-119c-9 71 45 94 112 74v6 6c-16 10-39 17-63 17-63 0-88-39-88-104-1-64 27-102 84-102zM122 87c15-68-67-98-81-29-1 8-2 17-2 29z">
          <text:p/>
        </draw:path>
        <draw:path draw:style-name="gr12" draw:text-style-name="P2" draw:layer="layout" svg:width="1.81cm" svg:height="1.175cm" svg:x="-0.112cm" svg:y="9.318cm" svg:viewBox="0 0 1811 1176" svg:d="M0 95c0-52 43-95 96-95h1620c52 0 95 43 95 95v986c0 52-43 95-95 95h-1620c-53 0-96-43-96-95z">
          <text:p/>
        </draw:path>
        <draw:path draw:style-name="gr3" draw:text-style-name="P3" draw:layer="layout" svg:width="0.207cm" svg:height="0.278cm" svg:x="0.119cm" svg:y="9.712cm" svg:viewBox="0 0 208 279" svg:d="M77 151c56 4 89-14 89-68s-33-67-89-64v66zM208 83c-1 70-55 93-131 88v46 46l43 6v5 5h-116v-5-5l33-6v-124-122l-37-5v-6-5c96 1 211-17 208 82z">
          <text:p/>
        </draw:path>
        <draw:path draw:style-name="gr3" draw:text-style-name="P3" draw:layer="layout" svg:width="0.201cm" svg:height="0.294cm" svg:x="0.348cm" svg:y="9.696cm" svg:viewBox="0 0 202 295" svg:d="M143 155c4-45-49-37-81-29v77 78l27 5v4 5h-86v-5-4l25-5v-133-134l-28-4v-5-5h62l-1 115c36-25 117-36 117 38v64 64c8 4 27-1 24 14h-85v-5-4l26-5v-63z">
          <text:p/>
        </draw:path>
        <draw:path draw:style-name="gr3" draw:text-style-name="P3" draw:layer="layout" svg:width="0.168cm" svg:height="0.202cm" svg:x="0.569cm" svg:y="9.791cm" svg:viewBox="0 0 169 203" svg:d="M24 7c48-11 120-16 120 46v66 67c9 4 28-2 25 14h-53l-5-20c-27 35-122 35-110-35-3-59 54-59 109-60 5-42-6-82-49-66-7 3-15 5-19 7-5 8 0 27-18 24v-21zM36 144c0 49 48 40 74 27v-36-35c-40 2-74-1-74 44z">
          <text:p/>
        </draw:path>
        <draw:path draw:style-name="gr3" draw:text-style-name="P3" draw:layer="layout" svg:width="0.132cm" svg:height="0.204cm" svg:x="0.759cm" svg:y="9.791cm" svg:viewBox="0 0 133 205" svg:d="M31 46c8 58 102 28 102 100 0 66-82 67-133 48v-23-24c24 0 11 34 37 37 41 22 91-31 48-59-32-21-85-15-85-71 0-58 68-61 119-48v21 22c-23 1-10-30-34-30-25-8-59-1-54 27z">
          <text:p/>
        </draw:path>
        <draw:path draw:style-name="gr3" draw:text-style-name="P3" draw:layer="layout" svg:width="0.156cm" svg:height="0.205cm" svg:x="0.923cm" svg:y="9.79cm" svg:viewBox="0 0 157 206" svg:d="M82 0c58 0 78 39 75 103h-120c-9 71 45 95 113 75v5 6c-15 10-39 17-63 17-64 0-87-39-87-105-2-63 25-101 82-101zM122 86c14-67-68-96-82-28-2 8-3 17-3 28z">
          <text:p/>
        </draw:path>
        <draw:polygon draw:style-name="gr3" draw:text-style-name="P3" draw:layer="layout" svg:width="0.111cm" svg:height="0.277cm" svg:x="1.214cm" svg:y="9.713cm" svg:viewBox="0 0 112 278" draw:points="76,262 112,268 112,273 112,278 0,278 0,273 0,268 35,262 35,139 35,16 0,11 0,5 0,0 112,0 112,5 112,11 76,16 76,139">
          <text:p/>
        </draw:polygon>
        <draw:polygon draw:style-name="gr3" draw:text-style-name="P3" draw:layer="layout" svg:width="0.111cm" svg:height="0.277cm" svg:x="1.354cm" svg:y="9.713cm" svg:viewBox="0 0 112 278" draw:points="76,262 112,268 112,273 112,278 0,278 0,273 0,268 36,262 36,139 36,16 0,11 0,5 0,0 112,0 112,5 112,11 76,16 76,139">
          <text:p/>
        </draw:polygon>
        <draw:path draw:style-name="gr12" draw:text-style-name="P2" draw:layer="layout" svg:width="1.891cm" svg:height="1.175cm" svg:x="-0.083cm" svg:y="10.699cm" svg:viewBox="0 0 1892 1176" svg:d="M0 96c0-53 43-96 96-96h1701c52 0 95 43 95 96v985c0 52-43 95-95 95h-1701c-53 0-96-43-96-95z">
          <text:p/>
        </draw:path>
        <draw:path draw:style-name="gr3" draw:text-style-name="P3" draw:layer="layout" svg:width="0.207cm" svg:height="0.278cm" svg:x="0.126cm" svg:y="11.093cm" svg:viewBox="0 0 208 279" svg:d="M76 151c57 4 90-14 90-68s-33-67-90-63v65zM208 83c-1 71-55 93-132 88v46 46l44 6v5 5h-116v-5-5l32-6v-124-122l-36-5v-5-6c95 1 210-17 208 82z">
          <text:p/>
        </draw:path>
        <draw:path draw:style-name="gr3" draw:text-style-name="P3" draw:layer="layout" svg:width="0.202cm" svg:height="0.294cm" svg:x="0.354cm" svg:y="11.077cm" svg:viewBox="0 0 203 295" svg:d="M144 154c3-44-50-36-82-29v78 78l27 5v5 4h-85v-4-5l24-5v-134-133l-28-4v-5-5h62l-1 116c37-26 118-37 118 36v65 64c8 4 27-1 23 14h-84v-4-5l26-5v-63z">
          <text:p/>
        </draw:path>
        <draw:path draw:style-name="gr3" draw:text-style-name="P3" draw:layer="layout" svg:width="0.168cm" svg:height="0.202cm" svg:x="0.575cm" svg:y="11.172cm" svg:viewBox="0 0 169 203" svg:d="M25 7c48-12 120-17 120 45v66 67c9 4 28-3 24 14h-53l-4-21c-27 37-122 37-111-34-2-59 54-59 110-60 4-42-6-82-50-66-7 3-14 5-19 7-4 9 0 27-17 24v-21zM36 143c0 49 49 39 75 26v-35-35c-40 2-75-1-75 44z">
          <text:p/>
        </draw:path>
        <draw:path draw:style-name="gr3" draw:text-style-name="P3" draw:layer="layout" svg:width="0.131cm" svg:height="0.204cm" svg:x="0.766cm" svg:y="11.172cm" svg:viewBox="0 0 132 205" svg:d="M30 46c8 58 102 27 102 100 0 66-82 67-132 48v-23-24c23 0 10 34 36 37 41 22 92-31 48-59-31-21-84-15-84-70 0-59 68-62 118-49v22 21c-22 1-9-30-34-30-24-8-58-1-54 27z">
          <text:p/>
        </draw:path>
        <draw:path draw:style-name="gr3" draw:text-style-name="P3" draw:layer="layout" svg:width="0.157cm" svg:height="0.205cm" svg:x="0.929cm" svg:y="11.171cm" svg:viewBox="0 0 158 206" svg:d="M82 0c59 0 79 39 75 103h-119c-10 71 44 95 112 75v6 5c-15 10-38 17-62 17-64 0-88-39-88-105-1-63 26-101 82-101zM122 86c14-67-68-96-82-28-1 8-2 18-2 28z">
          <text:p/>
        </draw:path>
        <draw:polygon draw:style-name="gr3" draw:text-style-name="P3" draw:layer="layout" svg:width="0.11cm" svg:height="0.277cm" svg:x="1.221cm" svg:y="11.094cm" svg:viewBox="0 0 111 278" draw:points="76,262 111,268 111,273 111,278 0,278 0,273 0,268 35,262 35,139 35,16 0,11 0,6 0,0 111,0 111,6 111,11 76,16 76,139">
          <text:p/>
        </draw:polygon>
        <draw:polygon draw:style-name="gr3" draw:text-style-name="P3" draw:layer="layout" svg:width="0.11cm" svg:height="0.277cm" svg:x="1.361cm" svg:y="11.094cm" svg:viewBox="0 0 111 278" draw:points="76,262 111,268 111,273 111,278 0,278 0,273 0,268 36,262 36,139 36,16 0,11 0,6 0,0 111,0 111,6 111,11 76,16 76,139">
          <text:p/>
        </draw:polygon>
        <draw:polygon draw:style-name="gr3" draw:text-style-name="P3" draw:layer="layout" svg:width="0.11cm" svg:height="0.277cm" svg:x="1.501cm" svg:y="11.094cm" svg:viewBox="0 0 111 278" draw:points="75,262 111,268 111,273 111,278 0,278 0,273 0,268 35,262 35,139 35,16 0,11 0,6 0,0 111,0 111,6 111,11 75,16 75,139">
          <text:p/>
        </draw:polygon>
        <draw:path draw:style-name="gr3" draw:text-style-name="P3" draw:layer="layout" svg:width="0.257cm" svg:height="0.363cm" svg:x="1.955cm" svg:y="11.095cm" svg:viewBox="0 0 258 364" svg:d="M258 128l-1 6c-36 4-52 13-73 32l-55 48 33 82c8 18 15 32 29 32 16 0 28-24 40-40l8 7c-6 11-32 69-69 69-24 0-35-29-41-44l-33-78-31 26-23 90h-42l80-316c1-3 1-8 1-11 0-6-4-11-17-11-5 0-10 0-14 0l-2-6 84-14-60 244 90-81c5-5 11-11 11-19 0-6-9-10-14-10h-6l1-6z">
          <text:p/>
        </draw:path>
        <draw:polygon draw:style-name="gr4" draw:text-style-name="P4" draw:layer="layout" svg:width="4.111cm" svg:height="0.81cm" svg:x="6.899cm" svg:y="12.604cm" svg:viewBox="0 0 4112 811" draw:points="0,0 4112,0 4112,811 0,811">
          <text:p/>
        </draw:polygon>
        <draw:path draw:style-name="gr3" draw:text-style-name="P3" draw:layer="layout" svg:width="0.411cm" svg:height="0.525cm" svg:x="6.929cm" svg:y="12.763cm" svg:viewBox="0 0 412 526" svg:d="M412 372l-27 154h-385l202-261-189-265h385v130h-14c-12-71-31-97-100-97h-167l152 203-174 224h214c57 0 76-35 87-88z">
          <text:p/>
        </draw:path>
        <draw:path draw:style-name="gr3" draw:text-style-name="P3" draw:layer="layout" svg:width="0.314cm" svg:height="0.238cm" svg:x="7.383cm" svg:y="12.665cm" svg:viewBox="0 0 315 239" svg:d="M315 0v6h-9c-27 0-35 9-38 24l-52 209h-10l-100-192h-1l-40 163c0 3 0 6 0 11 0 7 5 13 27 13h6l-1 5h-97l2-5h6c28 0 36-11 40-24l46-185c-8-16-24-19-34-19h-8l2-6h73l86 170h1l37-140c0-5 1-7 1-10 0-8-6-14-28-14h-8l1-6z">
          <text:p/>
        </draw:path>
        <draw:polygon draw:style-name="gr3" draw:text-style-name="P3" draw:layer="layout" svg:width="0.203cm" svg:height="0.023cm" svg:x="7.721cm" svg:y="12.8cm" svg:viewBox="0 0 204 24" draw:points="204,24 0,24 0,0 204,0">
          <text:p/>
        </draw:polygon>
        <draw:path draw:style-name="gr3" draw:text-style-name="P3" draw:layer="layout" svg:width="0.103cm" svg:height="0.246cm" svg:x="7.988cm" svg:y="12.657cm" svg:viewBox="0 0 104 247" svg:d="M104 247h-101v-5c27-2 35-10 35-30v-164c0-11-3-17-11-17-3 0-10 1-16 5l-11 3v-5l65-34 3 1v219c0 16 8 22 36 22z">
          <text:p/>
        </draw:path>
        <draw:path draw:style-name="gr3" draw:text-style-name="P3" draw:layer="layout" svg:width="0.141cm" svg:height="0.292cm" svg:x="7.364cm" svg:y="13.084cm" svg:viewBox="0 0 142 293" svg:d="M142 17c0 10-8 18-17 18-11 0-18-8-18-18 0-8 7-17 18-17 9 0 17 9 17 17zM134 63l-39 157c-8 32-27 73-68 73-19 0-27-11-27-22 0-8 5-19 17-19 7 0 13 6 13 14 0 6-6 6-6 12 0 2 1 4 3 4 18 0 31-27 39-62l33-135c0-3-3-8-11-8-3 0-8 2-9 2l-2-5z">
          <text:p/>
        </draw:path>
        <draw:path draw:style-name="gr3" draw:text-style-name="P3" draw:layer="layout" svg:width="0.214cm" svg:height="0.097cm" svg:x="7.529cm" svg:y="13.168cm" svg:viewBox="0 0 215 98" svg:d="M215 24h-215v-24h215zM215 98h-215v-24h215z">
          <text:p/>
        </draw:path>
        <draw:path draw:style-name="gr3" draw:text-style-name="P3" draw:layer="layout" svg:width="0.165cm" svg:height="0.253cm" svg:x="7.77cm" svg:y="13.061cm" svg:viewBox="0 0 166 254" svg:d="M166 127c0 63-23 127-82 127-63 0-84-68-84-130 0-63 26-124 85-124 48 0 81 53 81 127zM131 129c0-76-17-119-49-119-31 0-47 43-47 117s16 117 49 117c30 0 47-43 47-115z">
          <text:p/>
        </draw:path>
        <draw:path draw:style-name="gr3" draw:text-style-name="P3" draw:layer="layout" svg:width="0.225cm" svg:height="0.349cm" svg:x="8.291cm" svg:y="12.811cm" svg:viewBox="0 0 226 350" svg:d="M220 290l6 6c-14 17-39 54-68 54-9 0-21-5-21-21 0-6 0-14 34-139 0-3 3-16 3-22 0-11-3-19-13-19-20 0-53 44-69 68-19 27-33 54-35 65l-17 63h-40l78-310c1-2 1-4 1-5 0-8-4-13-15-13-5 0-12 2-15 2l-1-7 82-12-57 214h2c28-30 65-98 113-98 21 0 29 19 29 36 0 11-3 22-6 33l-29 120c-2 2-2 4-2 5 0 3 2 7 7 7 11 0 25-18 33-27z">
          <text:p/>
        </draw:path>
        <draw:path draw:style-name="gr3" draw:text-style-name="P3" draw:layer="layout" svg:width="0.189cm" svg:height="0.224cm" svg:x="8.543cm" svg:y="13.076cm" svg:viewBox="0 0 190 225" svg:d="M190 0l-31 124c-2 6-4 11-4 14s4 5 7 5c9 0 17-10 20-18l7 2c-7 16-30 39-48 39-11 0-16-4-16-15 0-10 7-34 13-62-35 54-54 69-71 69-5 0-13-4-15-9-12 53-16 66-24 76h-28c5-8 13-21 17-44l46-181h29l-25 109c-2 3-2 7-2 10 0 9 5 16 19 16 19 0 65-78 71-108l7-27z">
          <text:p/>
        </draw:path>
        <draw:path draw:style-name="gr3" draw:text-style-name="P3" draw:layer="layout" svg:width="0.131cm" svg:height="0.44cm" svg:x="8.82cm" svg:y="12.806cm" svg:viewBox="0 0 132 441" svg:d="M132 433l-6 8c-81-46-126-134-126-221 0-96 45-171 128-220l4 8c-71 62-87 109-87 210 0 96 16 154 87 215z">
          <text:p/>
        </draw:path>
        <draw:path draw:style-name="gr3" draw:text-style-name="P3" draw:layer="layout" svg:width="0.2cm" svg:height="0.412cm" svg:x="8.959cm" svg:y="12.838cm" svg:viewBox="0 0 201 413" svg:d="M201 25c0 13-11 24-25 24s-24-11-24-24 10-25 24-25 25 12 25 25zM190 89l-56 220c-11 46-42 104-97 104-27 0-37-16-37-30 0-12 7-27 24-27 10 0 18 8 18 19 0 8-8 10-8 18 0 1 3 4 4 4 24 0 42-38 54-88l48-187c0-6-6-13-17-13-4 0-10 2-13 3l-2-8z">
          <text:p/>
        </draw:path>
        <draw:path draw:style-name="gr3" draw:text-style-name="P3" draw:layer="layout" svg:width="0.132cm" svg:height="0.44cm" svg:x="9.183cm" svg:y="12.806cm" svg:viewBox="0 0 133 441" svg:d="M0 8l5-8c80 47 128 133 128 222 0 96-46 169-128 219l-5-8c74-61 89-110 89-210 0-96-13-156-89-215z">
          <text:p/>
        </draw:path>
        <draw:path draw:style-name="gr3" draw:text-style-name="P3" draw:layer="layout" svg:width="0.536cm" svg:height="0.344cm" svg:x="9.371cm" svg:y="12.819cm" svg:viewBox="0 0 537 345" svg:d="M537 0l-1 8c-35 1-58 22-70 39l-226 298h-14v-229h-6l-153 229h-16v-295c0-28-16-42-47-42h-4l1-8h150l-1 8h-5c-19 0-38 0-38 36v195h1l118-171v-32c0-16-11-28-43-28h-5l3-8h147l-2 8h-10c-31 0-36 19-36 36v204h3l143-191c9-11 21-27 21-37 0-8-7-12-27-12h-10l2-8z">
          <text:p/>
        </draw:path>
        <draw:path draw:style-name="gr3" draw:text-style-name="P3" draw:layer="layout" svg:width="0.132cm" svg:height="0.44cm" svg:x="9.932cm" svg:y="12.806cm" svg:viewBox="0 0 133 441" svg:d="M133 433l-6 8c-84-46-127-134-127-221 0-96 45-171 128-220l5 8c-72 62-90 109-90 210 0 96 16 154 90 215z">
          <text:p/>
        </draw:path>
        <draw:path draw:style-name="gr3" draw:text-style-name="P3" draw:layer="layout" svg:width="0.174cm" svg:height="0.233cm" svg:x="10.106cm" svg:y="12.927cm" svg:viewBox="0 0 175 234" svg:d="M175 0l-13 77h-7c0-34-18-62-48-62-13 0-26 8-26 30 0 29 69 75 69 124 0 32-24 65-69 65-18 0-51-11-58-11-4 0-9 3-16 11h-7l12-79h8c0 31 21 66 55 66 30 0 37-25 37-46 0-43-68-68-68-119 0-40 31-56 60-56 22 0 33 12 47 12 7 0 11-5 16-12z">
          <text:p/>
        </draw:path>
        <draw:path draw:style-name="gr3" draw:text-style-name="P3" draw:layer="layout" svg:width="0.089cm" svg:height="0.211cm" svg:x="10.32cm" svg:y="13.025cm" svg:viewBox="0 0 90 212" svg:d="M90 48l-3 14h-26l-28 117c0 1-2 3-2 5 0 1 2 3 6 3 0 0 8 0 23-18l4 3c-9 12-27 40-50 40-11 0-14-9-14-19 0-5 1-9 1-14l32-117h-30l3-11c28-5 50-19 65-51h4l-11 48z">
          <text:p/>
        </draw:path>
        <draw:polygon draw:style-name="gr3" draw:text-style-name="P3" draw:layer="layout" svg:width="0.034cm" svg:height="0.452cm" svg:x="10.537cm" svg:y="12.8cm" svg:viewBox="0 0 35 453" draw:points="35,453 0,453 0,0 35,0">
          <text:p/>
        </draw:polygon>
        <draw:path draw:style-name="gr3" draw:text-style-name="P3" draw:layer="layout" svg:width="0.2cm" svg:height="0.412cm" svg:x="10.628cm" svg:y="12.838cm" svg:viewBox="0 0 201 413" svg:d="M201 25c0 13-11 24-24 24-16 0-25-11-25-24s9-25 25-25c13 0 24 12 24 25zM191 89l-57 220c-11 46-40 104-96 104-27 0-38-16-38-30 0-12 6-27 25-27 10 0 18 8 18 19 0 8-8 10-8 18 0 1 1 4 5 4 23 0 42-38 54-88l47-187c0-6-5-13-16-13-5 0-10 2-15 3l-1-8z">
          <text:p/>
        </draw:path>
        <draw:path draw:style-name="gr3" draw:text-style-name="P3" draw:layer="layout" svg:width="0.132cm" svg:height="0.44cm" svg:x="10.853cm" svg:y="12.806cm" svg:viewBox="0 0 133 441" svg:d="M0 8l7-8c77 47 126 133 126 222 0 96-46 169-128 219l-5-8c73-61 89-110 89-210 0-96-14-156-89-215z">
          <text:p/>
        </draw:path>
        <draw:frame draw:style-name="gr14" draw:text-style-name="P9" draw:layer="layout" svg:width="0.422cm" svg:height="0.424cm" svg:x="8.82cm" svg:y="2.443cm">
          <draw:text-box>
            <text:p text:style-name="P8"><text:span text:style-name="T1">+</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5.663cm" fo:page-height="13.47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4-05-20T01:48:41.181502992</dc:date>
    <meta:editing-duration>PT2M</meta:editing-duration>
    <meta:editing-cycles>1</meta:editing-cycles>
    <meta:document-statistic meta:object-count="465"/>
    <meta:generator>LibreOffice/6.4.7.2$Linux_X86_64 LibreOffice_project/40$Build-2</meta:generator>
  </office:meta>
</office:document-meta>
</file>